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2" style:family="paragraph" style:parent-style-name="Standard">
      <style:paragraph-properties fo:break-before="page"/>
      <style:text-properties officeooo:paragraph-rsid="0088de97"/>
    </style:style>
    <style:style style:name="P3" style:family="paragraph" style:parent-style-name="Standard">
      <style:paragraph-properties fo:text-align="center" style:justify-single-word="false"/>
      <style:text-properties style:font-name="Bitstream Vera Sans" fo:font-size="22pt" style:font-size-asian="22pt" style:font-size-complex="22pt"/>
    </style:style>
    <style:style style:name="P4" style:family="paragraph" style:parent-style-name="Standard">
      <style:paragraph-properties fo:text-align="center" style:justify-single-word="false"/>
      <style:text-properties style:font-name="Bitstream Vera Sans" fo:font-size="16pt" style:font-size-asian="16pt" style:font-size-complex="16pt"/>
    </style:style>
    <style:style style:name="P5" style:family="paragraph" style:parent-style-name="Standard">
      <style:text-properties officeooo:rsid="0096be12" officeooo:paragraph-rsid="0096be12"/>
    </style:style>
    <style:style style:name="P6" style:family="paragraph" style:parent-style-name="Standard">
      <style:text-properties officeooo:rsid="0096be12" officeooo:paragraph-rsid="009fdaed"/>
    </style:style>
    <style:style style:name="P7" style:family="paragraph" style:parent-style-name="Standard">
      <style:text-properties officeooo:rsid="009825b0" officeooo:paragraph-rsid="009825b0"/>
    </style:style>
    <style:style style:name="P8" style:family="paragraph" style:parent-style-name="Standard">
      <style:text-properties officeooo:rsid="0099f02d" officeooo:paragraph-rsid="0099f02d"/>
    </style:style>
    <style:style style:name="P9" style:family="paragraph" style:parent-style-name="Standard">
      <style:text-properties officeooo:rsid="00a02b4d" officeooo:paragraph-rsid="009fdaed"/>
    </style:style>
    <style:style style:name="P10" style:family="paragraph" style:parent-style-name="Standard">
      <style:text-properties officeooo:rsid="00a02b4d" officeooo:paragraph-rsid="00a02b4d"/>
    </style:style>
    <style:style style:name="P11" style:family="paragraph" style:parent-style-name="Standard">
      <style:text-properties officeooo:rsid="008e15da" officeooo:paragraph-rsid="00900e54"/>
    </style:style>
    <style:style style:name="P12" style:family="paragraph" style:parent-style-name="Standard">
      <style:text-properties officeooo:rsid="008e15da" officeooo:paragraph-rsid="00c10b36"/>
    </style:style>
    <style:style style:name="P13" style:family="paragraph" style:parent-style-name="Standard">
      <style:text-properties officeooo:rsid="00b2cae4" officeooo:paragraph-rsid="00b74891"/>
    </style:style>
    <style:style style:name="P14" style:family="paragraph" style:parent-style-name="Standard">
      <style:text-properties officeooo:rsid="00b2cae4" officeooo:paragraph-rsid="00bab552"/>
    </style:style>
    <style:style style:name="P15" style:family="paragraph" style:parent-style-name="Standard">
      <style:text-properties officeooo:rsid="00b2cae4" officeooo:paragraph-rsid="00e168e9"/>
    </style:style>
    <style:style style:name="P16" style:family="paragraph" style:parent-style-name="Standard">
      <style:text-properties officeooo:rsid="00c2cbeb" officeooo:paragraph-rsid="00c10b36"/>
    </style:style>
    <style:style style:name="P17" style:family="paragraph" style:parent-style-name="Standard">
      <style:text-properties officeooo:rsid="00b12f2f" officeooo:paragraph-rsid="00900e54"/>
    </style:style>
    <style:style style:name="P18" style:family="paragraph" style:parent-style-name="Standard">
      <style:text-properties officeooo:rsid="00cbf75c" officeooo:paragraph-rsid="00cbf75c"/>
    </style:style>
    <style:style style:name="P19" style:family="paragraph" style:parent-style-name="Standard">
      <style:text-properties officeooo:rsid="00cf0e0c" officeooo:paragraph-rsid="00cf0e0c"/>
    </style:style>
    <style:style style:name="P20" style:family="paragraph" style:parent-style-name="Standard">
      <style:text-properties officeooo:rsid="00d0abd7" officeooo:paragraph-rsid="00d0abd7"/>
    </style:style>
    <style:style style:name="P21" style:family="paragraph" style:parent-style-name="Standard">
      <style:text-properties officeooo:rsid="00e4e231" officeooo:paragraph-rsid="00e4e231"/>
    </style:style>
    <style:style style:name="P22" style:family="paragraph" style:parent-style-name="Standard">
      <style:text-properties officeooo:rsid="00e8d90c" officeooo:paragraph-rsid="00ead72f"/>
    </style:style>
    <style:style style:name="P23" style:family="paragraph" style:parent-style-name="Standard">
      <style:text-properties officeooo:rsid="00eb1761" officeooo:paragraph-rsid="00ead72f"/>
    </style:style>
    <style:style style:name="P24" style:family="paragraph" style:parent-style-name="Standard">
      <style:text-properties officeooo:rsid="00f1f3fd" officeooo:paragraph-rsid="00f031a7"/>
    </style:style>
    <style:style style:name="P25" style:family="paragraph" style:parent-style-name="Standard">
      <style:text-properties officeooo:rsid="00f1f3fd" officeooo:paragraph-rsid="00f1f3fd"/>
    </style:style>
    <style:style style:name="P26" style:family="paragraph" style:parent-style-name="Standard">
      <style:text-properties officeooo:rsid="00f8c8fe" officeooo:paragraph-rsid="00f83233"/>
    </style:style>
    <style:style style:name="P27" style:family="paragraph" style:parent-style-name="Standard">
      <style:text-properties officeooo:rsid="00ff69f8" officeooo:paragraph-rsid="00ff69f8"/>
    </style:style>
    <style:style style:name="P28" style:family="paragraph" style:parent-style-name="Standard" style:master-page-name="">
      <style:paragraph-properties fo:orphans="0" fo:widows="0" style:page-number="auto"/>
    </style:style>
    <style:style style:name="P29" style:family="paragraph" style:parent-style-name="CodeBlock">
      <style:text-properties officeooo:rsid="0062d6b7" officeooo:paragraph-rsid="009825b0"/>
    </style:style>
    <style:style style:name="P30" style:family="paragraph" style:parent-style-name="CodeBlock">
      <style:text-properties officeooo:rsid="0096be12" officeooo:paragraph-rsid="009825b0"/>
    </style:style>
    <style:style style:name="P31" style:family="paragraph" style:parent-style-name="CodeBlock">
      <style:text-properties officeooo:paragraph-rsid="009a1dd9"/>
    </style:style>
    <style:style style:name="P32" style:family="paragraph" style:parent-style-name="CodeBlock">
      <style:text-properties officeooo:paragraph-rsid="009b6bef"/>
    </style:style>
    <style:style style:name="P33" style:family="paragraph" style:parent-style-name="CodeBlock">
      <style:text-properties officeooo:paragraph-rsid="009fdaed"/>
    </style:style>
    <style:style style:name="P34" style:family="paragraph" style:parent-style-name="CodeBlock">
      <style:text-properties officeooo:rsid="0099f02d"/>
    </style:style>
    <style:style style:name="P35" style:family="paragraph" style:parent-style-name="CodeBlock">
      <style:text-properties officeooo:rsid="009e77f6"/>
    </style:style>
    <style:style style:name="P36" style:family="paragraph" style:parent-style-name="CodeBlock">
      <style:text-properties officeooo:paragraph-rsid="00b74891"/>
    </style:style>
    <style:style style:name="P37" style:family="paragraph" style:parent-style-name="CodeBlock">
      <style:text-properties officeooo:paragraph-rsid="00d0abd7"/>
    </style:style>
    <style:style style:name="P38" style:family="paragraph" style:parent-style-name="CodeBlock">
      <style:text-properties officeooo:paragraph-rsid="00d1337d"/>
    </style:style>
    <style:style style:name="P39" style:family="paragraph" style:parent-style-name="CodeBlock">
      <style:text-properties officeooo:paragraph-rsid="00d2ce67"/>
    </style:style>
    <style:style style:name="P40" style:family="paragraph" style:parent-style-name="CodeBlock">
      <style:text-properties officeooo:paragraph-rsid="00d6bfdb"/>
    </style:style>
    <style:style style:name="P41" style:family="paragraph" style:parent-style-name="CodeBlock">
      <style:text-properties officeooo:paragraph-rsid="00fa1381"/>
    </style:style>
    <style:style style:name="P42" style:family="paragraph" style:parent-style-name="CodeBlock">
      <style:text-properties officeooo:paragraph-rsid="00fad4e8"/>
    </style:style>
    <style:style style:name="P43" style:family="paragraph" style:parent-style-name="CodeBlock">
      <style:text-properties officeooo:paragraph-rsid="00fc4bde"/>
    </style:style>
    <style:style style:name="P44" style:family="paragraph" style:parent-style-name="CodeBlock">
      <style:text-properties officeooo:rsid="00d0abd7"/>
    </style:style>
    <style:style style:name="P45" style:family="paragraph" style:parent-style-name="CodeBlock">
      <style:text-properties officeooo:rsid="00d1337d"/>
    </style:style>
    <style:style style:name="P46" style:family="paragraph" style:parent-style-name="CodeBlock">
      <style:text-properties officeooo:rsid="00d1337d" officeooo:paragraph-rsid="00d6bfdb"/>
    </style:style>
    <style:style style:name="P47" style:family="paragraph" style:parent-style-name="CodeBlock">
      <style:text-properties officeooo:rsid="00d1337d" officeooo:paragraph-rsid="00d53ffa"/>
    </style:style>
    <style:style style:name="P48" style:family="paragraph" style:parent-style-name="CodeBlock">
      <style:text-properties officeooo:rsid="00e4e231" officeooo:paragraph-rsid="00e4e231"/>
    </style:style>
    <style:style style:name="P49" style:family="paragraph" style:parent-style-name="CodeBlock">
      <style:text-properties officeooo:rsid="00ead72f"/>
    </style:style>
    <style:style style:name="P50" style:family="paragraph" style:parent-style-name="CodeBlock">
      <style:text-properties officeooo:rsid="00f1f3fd"/>
    </style:style>
    <style:style style:name="P51" style:family="paragraph" style:parent-style-name="CodeBlock">
      <style:text-properties officeooo:rsid="00fa1381" officeooo:paragraph-rsid="00fc4bde"/>
    </style:style>
    <style:style style:name="P52" style:family="paragraph" style:parent-style-name="CodeBlock">
      <style:text-properties officeooo:paragraph-rsid="010c4298"/>
    </style:style>
    <style:style style:name="P53" style:family="paragraph" style:parent-style-name="CodeBlock">
      <style:text-properties officeooo:paragraph-rsid="0115d4da"/>
    </style:style>
    <style:style style:name="P54" style:family="paragraph" style:parent-style-name="Tight_20_CodeBlock">
      <style:text-properties officeooo:paragraph-rsid="00a55a99"/>
    </style:style>
    <style:style style:name="P55" style:family="paragraph" style:parent-style-name="Tight_20_CodeBlock">
      <style:text-properties officeooo:paragraph-rsid="0115d4da"/>
    </style:style>
    <style:style style:name="P56" style:family="paragraph" style:parent-style-name="Standard" style:list-style-name="L1">
      <style:text-properties officeooo:paragraph-rsid="00b74891"/>
    </style:style>
    <style:style style:name="P57" style:family="paragraph" style:parent-style-name="Standard" style:list-style-name="L2">
      <style:text-properties officeooo:rsid="00ff69f8" officeooo:paragraph-rsid="00ff69f8"/>
    </style:style>
    <style:style style:name="P58" style:family="paragraph" style:parent-style-name="Heading_20_2">
      <style:text-properties officeooo:rsid="008b7ac0" officeooo:paragraph-rsid="008b7ac0"/>
    </style:style>
    <style:style style:name="P59" style:family="paragraph" style:parent-style-name="Heading_20_2">
      <style:text-properties officeooo:rsid="00964b6c"/>
    </style:style>
    <style:style style:name="P60" style:family="paragraph" style:parent-style-name="Heading_20_2">
      <style:text-properties officeooo:rsid="00ac9b4b"/>
    </style:style>
    <style:style style:name="P61" style:family="paragraph" style:parent-style-name="Heading_20_2">
      <style:text-properties officeooo:rsid="00ff69f8"/>
    </style:style>
    <style:style style:name="P62" style:family="paragraph" style:parent-style-name="Text_20_body" style:list-style-name="L1"/>
    <style:style style:name="T1" style:family="text">
      <style:text-properties officeooo:rsid="00879717"/>
    </style:style>
    <style:style style:name="T2" style:family="text">
      <style:text-properties officeooo:rsid="0088de97"/>
    </style:style>
    <style:style style:name="T3" style:family="text">
      <style:text-properties officeooo:rsid="0089c789"/>
    </style:style>
    <style:style style:name="T4" style:family="text">
      <style:text-properties officeooo:rsid="008b7ac0"/>
    </style:style>
    <style:style style:name="T5" style:family="text">
      <style:text-properties officeooo:rsid="008e15da"/>
    </style:style>
    <style:style style:name="T6" style:family="text">
      <style:text-properties officeooo:rsid="00908fe7"/>
    </style:style>
    <style:style style:name="T7" style:family="text">
      <style:text-properties officeooo:rsid="0091acd4"/>
    </style:style>
    <style:style style:name="T8" style:family="text">
      <style:text-properties officeooo:rsid="0093199a"/>
    </style:style>
    <style:style style:name="T9" style:family="text">
      <style:text-properties officeooo:rsid="0094be24"/>
    </style:style>
    <style:style style:name="T10" style:family="text">
      <style:text-properties officeooo:rsid="00964b6c"/>
    </style:style>
    <style:style style:name="T11" style:family="text">
      <style:text-properties officeooo:rsid="0096be12"/>
    </style:style>
    <style:style style:name="T12" style:family="text">
      <style:text-properties officeooo:rsid="009825b0"/>
    </style:style>
    <style:style style:name="T13" style:family="text">
      <style:text-properties officeooo:rsid="0099f02d"/>
    </style:style>
    <style:style style:name="T14" style:family="text">
      <style:text-properties officeooo:rsid="009b6bef"/>
    </style:style>
    <style:style style:name="T15" style:family="text">
      <style:text-properties officeooo:rsid="009cd406"/>
    </style:style>
    <style:style style:name="T16" style:family="text">
      <style:text-properties officeooo:rsid="009e77f6"/>
    </style:style>
    <style:style style:name="T17" style:family="text">
      <style:text-properties officeooo:rsid="009fdaed"/>
    </style:style>
    <style:style style:name="T18" style:family="text">
      <style:text-properties officeooo:rsid="00a02b4d"/>
    </style:style>
    <style:style style:name="T19" style:family="text">
      <style:text-properties officeooo:rsid="00a11572"/>
    </style:style>
    <style:style style:name="T20" style:family="text">
      <style:text-properties fo:font-size="9pt" officeooo:rsid="00a02b4d" style:font-size-asian="9pt" style:font-size-complex="9pt"/>
    </style:style>
    <style:style style:name="T21" style:family="text">
      <style:text-properties officeooo:rsid="00a40484"/>
    </style:style>
    <style:style style:name="T22" style:family="text">
      <style:text-properties officeooo:rsid="00a75773"/>
    </style:style>
    <style:style style:name="T23" style:family="text">
      <style:text-properties officeooo:rsid="00aa763a"/>
    </style:style>
    <style:style style:name="T24" style:family="text">
      <style:text-properties officeooo:rsid="00aad7e3"/>
    </style:style>
    <style:style style:name="T25" style:family="text">
      <style:text-properties officeooo:rsid="00ac9b4b"/>
    </style:style>
    <style:style style:name="T26" style:family="text">
      <style:text-properties officeooo:rsid="00b0a9dc"/>
    </style:style>
    <style:style style:name="T27" style:family="text">
      <style:text-properties officeooo:rsid="00b12f2f"/>
    </style:style>
    <style:style style:name="T28" style:family="text">
      <style:text-properties officeooo:rsid="00b2cae4"/>
    </style:style>
    <style:style style:name="T29" style:family="text">
      <style:text-properties officeooo:rsid="00b3efcb"/>
    </style:style>
    <style:style style:name="T30" style:family="text">
      <style:text-properties officeooo:rsid="00b74891"/>
    </style:style>
    <style:style style:name="T31" style:family="text">
      <style:text-properties officeooo:rsid="00b8cab3"/>
    </style:style>
    <style:style style:name="T32" style:family="text">
      <style:text-properties officeooo:rsid="00c10b36"/>
    </style:style>
    <style:style style:name="T33" style:family="text">
      <style:text-properties officeooo:rsid="00c2cbeb"/>
    </style:style>
    <style:style style:name="T34" style:family="text">
      <style:text-properties officeooo:rsid="00c765f7"/>
    </style:style>
    <style:style style:name="T35" style:family="text">
      <style:text-properties officeooo:rsid="00c94e60"/>
    </style:style>
    <style:style style:name="T36" style:family="text">
      <style:text-properties officeooo:rsid="00cbf75c"/>
    </style:style>
    <style:style style:name="T37" style:family="text">
      <style:text-properties officeooo:rsid="00cf0e0c"/>
    </style:style>
    <style:style style:name="T38" style:family="text">
      <style:text-properties officeooo:rsid="00d0abd7"/>
    </style:style>
    <style:style style:name="T39" style:family="text">
      <style:text-properties officeooo:rsid="00d1337d"/>
    </style:style>
    <style:style style:name="T40" style:family="text">
      <style:text-properties officeooo:rsid="00d2f207"/>
    </style:style>
    <style:style style:name="T41" style:family="text">
      <style:text-properties officeooo:rsid="00d6bfdb"/>
    </style:style>
    <style:style style:name="T42" style:family="text">
      <style:text-properties officeooo:rsid="00d7cc53"/>
    </style:style>
    <style:style style:name="T43" style:family="text">
      <style:text-properties officeooo:rsid="00d7cfc0"/>
    </style:style>
    <style:style style:name="T44" style:family="text">
      <style:text-properties officeooo:rsid="00d8f1b6"/>
    </style:style>
    <style:style style:name="T45" style:family="text">
      <style:text-properties officeooo:rsid="00da81aa"/>
    </style:style>
    <style:style style:name="T46" style:family="text">
      <style:text-properties officeooo:rsid="00e168e9"/>
    </style:style>
    <style:style style:name="T47" style:family="text">
      <style:text-properties officeooo:rsid="00e2af6e"/>
    </style:style>
    <style:style style:name="T48" style:family="text">
      <style:text-properties officeooo:rsid="00e41ee8"/>
    </style:style>
    <style:style style:name="T49" style:family="text">
      <style:text-properties officeooo:rsid="00e592f0"/>
    </style:style>
    <style:style style:name="T50" style:family="text">
      <style:text-properties officeooo:rsid="00e71b3c"/>
    </style:style>
    <style:style style:name="T51" style:family="text">
      <style:text-properties officeooo:rsid="00e7ef2f"/>
    </style:style>
    <style:style style:name="T52" style:family="text">
      <style:text-properties officeooo:rsid="00e8d90c"/>
    </style:style>
    <style:style style:name="T53" style:family="text">
      <style:text-properties officeooo:rsid="00ead72f"/>
    </style:style>
    <style:style style:name="T54" style:family="text">
      <style:text-properties officeooo:rsid="00eb1761"/>
    </style:style>
    <style:style style:name="T55" style:family="text">
      <style:text-properties officeooo:rsid="00ec462f"/>
    </style:style>
    <style:style style:name="T56" style:family="text">
      <style:text-properties officeooo:rsid="00ed6fed"/>
    </style:style>
    <style:style style:name="T57" style:family="text">
      <style:text-properties officeooo:rsid="00ef654a"/>
    </style:style>
    <style:style style:name="T58" style:family="text">
      <style:text-properties officeooo:rsid="00f031a7"/>
    </style:style>
    <style:style style:name="T59" style:family="text">
      <style:text-properties officeooo:rsid="00f1f3fd"/>
    </style:style>
    <style:style style:name="T60" style:family="text">
      <style:text-properties officeooo:rsid="00f2db90"/>
    </style:style>
    <style:style style:name="T61" style:family="text">
      <style:text-properties officeooo:rsid="00f4bc1c"/>
    </style:style>
    <style:style style:name="T62" style:family="text">
      <style:text-properties officeooo:rsid="00f78fd6"/>
    </style:style>
    <style:style style:name="T63" style:family="text">
      <style:text-properties officeooo:rsid="00f83233"/>
    </style:style>
    <style:style style:name="T64" style:family="text">
      <style:text-properties officeooo:rsid="00f8c8fe"/>
    </style:style>
    <style:style style:name="T65" style:family="text">
      <style:text-properties officeooo:rsid="00fa1381"/>
    </style:style>
    <style:style style:name="T66" style:family="text">
      <style:text-properties officeooo:rsid="00fad4e8"/>
    </style:style>
    <style:style style:name="T67" style:family="text">
      <style:text-properties officeooo:rsid="00fc4bde"/>
    </style:style>
    <style:style style:name="T68" style:family="text">
      <style:text-properties officeooo:rsid="00ff69f8"/>
    </style:style>
    <style:style style:name="T69" style:family="text">
      <style:text-properties officeooo:rsid="01001f1b"/>
    </style:style>
    <style:style style:name="T70" style:family="text">
      <style:text-properties officeooo:rsid="0100f4a8"/>
    </style:style>
    <style:style style:name="T71" style:family="text">
      <style:text-properties officeooo:rsid="01017816"/>
    </style:style>
    <style:style style:name="T72" style:family="text">
      <style:text-properties officeooo:rsid="0102cc71"/>
    </style:style>
    <style:style style:name="T73" style:family="text">
      <style:text-properties officeooo:rsid="01037830"/>
    </style:style>
    <style:style style:name="T74" style:family="text">
      <style:text-properties officeooo:rsid="0104c303"/>
    </style:style>
    <style:style style:name="T75" style:family="text">
      <style:text-properties officeooo:rsid="01067d72"/>
    </style:style>
    <style:style style:name="T76" style:family="text">
      <style:text-properties officeooo:rsid="010bd7ac"/>
    </style:style>
    <style:style style:name="T77" style:family="text">
      <style:text-properties officeooo:rsid="010c4298"/>
    </style:style>
    <style:style style:name="T78" style:family="text">
      <style:text-properties officeooo:rsid="0110158f"/>
    </style:style>
    <style:style style:name="T79" style:family="text">
      <style:text-properties officeooo:rsid="0113625b"/>
    </style:style>
    <style:style style:name="T80" style:family="text">
      <style:text-properties officeooo:rsid="0115d4da"/>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3472in" svg:y="10.302in" svg:width="0.8827in" svg:height="0.311in" draw:z-index="0">
        <draw:image xlink:href="Pictures/10000201000000580000001FCE58C672.png" xlink:type="simple" xlink:show="embed" xlink:actuate="onLoad"/>
      </draw:frame>
      <text:p text:style-name="P1"/>
      <text:p text:style-name="P3"/>
      <text:p text:style-name="P3"/>
      <text:p text:style-name="P3"/>
      <text:p text:style-name="P3"/>
      <text:p text:style-name="P3"/>
      <text:p text:style-name="P3"/>
      <text:p text:style-name="P3"/>
      <text:p text:style-name="P3"/>
      <text:p text:style-name="P3"/>
      <text:p text:style-name="P3"/>
      <text:p text:style-name="P3">Programming with Haiku</text:p>
      <text:p text:style-name="P4"/>
      <text:p text:style-name="P4">Lesson 1<text:span text:style-name="T1">9</text:span></text:p>
      <text:p text:style-name="P4"/>
      <text:p text:style-name="P4">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All material © 201<text:span text:style-name="T69">1</text:span> DarkWyrm</text:p>
      <text:p text:style-name="P2"><text:span text:style-name="T2">In our previous lesson we explored the Haiku scripting API and how it could be manipulated with the </text:span><text:span text:style-name="Code"><text:span text:style-name="T2">hey</text:span></text:span><text:span text:style-name="T2"> Terminal command. Now we will go deeper and get into the mechanics of using C++ for scripting.</text:span></text:p>
      <text:h text:style-name="P58" text:outline-level="2"><text:span text:style-name="T10">More About </text:span>Haiku Messaging</text:h>
      <text:p text:style-name="Text_20_body"><text:span text:style-name="T3">At first, </text:span><text:span text:style-name="T4">the thought of using C++ to manipulate </text:span><text:span text:style-name="T3">another program </text:span><text:span text:style-name="T4">via the scripting API might seem pointless, but there are reasons to do so. One of them is for the sheer power it affords. </text:span><text:span text:style-name="Code"><text:span text:style-name="T4">hey</text:span></text:span><text:span text:style-name="T4"> has its limits, the most significant </text:span><text:span text:style-name="T80">of which is </text:span><text:span text:style-name="T4">its inability to use the Execute command </text:span><text:span text:style-name="T5">and the need to escape certain kinds of data in order to get around the </text:span><text:span text:style-name="Code"><text:span text:style-name="T5">bash</text:span></text:span><text:span text:style-name="T5"> shell.</text:span><text:span text:style-name="T4"> Using C++ for scripting requires an understanding of the Haiku API's messaging classes that goes </text:span><text:span text:style-name="T10">a little further than </text:span><text:span text:style-name="T4">passing acquaintance, </text:span><text:span text:style-name="T70">but it confers the full power made available by the scripting interface.</text:span></text:p>
      <text:p text:style-name="Text_20_body"><text:span text:style-name="T7">Most GUI development doesn't involve much mucking around with the messaging classes because the API has been designed well. </text:span><text:span text:style-name="T70">The vast majority </text:span><text:span text:style-name="T9">of the time we're </text:span><text:span text:style-name="T7">responding to messages </text:span><text:span text:style-name="T9">and explicitly sending them only once in a while. Let's take a quick peek at the messaging classes which we'll use for scripting.</text:span></text:p>
      <text:p text:style-name="Text_20_body"><text:span text:style-name="T9">BHandler and BLooper do the grunt work for message handling. </text:span><text:span text:style-name="T8">BHandlers respond to messages. BLoopers receiv</text:span><text:span text:style-name="T80">e </text:span><text:span text:style-name="T71">a message </text:span><text:span text:style-name="T8">and pass </text:span><text:span text:style-name="T71">it</text:span><text:span text:style-name="T8"> through the list of attached BHandlers until one of them decides to do something with </text:span><text:span text:style-name="T71">it</text:span><text:span text:style-name="T8">, </text:span><text:span text:style-name="T9">but because the BLooper class is a subclass of BHandler, BLoopers can also respond to </text:span><text:span text:style-name="T71">a message</text:span><text:span text:style-name="T9">. Th</text:span><text:span text:style-name="T71">is happens most often when</text:span><text:span text:style-name="T9"> sending a message to a BWindow and its BView-based controls – BWindow is a subclass of BLooper and BView is a direct subclass of BHandler.</text:span></text:p>
      <text:p text:style-name="Text_20_body">BMessenger <text:span text:style-name="T10">is the means of transportation for all of these scripting messages getting sent around. It targets either a BLooper or BHandler, regardless of if its target is in your program or somewhere out there in the system, and provides a way to send messages to this target.</text:span></text:p>
      <text:h text:style-name="P59" text:outline-level="2">C++ Scripting</text:h>
      <text:p text:style-name="Text_20_body"><text:span text:style-name="T72">Scripting with C++ is not that different from </text:span><text:span text:style-name="T11">using </text:span><text:span text:style-name="Code"><text:span text:style-name="T11">hey</text:span></text:span><text:span text:style-name="T11">. More typing is needed, but the concepts are almost exactly the same: each </text:span><text:span text:style-name="Code"><text:span text:style-name="T11">hey</text:span></text:span><text:span text:style-name="T11"> command is a single message, the command is merely the BMessage's </text:span><text:span text:style-name="Code"><text:span text:style-name="T11">what</text:span></text:span><text:span text:style-name="T11"> property, and everything else is a specifier manipulated by BMessage's specifier-related methods.</text:span></text:p>
      <text:p text:style-name="Text_20_body">Let's start by translating a <text:span text:style-name="Code">hey</text:span> command – which has a more human-friendly interface – to C++. Here it is:</text:p>
      <text:p text:style-name="P5"/>
      <text:p text:style-name="P29">hey StyledEdit <text:span text:style-name="T12">g</text:span>et Title of Window <text:span text:style-name="T13">1</text:span></text:p>
      <text:p text:style-name="P30"/>
      <text:p text:style-name="Text_20_body"><text:span text:style-name="T72">This asks StyledEdit for the title of its first document window. </text:span>There are three pieces of data to use: the target, the scripting action, and the list of specifiers. Code to send this message looks like this:</text:p>
      <text:p text:style-name="P7"/>
      <text:p text:style-name="P53"><text:span text:style-name="comment1_5f_cpp"><text:span text:style-name="T13">#include &lt;Message.h&gt;</text:span></text:span></text:p>
      <text:p text:style-name="P53"><text:span text:style-name="comment1_5f_cpp"><text:span text:style-name="T13">#include &lt;Messenger.h&gt; </text:span></text:span></text:p>
      <text:p text:style-name="CodeBlock"><text:span text:style-name="comment1_5f_cpp"><text:span text:style-name="T13">#include &lt;String.h&gt; </text:span></text:span></text:p>
      <text:p text:style-name="P34"/>
      <text:p text:style-name="CodeBlock"><text:span text:style-name="comment1_5f_cpp"><text:span text:style-name="T13">#include &lt;stdio.h&gt; </text:span></text:span></text:p>
      <text:p text:style-name="P34"/>
      <text:p text:style-name="P34"/>
      <text:p text:style-name="CodeBlock"><text:span text:style-name="keyword3_5f_cpp"><text:span text:style-name="T13">int</text:span></text:span><text:span text:style-name="T13"> </text:span></text:p>
      <text:p text:style-name="CodeBlock"><text:soft-page-break/><text:span text:style-name="T13">main</text:span><text:span text:style-name="symbol0_5f_cpp"><text:span text:style-name="T13">(</text:span></text:span><text:span text:style-name="keyword3_5f_cpp"><text:span text:style-name="T13">void</text:span></text:span><text:span text:style-name="symbol0_5f_cpp"><text:span text:style-name="T13">)</text:span></text:span><text:span text:style-name="T13"> </text:span></text:p>
      <text:p text:style-name="CodeBlock"><text:span text:style-name="symbol0_5f_cpp"><text:span text:style-name="T13">{</text:span></text:span><text:span text:style-name="T13"> </text:span></text:p>
      <text:p text:style-name="CodeBlock"><text:span text:style-name="T13"><text:tab/>status_t status</text:span><text:span text:style-name="symbol4_5f_cpp"><text:span text:style-name="T13">;</text:span></text:span><text:span text:style-name="T13"> </text:span></text:p>
      <text:p text:style-name="P31"><text:span text:style-name="T13"><text:tab/></text:span><text:span text:style-name="comment0_5f_cpp"><text:span text:style-name="T13">// Point the messenger at the StyledEdit application. The status</text:span></text:span></text:p>
      <text:p text:style-name="P31"><text:span text:style-name="T13"><text:tab/></text:span><text:span text:style-name="comment0_5f_cpp"><text:span text:style-name="T13">// parameter is set to an error condition if StyledEdit is not</text:span></text:span></text:p>
      <text:p text:style-name="P31"><text:span text:style-name="T13"><text:tab/></text:span><text:span text:style-name="comment0_5f_cpp"><text:span text:style-name="T13">// running.</text:span></text:span></text:p>
      <text:p text:style-name="P32"><text:span text:style-name="T13"><text:tab/>BMessenger messenger</text:span><text:span text:style-name="symbol0_5f_cpp"><text:span text:style-name="T13">(</text:span></text:span><text:span text:style-name="string_5f_cpp"><text:span text:style-name="T13">"application/x-vnd.Haiku-StyledEdit"</text:span></text:span><text:span text:style-name="T13">, </text:span><text:span text:style-name="symbol2_5f_cpp"><text:span text:style-name="T13">-</text:span></text:span><text:span text:style-name="number_5f_cpp"><text:span text:style-name="T13">1</text:span></text:span><text:span text:style-name="T13">,</text:span></text:p>
      <text:p text:style-name="P32"><text:span text:style-name="T13"><text:tab/><text:tab/><text:tab/><text:tab/><text:tab/></text:span><text:span text:style-name="symbol3_5f_cpp"><text:span text:style-name="T13">&amp;</text:span></text:span><text:span text:style-name="T13">status</text:span><text:span text:style-name="symbol0_5f_cpp"><text:span text:style-name="T13">)</text:span></text:span><text:span text:style-name="symbol4_5f_cpp"><text:span text:style-name="T13">;</text:span></text:span><text:span text:style-name="T13"> </text:span></text:p>
      <text:p text:style-name="CodeBlock"><text:span text:style-name="T13"><text:tab/></text:span><text:span text:style-name="keyword0_5f_cpp"><text:span text:style-name="T13">if</text:span></text:span><text:span text:style-name="T13"> </text:span><text:span text:style-name="symbol0_5f_cpp"><text:span text:style-name="T13">(</text:span></text:span><text:span text:style-name="T13">status </text:span><text:span text:style-name="symbol1_5f_cpp"><text:span text:style-name="T13">==</text:span></text:span><text:span text:style-name="T13"> B_OK</text:span><text:span text:style-name="symbol0_5f_cpp"><text:span text:style-name="T13">)</text:span></text:span><text:span text:style-name="T13"> </text:span></text:p>
      <text:p text:style-name="CodeBlock"><text:span text:style-name="T13"><text:tab/></text:span><text:span text:style-name="symbol0_5f_cpp"><text:span text:style-name="T13">{</text:span></text:span><text:span text:style-name="T13"> </text:span></text:p>
      <text:p text:style-name="CodeBlock"><text:span text:style-name="T13"><text:tab/><text:tab/></text:span><text:span text:style-name="comment0_5f_cpp"><text:span text:style-name="T13">// </text:span></text:span><text:span text:style-name="comment0_5f_cpp"><text:span text:style-name="T15">Set the command</text:span></text:span></text:p>
      <text:p text:style-name="CodeBlock"><text:span text:style-name="T13"><text:tab/><text:tab/>BMessage msg</text:span><text:span text:style-name="symbol0_5f_cpp"><text:span text:style-name="T13">(</text:span></text:span><text:span text:style-name="T13">B_GET_PROPERTY</text:span><text:span text:style-name="symbol0_5f_cpp"><text:span text:style-name="T13">)</text:span></text:span><text:span text:style-name="T13">, reply</text:span><text:span text:style-name="symbol4_5f_cpp"><text:span text:style-name="T13">;</text:span></text:span><text:span text:style-name="T13"> </text:span></text:p>
      <text:p text:style-name="P34"><text:tab/><text:tab/></text:p>
      <text:p text:style-name="CodeBlock"><text:span text:style-name="T13"><text:tab/><text:tab/></text:span><text:span text:style-name="comment0_5f_cpp"><text:span text:style-name="T13">// </text:span></text:span><text:span text:style-name="comment0_5f_cpp"><text:span text:style-name="T15">Set the specifiers. Note that just like the hey command,</text:span></text:span></text:p>
      <text:p text:style-name="CodeBlock"><text:span text:style-name="T15"><text:tab/><text:tab/></text:span><text:span text:style-name="comment0_5f_cpp"><text:span text:style-name="T15">// they are added in order of most specific to least.</text:span></text:span></text:p>
      <text:p text:style-name="CodeBlock"><text:span text:style-name="T13"><text:tab/><text:tab/>msg.</text:span><text:span text:style-name="member0_5f_cpp"><text:span text:style-name="T13">AddSpecifier</text:span></text:span><text:span text:style-name="symbol0_5f_cpp"><text:span text:style-name="T13">(</text:span></text:span><text:span text:style-name="string_5f_cpp"><text:span text:style-name="T13">"Title"</text:span></text:span><text:span text:style-name="symbol0_5f_cpp"><text:span text:style-name="T13">)</text:span></text:span><text:span text:style-name="symbol4_5f_cpp"><text:span text:style-name="T13">;</text:span></text:span><text:span text:style-name="T13"> </text:span></text:p>
      <text:p text:style-name="CodeBlock"><text:span text:style-name="T13"><text:tab/><text:tab/>msg.</text:span><text:span text:style-name="member0_5f_cpp"><text:span text:style-name="T13">AddSpecifier</text:span></text:span><text:span text:style-name="symbol0_5f_cpp"><text:span text:style-name="T13">(</text:span></text:span><text:span text:style-name="string_5f_cpp"><text:span text:style-name="T13">"Window"</text:span></text:span><text:span text:style-name="T13">, 1L</text:span><text:span text:style-name="symbol0_5f_cpp"><text:span text:style-name="T13">)</text:span></text:span><text:span text:style-name="symbol4_5f_cpp"><text:span text:style-name="T13">;</text:span></text:span><text:span text:style-name="T13"> </text:span></text:p>
      <text:p text:style-name="CodeBlock"><text:span text:style-name="T13"><text:tab/><text:tab/></text:span><text:span text:style-name="keyword0_5f_cpp"><text:span text:style-name="T13">if</text:span></text:span><text:span text:style-name="T13"> </text:span><text:span text:style-name="symbol0_5f_cpp"><text:span text:style-name="T13">(</text:span></text:span><text:span text:style-name="T13">messenger.</text:span><text:span text:style-name="member0_5f_cpp"><text:span text:style-name="T13">SendMessage</text:span></text:span><text:span text:style-name="symbol0_5f_cpp"><text:span text:style-name="T13">(</text:span></text:span><text:span text:style-name="symbol3_5f_cpp"><text:span text:style-name="T13">&amp;</text:span></text:span><text:span text:style-name="T13">msg, </text:span><text:span text:style-name="symbol3_5f_cpp"><text:span text:style-name="T13">&amp;</text:span></text:span><text:span text:style-name="T13">reply</text:span><text:span text:style-name="symbol0_5f_cpp"><text:span text:style-name="T13">)</text:span></text:span><text:span text:style-name="T13"> </text:span><text:span text:style-name="symbol1_5f_cpp"><text:span text:style-name="T13">==</text:span></text:span><text:span text:style-name="T13"> B_OK</text:span><text:span text:style-name="symbol0_5f_cpp"><text:span text:style-name="T13">)</text:span></text:span><text:span text:style-name="T13"> </text:span></text:p>
      <text:p text:style-name="CodeBlock"><text:span text:style-name="T13"><text:tab/><text:tab/></text:span><text:span text:style-name="symbol0_5f_cpp"><text:span text:style-name="T13">{</text:span></text:span><text:span text:style-name="T13"> </text:span></text:p>
      <text:p text:style-name="CodeBlock"><text:span text:style-name="T13"><text:tab/><text:tab/><text:tab/></text:span><text:span text:style-name="comment0_5f_cpp"><text:span text:style-name="T13">// </text:span></text:span><text:span text:style-name="comment0_5f_cpp"><text:span text:style-name="T16">Just about any time a scripting message returns an</text:span></text:span></text:p>
      <text:p text:style-name="CodeBlock"><text:span text:style-name="T16"><text:tab/><text:tab/><text:tab/></text:span><text:span text:style-name="comment0_5f_cpp"><text:span text:style-name="T16">// error, it is the constant B_MESSAGE_NOT_UNDERSTOOD.</text:span></text:span></text:p>
      <text:p text:style-name="P35"><text:tab/><text:tab/><text:tab/></text:p>
      <text:p text:style-name="CodeBlock"><text:span text:style-name="T13"><text:tab/><text:tab/><text:tab/>BString title</text:span><text:span text:style-name="symbol4_5f_cpp"><text:span text:style-name="T13">;</text:span></text:span><text:span text:style-name="T13"> </text:span></text:p>
      <text:p text:style-name="CodeBlock"><text:span text:style-name="T13"><text:tab/><text:tab/><text:tab/></text:span><text:span text:style-name="keyword0_5f_cpp"><text:span text:style-name="T13">if</text:span></text:span><text:span text:style-name="T13"> </text:span><text:span text:style-name="symbol0_5f_cpp"><text:span text:style-name="T13">(</text:span></text:span><text:span text:style-name="T13">reply.</text:span><text:span text:style-name="member0_5f_cpp"><text:span text:style-name="T13">FindString</text:span></text:span><text:span text:style-name="symbol0_5f_cpp"><text:span text:style-name="T13">(</text:span></text:span><text:span text:style-name="string_5f_cpp"><text:span text:style-name="T13">"result"</text:span></text:span><text:span text:style-name="T13">, </text:span><text:span text:style-name="symbol3_5f_cpp"><text:span text:style-name="T13">&amp;</text:span></text:span><text:span text:style-name="T13">title</text:span><text:span text:style-name="symbol0_5f_cpp"><text:span text:style-name="T13">)</text:span></text:span><text:span text:style-name="T13"> </text:span><text:span text:style-name="symbol1_5f_cpp"><text:span text:style-name="T13">==</text:span></text:span><text:span text:style-name="T13"> B_OK</text:span><text:span text:style-name="symbol0_5f_cpp"><text:span text:style-name="T13">)</text:span></text:span><text:span text:style-name="T13"> </text:span></text:p>
      <text:p text:style-name="P32"><text:span text:style-name="T13"><text:tab/><text:tab/><text:tab/><text:tab/></text:span><text:span text:style-name="keyword2_5f_cpp"><text:span text:style-name="T13">printf</text:span></text:span><text:span text:style-name="symbol0_5f_cpp"><text:span text:style-name="T13">(</text:span></text:span><text:span text:style-name="string_5f_cpp"><text:span text:style-name="T13">"Title of StyledEdit Window 1: %s</text:span></text:span><text:span text:style-name="escaped_5f_cpp"><text:span text:style-name="T13">\n</text:span></text:span><text:span text:style-name="string_5f_cpp"><text:span text:style-name="T13">"</text:span></text:span><text:span text:style-name="T13">,</text:span></text:p>
      <text:p text:style-name="P32"><text:span text:style-name="T13"><text:tab/><text:tab/><text:tab/><text:tab/><text:tab/>title.</text:span><text:span text:style-name="member0_5f_cpp"><text:span text:style-name="T13">String</text:span></text:span><text:span text:style-name="symbol0_5f_cpp"><text:span text:style-name="T13">())</text:span></text:span><text:span text:style-name="symbol4_5f_cpp"><text:span text:style-name="T13">;</text:span></text:span><text:span text:style-name="T13"> </text:span></text:p>
      <text:p text:style-name="CodeBlock"><text:span text:style-name="T13"><text:tab/><text:tab/><text:tab/></text:span><text:span text:style-name="keyword0_5f_cpp"><text:span text:style-name="T13">else</text:span></text:span><text:span text:style-name="T13"> </text:span></text:p>
      <text:p text:style-name="P32"><text:span text:style-name="T13"><text:tab/><text:tab/><text:tab/><text:tab/></text:span><text:span text:style-name="keyword2_5f_cpp"><text:span text:style-name="T13">printf</text:span></text:span><text:span text:style-name="symbol0_5f_cpp"><text:span text:style-name="T13">(</text:span></text:span><text:span text:style-name="string_5f_cpp"><text:span text:style-name="T13">"Couldn't get title of StyledEdit Window</text:span></text:span><text:span text:style-name="string_5f_cpp"><text:span text:style-name="T14">"</text:span></text:span></text:p>
      <text:p text:style-name="P32"><text:span text:style-name="T14"><text:tab/><text:tab/><text:tab/><text:tab/><text:tab/></text:span><text:span text:style-name="string_5f_cpp"><text:span text:style-name="T14">"</text:span></text:span><text:span text:style-name="string_5f_cpp"><text:span text:style-name="T13"> 1</text:span></text:span><text:span text:style-name="escaped_5f_cpp"><text:span text:style-name="T13">\n</text:span></text:span><text:span text:style-name="string_5f_cpp"><text:span text:style-name="T13">"</text:span></text:span><text:span text:style-name="symbol0_5f_cpp"><text:span text:style-name="T13">)</text:span></text:span><text:span text:style-name="symbol4_5f_cpp"><text:span text:style-name="T13">;</text:span></text:span><text:span text:style-name="T13"> </text:span></text:p>
      <text:p text:style-name="CodeBlock"><text:span text:style-name="T13"><text:tab/><text:tab/></text:span><text:span text:style-name="symbol0_5f_cpp"><text:span text:style-name="T13">}</text:span></text:span><text:span text:style-name="T13"> </text:span></text:p>
      <text:p text:style-name="CodeBlock"><text:span text:style-name="T13"><text:tab/></text:span><text:span text:style-name="symbol0_5f_cpp"><text:span text:style-name="T13">}</text:span></text:span><text:span text:style-name="T13"> </text:span></text:p>
      <text:p text:style-name="CodeBlock"><text:span text:style-name="T13"><text:tab/></text:span><text:span text:style-name="keyword0_5f_cpp"><text:span text:style-name="T13">else</text:span></text:span><text:span text:style-name="T13"> </text:span></text:p>
      <text:p text:style-name="CodeBlock"><text:span text:style-name="T13"><text:tab/><text:tab/></text:span><text:span text:style-name="keyword2_5f_cpp"><text:span text:style-name="T13">printf</text:span></text:span><text:span text:style-name="symbol0_5f_cpp"><text:span text:style-name="T13">(</text:span></text:span><text:span text:style-name="string_5f_cpp"><text:span text:style-name="T13">"StyledEdit does not appear to be running.</text:span></text:span><text:span text:style-name="escaped_5f_cpp"><text:span text:style-name="T13">\n</text:span></text:span><text:span text:style-name="string_5f_cpp"><text:span text:style-name="T13">"</text:span></text:span><text:span text:style-name="symbol0_5f_cpp"><text:span text:style-name="T13">)</text:span></text:span><text:span text:style-name="symbol4_5f_cpp"><text:span text:style-name="T13">;</text:span></text:span><text:span text:style-name="T13"> </text:span></text:p>
      <text:p text:style-name="P34"><text:tab/> </text:p>
      <text:p text:style-name="P33"><text:span text:style-name="T13"><text:tab/></text:span><text:span text:style-name="keyword0_5f_cpp"><text:span text:style-name="T13">return</text:span></text:span><text:span text:style-name="T13"> </text:span><text:span text:style-name="number_5f_cpp"><text:span text:style-name="T13">0</text:span></text:span><text:span text:style-name="symbol4_5f_cpp"><text:span text:style-name="T13">;</text:span></text:span><text:span text:style-name="T13"> </text:span></text:p>
      <text:p text:style-name="P33"><text:span text:style-name="symbol0_5f_cpp"><text:span text:style-name="T13">}</text:span></text:span><text:span text:style-name="T13"> </text:span></text:p>
      <text:p text:style-name="P8"/>
      <text:p text:style-name="P6"><text:span text:style-name="T17">As you can see, it's not any more difficult to send messages from C++ </text:span><text:span text:style-name="T73">even if it involves more typing</text:span><text:span text:style-name="T17">. Understanding the why and how of scripting for Haiku is the hardest part. </text:span><text:span text:style-name="T74">G</text:span><text:span text:style-name="T18">etting the suites from a target is </text:span><text:span text:style-name="T74">involved, but not difficult</text:span><text:span text:style-name="T18">. </text:span><text:span text:style-name="T21">The code below obtains the handled suites for the first document window in StyledEdit, parses them, and prints them out in a shorter, more English-like format. </text:span><text:span text:style-name="T18">Observe:</text:span></text:p>
      <text:p text:style-name="P9"/>
      <text:p text:style-name="P53"><text:span text:style-name="comment1_5f_cpp"><text:span text:style-name="T13">#include &lt;Message.h&gt;</text:span></text:span></text:p>
      <text:p text:style-name="P55"><text:span text:style-name="comment1_5f_cpp">#include &lt;Messenger.h&gt; </text:span></text:p>
      <text:p text:style-name="Tight_20_CodeBlock"><text:span text:style-name="comment1_5f_cpp">#include &lt;PropertyInfo.h&gt; </text:span></text:p>
      <text:p text:style-name="Tight_20_CodeBlock"><text:span text:style-name="comment1_5f_cpp">#include &lt;String.h&gt; </text:span></text:p>
      <text:p text:style-name="Tight_20_CodeBlock"/>
      <text:p text:style-name="Tight_20_CodeBlock"><text:span text:style-name="comment1_5f_cpp">#include &lt;stdio.h&gt; </text:span></text:p>
      <text:p text:style-name="Tight_20_CodeBlock"/>
      <text:p text:style-name="Tight_20_CodeBlock"><text:span text:style-name="keyword3_5f_cpp">int</text:span> </text:p>
      <text:p text:style-name="Tight_20_CodeBlock">main<text:span text:style-name="symbol0_5f_cpp">(</text:span><text:span text:style-name="keyword3_5f_cpp">void</text:span><text:span text:style-name="symbol0_5f_cpp">)</text:span> </text:p>
      <text:p text:style-name="Tight_20_CodeBlock"><text:span text:style-name="symbol0_5f_cpp">{</text:span> </text:p>
      <text:p text:style-name="Tight_20_CodeBlock"><text:tab/><text:span text:style-name="comment0_5f_cpp">// </text:span><text:span text:style-name="comment0_5f_cpp"><text:span text:style-name="T24">C++ version of "</text:span></text:span><text:span text:style-name="comment0_5f_cpp">hey StyledEdit get Suites of Window 1</text:span><text:span text:style-name="comment0_5f_cpp"><text:span text:style-name="T24">"</text:span></text:span></text:p>
      <text:p text:style-name="Tight_20_CodeBlock"><text:tab/>status_t status<text:span text:style-name="symbol4_5f_cpp">;</text:span> </text:p>
      <text:p text:style-name="Tight_20_CodeBlock"><text:tab/>BMessenger messenger<text:span text:style-name="symbol0_5f_cpp">(</text:span><text:span text:style-name="string_5f_cpp">"application/x-vnd.Haiku-StyledEdit"</text:span>, <text:span text:style-name="symbol2_5f_cpp">-</text:span><text:span text:style-name="number_5f_cpp">1</text:span>,</text:p>
      <text:p text:style-name="Tight_20_CodeBlock"><text:tab/><text:tab/><text:tab/><text:tab/><text:span text:style-name="symbol3_5f_cpp">&amp;</text:span>status<text:span text:style-name="symbol0_5f_cpp">)</text:span><text:span text:style-name="symbol4_5f_cpp">;</text:span> </text:p>
      <text:p text:style-name="Tight_20_CodeBlock"><text:tab/><text:span text:style-name="keyword0_5f_cpp">if</text:span> <text:span text:style-name="symbol0_5f_cpp">(</text:span>status <text:span text:style-name="symbol1_5f_cpp">==</text:span> B_OK<text:span text:style-name="symbol0_5f_cpp">)</text:span> </text:p>
      <text:p text:style-name="Tight_20_CodeBlock"><text:soft-page-break/><text:tab/><text:span text:style-name="symbol0_5f_cpp">{</text:span> </text:p>
      <text:p text:style-name="Tight_20_CodeBlock"><text:tab/><text:tab/>BMessage msg<text:span text:style-name="symbol0_5f_cpp">(</text:span>B_GET_PROPERTY<text:span text:style-name="symbol0_5f_cpp">)</text:span>, reply<text:span text:style-name="symbol4_5f_cpp">;</text:span> </text:p>
      <text:p text:style-name="Tight_20_CodeBlock"><text:tab/><text:tab/>msg.<text:span text:style-name="member0_5f_cpp">AddSpecifier</text:span><text:span text:style-name="symbol0_5f_cpp">(</text:span><text:span text:style-name="string_5f_cpp">"Suites"</text:span><text:span text:style-name="symbol0_5f_cpp">)</text:span><text:span text:style-name="symbol4_5f_cpp">;</text:span> </text:p>
      <text:p text:style-name="Tight_20_CodeBlock"><text:tab/><text:tab/>msg.<text:span text:style-name="member0_5f_cpp">AddSpecifier</text:span><text:span text:style-name="symbol0_5f_cpp">(</text:span><text:span text:style-name="string_5f_cpp">"Window"</text:span>, 1L<text:span text:style-name="symbol0_5f_cpp">)</text:span><text:span text:style-name="symbol4_5f_cpp">;</text:span> </text:p>
      <text:p text:style-name="Tight_20_CodeBlock"><text:tab/><text:tab/><text:span text:style-name="keyword0_5f_cpp">if</text:span> <text:span text:style-name="symbol0_5f_cpp">(</text:span>messenger.<text:span text:style-name="member0_5f_cpp">SendMessage</text:span><text:span text:style-name="symbol0_5f_cpp">(</text:span><text:span text:style-name="symbol3_5f_cpp">&amp;</text:span>msg, <text:span text:style-name="symbol3_5f_cpp">&amp;</text:span>reply<text:span text:style-name="symbol0_5f_cpp">)</text:span> <text:span text:style-name="symbol1_5f_cpp">==</text:span> B_OK<text:span text:style-name="symbol0_5f_cpp">)</text:span> </text:p>
      <text:p text:style-name="Tight_20_CodeBlock"><text:tab/><text:tab/><text:span text:style-name="symbol0_5f_cpp">{</text:span> </text:p>
      <text:p text:style-name="Tight_20_CodeBlock"><text:tab/><text:tab/><text:tab/><text:span text:style-name="comment0_5f_cpp">// Now that we have the suites, let's parse them and</text:span></text:p>
      <text:p text:style-name="Tight_20_CodeBlock"><text:tab/><text:tab/><text:tab/><text:span text:style-name="comment0_5f_cpp">// print them in a format that is a little easier to</text:span></text:p>
      <text:p text:style-name="Tight_20_CodeBlock"><text:tab/><text:tab/><text:tab/><text:span text:style-name="comment0_5f_cpp">// understand than what BPropertyInfo::PrintToStream()</text:span></text:p>
      <text:p text:style-name="Tight_20_CodeBlock"><text:tab/><text:tab/><text:tab/><text:span text:style-name="comment0_5f_cpp">// spits out.</text:span></text:p>
      <text:p text:style-name="Tight_20_CodeBlock"><text:tab/><text:tab/><text:tab/>int32 i <text:span text:style-name="symbol1_5f_cpp">=</text:span> <text:span text:style-name="number_5f_cpp">0</text:span><text:span text:style-name="symbol4_5f_cpp">;</text:span> </text:p>
      <text:p text:style-name="Tight_20_CodeBlock"><text:tab/><text:tab/><text:tab/>BString suiteName<text:span text:style-name="symbol4_5f_cpp">;</text:span> </text:p>
      <text:p text:style-name="Tight_20_CodeBlock"><text:tab/><text:tab/><text:tab/>BPropertyInfo propInfo<text:span text:style-name="symbol4_5f_cpp">;</text:span> </text:p>
      <text:p text:style-name="Tight_20_CodeBlock"><text:tab/><text:tab/><text:tab/><text:span text:style-name="keyword0_5f_cpp">while</text:span> <text:span text:style-name="symbol0_5f_cpp">(</text:span>reply.<text:span text:style-name="member0_5f_cpp">FindString</text:span><text:span text:style-name="symbol0_5f_cpp">(</text:span><text:span text:style-name="string_5f_cpp">"suites"</text:span>, i, <text:span text:style-name="symbol3_5f_cpp">&amp;</text:span>suiteName<text:span text:style-name="symbol0_5f_cpp">)</text:span> <text:span text:style-name="symbol1_5f_cpp">==</text:span> B_OK<text:span text:style-name="symbol0_5f_cpp">)</text:span> </text:p>
      <text:p text:style-name="Tight_20_CodeBlock"><text:tab/><text:tab/><text:tab/><text:span text:style-name="symbol0_5f_cpp">{</text:span> </text:p>
      <text:p text:style-name="Tight_20_CodeBlock"><text:tab/><text:tab/><text:tab/><text:tab/><text:span text:style-name="keyword2_5f_cpp">printf</text:span><text:span text:style-name="symbol0_5f_cpp">(</text:span><text:span text:style-name="string_5f_cpp">"Suite %s:</text:span><text:span text:style-name="escaped_5f_cpp">\n</text:span><text:span text:style-name="string_5f_cpp">"</text:span>, suiteName.<text:span text:style-name="member0_5f_cpp">String</text:span><text:span text:style-name="symbol0_5f_cpp">())</text:span><text:span text:style-name="symbol4_5f_cpp">;</text:span> </text:p>
      <text:p text:style-name="Tight_20_CodeBlock"><text:tab/><text:tab/><text:tab/><text:tab/><text:span text:style-name="keyword0_5f_cpp">if</text:span> <text:span text:style-name="symbol0_5f_cpp">(</text:span>reply.<text:span text:style-name="member0_5f_cpp">FindFlat</text:span><text:span text:style-name="symbol0_5f_cpp">(</text:span><text:span text:style-name="string_5f_cpp">"messages"</text:span>, i, <text:span text:style-name="symbol3_5f_cpp">&amp;</text:span>propInfo<text:span text:style-name="symbol0_5f_cpp">)</text:span> <text:span text:style-name="symbol3_5f_cpp">!</text:span><text:span text:style-name="symbol1_5f_cpp">=</text:span></text:p>
      <text:p text:style-name="Tight_20_CodeBlock"><text:tab/><text:tab/><text:tab/><text:tab/><text:tab/>B_OK<text:span text:style-name="symbol0_5f_cpp">)</text:span> </text:p>
      <text:p text:style-name="Tight_20_CodeBlock"><text:tab/><text:tab/><text:tab/><text:tab/><text:span text:style-name="symbol0_5f_cpp">{</text:span> </text:p>
      <text:p text:style-name="Tight_20_CodeBlock"><text:tab/><text:tab/><text:tab/><text:tab/><text:tab/>i<text:span text:style-name="symbol2_5f_cpp">++</text:span><text:span text:style-name="symbol4_5f_cpp">;</text:span> </text:p>
      <text:p text:style-name="Tight_20_CodeBlock"><text:tab/><text:tab/><text:tab/><text:tab/><text:tab/><text:span text:style-name="keyword0_5f_cpp">continue</text:span><text:span text:style-name="symbol4_5f_cpp">;</text:span> </text:p>
      <text:p text:style-name="Tight_20_CodeBlock"><text:tab/><text:tab/><text:tab/><text:tab/><text:span text:style-name="symbol0_5f_cpp">}</text:span> </text:p>
      <text:p text:style-name="Tight_20_CodeBlock"><text:tab/><text:tab/><text:tab/><text:tab/> </text:p>
      <text:p text:style-name="Tight_20_CodeBlock"><text:tab/><text:tab/><text:tab/><text:tab/>int32 propCount <text:span text:style-name="symbol1_5f_cpp">=</text:span> propInfo.<text:span text:style-name="member0_5f_cpp">CountProperties</text:span><text:span text:style-name="symbol0_5f_cpp">()</text:span><text:span text:style-name="symbol4_5f_cpp">;</text:span> </text:p>
      <text:p text:style-name="Tight_20_CodeBlock"><text:tab/><text:tab/><text:tab/><text:tab/><text:span text:style-name="keyword3_5f_cpp">const</text:span> property_info <text:span text:style-name="symbol2_5f_cpp">*</text:span>info <text:span text:style-name="symbol1_5f_cpp">=</text:span> propInfo.<text:span text:style-name="member0_5f_cpp">Properties</text:span><text:span text:style-name="symbol0_5f_cpp">()</text:span><text:span text:style-name="symbol4_5f_cpp">;</text:span> </text:p>
      <text:p text:style-name="Tight_20_CodeBlock"><text:tab/><text:tab/><text:tab/><text:tab/> </text:p>
      <text:p text:style-name="Tight_20_CodeBlock"><text:tab/><text:tab/><text:tab/><text:tab/><text:span text:style-name="keyword0_5f_cpp">for</text:span> <text:span text:style-name="symbol0_5f_cpp">(</text:span>int32 j <text:span text:style-name="symbol1_5f_cpp">=</text:span> <text:span text:style-name="number_5f_cpp">0</text:span><text:span text:style-name="symbol4_5f_cpp">;</text:span> j <text:span text:style-name="symbol1_5f_cpp">&lt;</text:span> propCount<text:span text:style-name="symbol4_5f_cpp">;</text:span> j<text:span text:style-name="symbol2_5f_cpp">++</text:span><text:span text:style-name="symbol0_5f_cpp">)</text:span> </text:p>
      <text:p text:style-name="Tight_20_CodeBlock"><text:tab/><text:tab/><text:tab/><text:tab/><text:span text:style-name="symbol0_5f_cpp">{</text:span> </text:p>
      <text:p text:style-name="Tight_20_CodeBlock"><text:tab/><text:tab/><text:tab/><text:tab/><text:tab/>BString commands, specifiers<text:span text:style-name="symbol4_5f_cpp">;</text:span> </text:p>
      <text:p text:style-name="Tight_20_CodeBlock"><text:tab/><text:tab/><text:tab/><text:tab/><text:tab/> </text:p>
      <text:p text:style-name="Tight_20_CodeBlock"><text:tab/><text:tab/><text:tab/><text:tab/><text:tab/>int32 cmdIndex <text:span text:style-name="symbol1_5f_cpp">=</text:span> <text:span text:style-name="number_5f_cpp">0</text:span><text:span text:style-name="symbol4_5f_cpp">;</text:span> </text:p>
      <text:p text:style-name="Tight_20_CodeBlock"><text:tab/><text:tab/><text:tab/><text:tab/><text:tab/><text:span text:style-name="keyword0_5f_cpp">if</text:span> <text:span text:style-name="symbol0_5f_cpp">(</text:span>info<text:span text:style-name="symbol0_5f_cpp">[</text:span>j<text:span text:style-name="symbol0_5f_cpp">]</text:span>.<text:span text:style-name="member0_5f_cpp">commands</text:span><text:span text:style-name="symbol0_5f_cpp">[</text:span><text:span text:style-name="number_5f_cpp">0</text:span><text:span text:style-name="symbol0_5f_cpp">]</text:span> <text:span text:style-name="symbol1_5f_cpp">==</text:span> <text:span text:style-name="number_5f_cpp">0</text:span><text:span text:style-name="symbol0_5f_cpp">)</text:span> </text:p>
      <text:p text:style-name="Tight_20_CodeBlock"><text:span text:style-name="T18"><text:tab/><text:tab/><text:tab/><text:tab/><text:tab/><text:tab/>commands </text:span><text:span text:style-name="symbol1_5f_cpp"><text:span text:style-name="T18">=</text:span></text:span><text:span text:style-name="T18"> </text:span><text:span text:style-name="string_5f_cpp"><text:span text:style-name="T18">"Get,Set,Count,</text:span></text:span><text:span text:style-name="string_5f_cpp"><text:span text:style-name="T19">"</text:span></text:span></text:p>
      <text:p text:style-name="Tight_20_CodeBlock"><text:span text:style-name="T19"><text:tab/><text:tab/><text:tab/><text:tab/><text:tab/><text:tab/><text:tab/><text:tab/></text:span><text:span text:style-name="string_5f_cpp"><text:span text:style-name="T19">"</text:span></text:span><text:span text:style-name="string_5f_cpp"><text:span text:style-name="T18">Create,Delete"</text:span></text:span><text:span text:style-name="symbol4_5f_cpp"><text:span text:style-name="T18">;</text:span></text:span><text:span text:style-name="T18"> </text:span></text:p>
      <text:p text:style-name="Tight_20_CodeBlock"><text:tab/><text:tab/><text:tab/><text:tab/><text:tab/><text:span text:style-name="keyword0_5f_cpp">else</text:span> </text:p>
      <text:p text:style-name="Tight_20_CodeBlock"><text:tab/><text:tab/><text:tab/><text:tab/><text:tab/><text:tab/><text:span text:style-name="keyword0_5f_cpp">while</text:span> <text:span text:style-name="symbol0_5f_cpp">(</text:span>info<text:span text:style-name="symbol0_5f_cpp">[</text:span>j<text:span text:style-name="symbol0_5f_cpp">]</text:span>.<text:span text:style-name="member0_5f_cpp">commands</text:span><text:span text:style-name="symbol0_5f_cpp">[</text:span>cmdIndex<text:span text:style-name="symbol0_5f_cpp">])</text:span> </text:p>
      <text:p text:style-name="Tight_20_CodeBlock"><text:tab/><text:tab/><text:tab/><text:tab/><text:tab/><text:tab/><text:span text:style-name="symbol0_5f_cpp">{</text:span> </text:p>
      <text:p text:style-name="Tight_20_CodeBlock"><text:tab/><text:tab/><text:tab/><text:tab/><text:tab/><text:tab/><text:tab/>BString cmdLabel<text:span text:style-name="symbol4_5f_cpp">;</text:span> </text:p>
      <text:p text:style-name="Tight_20_CodeBlock"><text:span text:style-name="T18"><text:tab/><text:tab/><text:tab/><text:tab/><text:tab/><text:tab/><text:tab/></text:span><text:span text:style-name="keyword0_5f_cpp"><text:span text:style-name="T18">switch</text:span></text:span><text:span text:style-name="T18"> </text:span><text:span text:style-name="symbol0_5f_cpp"><text:span text:style-name="T20">(</text:span></text:span><text:span text:style-name="T20">info</text:span><text:span text:style-name="symbol0_5f_cpp"><text:span text:style-name="T20">[</text:span></text:span><text:span text:style-name="T20">j</text:span><text:span text:style-name="symbol0_5f_cpp"><text:span text:style-name="T20">]</text:span></text:span><text:span text:style-name="T20">.</text:span><text:span text:style-name="member0_5f_cpp"><text:span text:style-name="T20">commands</text:span></text:span><text:span text:style-name="symbol0_5f_cpp"><text:span text:style-name="T20">[</text:span></text:span><text:span text:style-name="T20">cmdIndex</text:span><text:span text:style-name="symbol0_5f_cpp"><text:span text:style-name="T20">])</text:span></text:span><text:span text:style-name="T20"> </text:span></text:p>
      <text:p text:style-name="Tight_20_CodeBlock"><text:tab/><text:tab/><text:tab/><text:tab/><text:tab/><text:tab/><text:tab/><text:span text:style-name="symbol0_5f_cpp">{</text:span> </text:p>
      <text:p text:style-name="Tight_20_CodeBlock"><text:tab/><text:tab/><text:tab/><text:tab/><text:tab/><text:tab/><text:tab/><text:tab/><text:span text:style-name="keyword0_5f_cpp">case</text:span> B_COUNT_PROPERTIES<text:span text:style-name="symbol4_5f_cpp">:</text:span> </text:p>
      <text:p text:style-name="Tight_20_CodeBlock"><text:tab/><text:tab/><text:tab/><text:tab/><text:tab/><text:tab/><text:tab/><text:tab/><text:span text:style-name="symbol0_5f_cpp">{</text:span> </text:p>
      <text:p text:style-name="Tight_20_CodeBlock"><text:tab/><text:tab/><text:tab/><text:tab/><text:tab/><text:tab/><text:tab/><text:tab/><text:tab/>cmdLabel <text:span text:style-name="symbol1_5f_cpp">=</text:span> <text:span text:style-name="string_5f_cpp">"Count"</text:span><text:span text:style-name="symbol4_5f_cpp">;</text:span> </text:p>
      <text:p text:style-name="Tight_20_CodeBlock"><text:tab/><text:tab/><text:tab/><text:tab/><text:tab/><text:tab/><text:tab/><text:tab/><text:tab/><text:span text:style-name="keyword0_5f_cpp">break</text:span><text:span text:style-name="symbol4_5f_cpp">;</text:span> </text:p>
      <text:p text:style-name="Tight_20_CodeBlock"><text:tab/><text:tab/><text:tab/><text:tab/><text:tab/><text:tab/><text:tab/><text:tab/><text:span text:style-name="symbol0_5f_cpp">}</text:span> </text:p>
      <text:p text:style-name="Tight_20_CodeBlock"><text:tab/><text:tab/><text:tab/><text:tab/><text:tab/><text:tab/><text:tab/><text:tab/><text:span text:style-name="keyword0_5f_cpp">case</text:span> B_CREATE_PROPERTY<text:span text:style-name="symbol4_5f_cpp">:</text:span> </text:p>
      <text:p text:style-name="Tight_20_CodeBlock"><text:tab/><text:tab/><text:tab/><text:tab/><text:tab/><text:tab/><text:tab/><text:tab/><text:span text:style-name="symbol0_5f_cpp">{</text:span> </text:p>
      <text:p text:style-name="Tight_20_CodeBlock"><text:tab/><text:tab/><text:tab/><text:tab/><text:tab/><text:tab/><text:tab/><text:tab/><text:tab/>cmdLabel <text:span text:style-name="symbol1_5f_cpp">=</text:span> <text:span text:style-name="string_5f_cpp">"Create"</text:span><text:span text:style-name="symbol4_5f_cpp">;</text:span> </text:p>
      <text:p text:style-name="Tight_20_CodeBlock"><text:tab/><text:tab/><text:tab/><text:tab/><text:tab/><text:tab/><text:tab/><text:tab/><text:tab/><text:span text:style-name="keyword0_5f_cpp">break</text:span><text:span text:style-name="symbol4_5f_cpp">;</text:span> </text:p>
      <text:p text:style-name="Tight_20_CodeBlock"><text:tab/><text:tab/><text:tab/><text:tab/><text:tab/><text:tab/><text:tab/><text:tab/><text:span text:style-name="symbol0_5f_cpp">}</text:span> </text:p>
      <text:p text:style-name="Tight_20_CodeBlock"><text:tab/><text:tab/><text:tab/><text:tab/><text:tab/><text:tab/><text:tab/><text:tab/><text:span text:style-name="keyword0_5f_cpp">case</text:span> B_DELETE_PROPERTY<text:span text:style-name="symbol4_5f_cpp">:</text:span> </text:p>
      <text:p text:style-name="Tight_20_CodeBlock"><text:tab/><text:tab/><text:tab/><text:tab/><text:tab/><text:tab/><text:tab/><text:tab/><text:span text:style-name="symbol0_5f_cpp">{</text:span> </text:p>
      <text:p text:style-name="Tight_20_CodeBlock"><text:tab/><text:tab/><text:tab/><text:tab/><text:tab/><text:tab/><text:tab/><text:tab/><text:tab/>cmdLabel <text:span text:style-name="symbol1_5f_cpp">=</text:span> <text:span text:style-name="string_5f_cpp">"Delete"</text:span><text:span text:style-name="symbol4_5f_cpp">;</text:span> </text:p>
      <text:p text:style-name="Tight_20_CodeBlock"><text:tab/><text:tab/><text:tab/><text:tab/><text:tab/><text:tab/><text:tab/><text:tab/><text:tab/><text:span text:style-name="keyword0_5f_cpp">break</text:span><text:span text:style-name="symbol4_5f_cpp">;</text:span> </text:p>
      <text:p text:style-name="Tight_20_CodeBlock"><text:tab/><text:tab/><text:tab/><text:tab/><text:tab/><text:tab/><text:tab/><text:tab/><text:span text:style-name="symbol0_5f_cpp">}</text:span> </text:p>
      <text:p text:style-name="Tight_20_CodeBlock"><text:tab/><text:tab/><text:tab/><text:tab/><text:tab/><text:tab/><text:tab/><text:tab/><text:span text:style-name="keyword0_5f_cpp">case</text:span> B_EXECUTE_PROPERTY<text:span text:style-name="symbol4_5f_cpp">:</text:span> </text:p>
      <text:p text:style-name="Tight_20_CodeBlock"><text:tab/><text:tab/><text:tab/><text:tab/><text:tab/><text:tab/><text:tab/><text:tab/><text:span text:style-name="symbol0_5f_cpp">{</text:span> </text:p>
      <text:p text:style-name="Tight_20_CodeBlock"><text:tab/><text:tab/><text:tab/><text:tab/><text:tab/><text:tab/><text:tab/><text:tab/><text:tab/>cmdLabel <text:span text:style-name="symbol1_5f_cpp">=</text:span> <text:span text:style-name="string_5f_cpp">"Execute"</text:span><text:span text:style-name="symbol4_5f_cpp">;</text:span> </text:p>
      <text:p text:style-name="Tight_20_CodeBlock"><text:tab/><text:tab/><text:tab/><text:tab/><text:tab/><text:tab/><text:tab/><text:tab/><text:tab/><text:span text:style-name="keyword0_5f_cpp">break</text:span><text:span text:style-name="symbol4_5f_cpp">;</text:span> </text:p>
      <text:p text:style-name="Tight_20_CodeBlock"><text:soft-page-break/><text:tab/><text:tab/><text:tab/><text:tab/><text:tab/><text:tab/><text:tab/><text:tab/><text:span text:style-name="symbol0_5f_cpp">}</text:span> </text:p>
      <text:p text:style-name="Tight_20_CodeBlock"><text:tab/><text:tab/><text:tab/><text:tab/><text:tab/><text:tab/><text:tab/><text:tab/><text:span text:style-name="keyword0_5f_cpp">case</text:span> B_GET_PROPERTY<text:span text:style-name="symbol4_5f_cpp">:</text:span> </text:p>
      <text:p text:style-name="Tight_20_CodeBlock"><text:tab/><text:tab/><text:tab/><text:tab/><text:tab/><text:tab/><text:tab/><text:tab/><text:span text:style-name="symbol0_5f_cpp">{</text:span> </text:p>
      <text:p text:style-name="Tight_20_CodeBlock"><text:tab/><text:tab/><text:tab/><text:tab/><text:tab/><text:tab/><text:tab/><text:tab/><text:tab/>cmdLabel <text:span text:style-name="symbol1_5f_cpp">=</text:span> <text:span text:style-name="string_5f_cpp">"Get"</text:span><text:span text:style-name="symbol4_5f_cpp">;</text:span> </text:p>
      <text:p text:style-name="Tight_20_CodeBlock"><text:tab/><text:tab/><text:tab/><text:tab/><text:tab/><text:tab/><text:tab/><text:tab/><text:tab/><text:span text:style-name="keyword0_5f_cpp">break</text:span><text:span text:style-name="symbol4_5f_cpp">;</text:span> </text:p>
      <text:p text:style-name="Tight_20_CodeBlock"><text:tab/><text:tab/><text:tab/><text:tab/><text:tab/><text:tab/><text:tab/><text:tab/><text:span text:style-name="symbol0_5f_cpp">}</text:span> </text:p>
      <text:p text:style-name="Tight_20_CodeBlock"><text:tab/><text:tab/><text:tab/><text:tab/><text:tab/><text:tab/><text:tab/><text:tab/><text:span text:style-name="keyword0_5f_cpp">case</text:span> B_SET_PROPERTY<text:span text:style-name="symbol4_5f_cpp">:</text:span> </text:p>
      <text:p text:style-name="Tight_20_CodeBlock"><text:tab/><text:tab/><text:tab/><text:tab/><text:tab/><text:tab/><text:tab/><text:tab/><text:span text:style-name="symbol0_5f_cpp">{</text:span> </text:p>
      <text:p text:style-name="Tight_20_CodeBlock"><text:tab/><text:tab/><text:tab/><text:tab/><text:tab/><text:tab/><text:tab/><text:tab/><text:tab/>cmdLabel <text:span text:style-name="symbol1_5f_cpp">=</text:span> <text:span text:style-name="string_5f_cpp">"Set"</text:span><text:span text:style-name="symbol4_5f_cpp">;</text:span> </text:p>
      <text:p text:style-name="Tight_20_CodeBlock"><text:tab/><text:tab/><text:tab/><text:tab/><text:tab/><text:tab/><text:tab/><text:tab/><text:tab/><text:span text:style-name="keyword0_5f_cpp">break</text:span><text:span text:style-name="symbol4_5f_cpp">;</text:span> </text:p>
      <text:p text:style-name="Tight_20_CodeBlock"><text:tab/><text:tab/><text:tab/><text:tab/><text:tab/><text:tab/><text:tab/><text:tab/><text:span text:style-name="symbol0_5f_cpp">}</text:span> </text:p>
      <text:p text:style-name="Tight_20_CodeBlock"><text:tab/><text:tab/><text:tab/><text:tab/><text:tab/><text:tab/><text:tab/><text:tab/><text:span text:style-name="keyword0_5f_cpp">default</text:span><text:span text:style-name="symbol4_5f_cpp">:</text:span> </text:p>
      <text:p text:style-name="Tight_20_CodeBlock"><text:tab/><text:tab/><text:tab/><text:tab/><text:tab/><text:tab/><text:tab/><text:tab/><text:tab/><text:span text:style-name="keyword0_5f_cpp">break</text:span><text:span text:style-name="symbol4_5f_cpp">;</text:span> </text:p>
      <text:p text:style-name="Tight_20_CodeBlock"><text:tab/><text:tab/><text:tab/><text:tab/><text:tab/><text:tab/><text:tab/><text:span text:style-name="symbol0_5f_cpp">}</text:span> </text:p>
      <text:p text:style-name="Tight_20_CodeBlock"><text:tab/><text:tab/><text:tab/><text:tab/><text:tab/><text:tab/><text:tab/> </text:p>
      <text:p text:style-name="Tight_20_CodeBlock"><text:tab/><text:tab/><text:tab/><text:tab/><text:tab/><text:tab/><text:tab/><text:span text:style-name="keyword0_5f_cpp">if</text:span> <text:span text:style-name="symbol0_5f_cpp">(</text:span>cmdLabel.<text:span text:style-name="member0_5f_cpp">CountChars</text:span><text:span text:style-name="symbol0_5f_cpp">())</text:span> </text:p>
      <text:p text:style-name="Tight_20_CodeBlock"><text:tab/><text:tab/><text:tab/><text:tab/><text:tab/><text:tab/><text:tab/><text:span text:style-name="symbol0_5f_cpp">{</text:span> </text:p>
      <text:p text:style-name="Tight_20_CodeBlock"><text:tab/><text:tab/><text:tab/><text:tab/><text:tab/><text:tab/><text:tab/><text:tab/><text:span text:style-name="keyword0_5f_cpp">if</text:span> <text:span text:style-name="symbol0_5f_cpp">(</text:span>cmdIndex <text:span text:style-name="symbol1_5f_cpp">&gt;</text:span> <text:span text:style-name="number_5f_cpp">0</text:span> <text:span text:style-name="symbol3_5f_cpp">&amp;&amp;</text:span></text:p>
      <text:p text:style-name="Tight_20_CodeBlock"><text:span text:style-name="T18"><text:tab/><text:tab/><text:tab/><text:tab/><text:tab/><text:tab/><text:tab/><text:tab/> <text:s text:c="2"/></text:span><text:span text:style-name="T20">commands.</text:span><text:span text:style-name="member0_5f_cpp"><text:span text:style-name="T20">CountChars</text:span></text:span><text:span text:style-name="symbol0_5f_cpp"><text:span text:style-name="T20">()</text:span></text:span><text:span text:style-name="T20"> </text:span><text:span text:style-name="symbol1_5f_cpp"><text:span text:style-name="T20">&gt;</text:span></text:span><text:span text:style-name="T20"> </text:span><text:span text:style-name="number_5f_cpp"><text:span text:style-name="T20">0</text:span></text:span><text:span text:style-name="symbol0_5f_cpp"><text:span text:style-name="T18">)</text:span></text:span><text:span text:style-name="T18"> </text:span></text:p>
      <text:p text:style-name="Tight_20_CodeBlock"><text:tab/><text:tab/><text:tab/><text:tab/><text:tab/><text:tab/><text:tab/><text:tab/><text:tab/>commands <text:span text:style-name="symbol1_5f_cpp">&lt;&lt;</text:span> <text:span text:style-name="string_5f_cpp">","</text:span><text:span text:style-name="symbol4_5f_cpp">;</text:span> </text:p>
      <text:p text:style-name="Tight_20_CodeBlock"><text:tab/><text:tab/><text:tab/><text:tab/><text:tab/><text:tab/><text:tab/><text:tab/>commands <text:span text:style-name="symbol1_5f_cpp">&lt;&lt;</text:span> cmdLabel<text:span text:style-name="symbol4_5f_cpp">;</text:span> </text:p>
      <text:p text:style-name="Tight_20_CodeBlock"><text:tab/><text:tab/><text:tab/><text:tab/><text:tab/><text:tab/><text:tab/><text:span text:style-name="symbol0_5f_cpp">}</text:span> </text:p>
      <text:p text:style-name="Tight_20_CodeBlock"><text:tab/><text:tab/><text:tab/><text:tab/><text:tab/><text:tab/><text:tab/> </text:p>
      <text:p text:style-name="Tight_20_CodeBlock"><text:tab/><text:tab/><text:tab/><text:tab/><text:tab/><text:tab/><text:tab/>cmdIndex<text:span text:style-name="symbol2_5f_cpp">++</text:span><text:span text:style-name="symbol4_5f_cpp">;</text:span> </text:p>
      <text:p text:style-name="Tight_20_CodeBlock"><text:tab/><text:tab/><text:tab/><text:tab/><text:tab/><text:tab/><text:span text:style-name="symbol0_5f_cpp">}</text:span> <text:span text:style-name="comment0_5f_cpp">// end while (commands) </text:span></text:p>
      <text:p text:style-name="Tight_20_CodeBlock"><text:tab/><text:tab/><text:tab/><text:tab/><text:tab/><text:tab/> </text:p>
      <text:p text:style-name="Tight_20_CodeBlock"><text:tab/><text:tab/><text:tab/><text:tab/><text:tab/><text:span text:style-name="keyword0_5f_cpp">if</text:span> <text:span text:style-name="symbol0_5f_cpp">(</text:span>commands.<text:span text:style-name="member0_5f_cpp">CountChars</text:span><text:span text:style-name="symbol0_5f_cpp">()</text:span> <text:span text:style-name="symbol1_5f_cpp">==</text:span> <text:span text:style-name="number_5f_cpp">0</text:span><text:span text:style-name="symbol0_5f_cpp">)</text:span> </text:p>
      <text:p text:style-name="Tight_20_CodeBlock"><text:tab/><text:tab/><text:tab/><text:tab/><text:tab/><text:tab/>commands <text:span text:style-name="symbol1_5f_cpp">=</text:span> <text:span text:style-name="string_5f_cpp">"None"</text:span><text:span text:style-name="symbol4_5f_cpp">;</text:span> </text:p>
      <text:p text:style-name="Tight_20_CodeBlock"><text:tab/><text:tab/><text:tab/><text:tab/><text:tab/> </text:p>
      <text:p text:style-name="Tight_20_CodeBlock"><text:tab/><text:tab/><text:tab/><text:tab/><text:tab/>int32 specIndex <text:span text:style-name="symbol1_5f_cpp">=</text:span> <text:span text:style-name="number_5f_cpp">0</text:span><text:span text:style-name="symbol4_5f_cpp">;</text:span> </text:p>
      <text:p text:style-name="Tight_20_CodeBlock"><text:tab/><text:tab/><text:tab/><text:tab/><text:tab/><text:span text:style-name="keyword0_5f_cpp">if</text:span> <text:span text:style-name="symbol0_5f_cpp">(</text:span>info<text:span text:style-name="symbol0_5f_cpp">[</text:span>j<text:span text:style-name="symbol0_5f_cpp">]</text:span>.<text:span text:style-name="member0_5f_cpp">specifiers</text:span><text:span text:style-name="symbol0_5f_cpp">[</text:span><text:span text:style-name="number_5f_cpp">0</text:span><text:span text:style-name="symbol0_5f_cpp">]</text:span> <text:span text:style-name="symbol1_5f_cpp">==</text:span> <text:span text:style-name="number_5f_cpp">0</text:span><text:span text:style-name="symbol0_5f_cpp">)</text:span> </text:p>
      <text:p text:style-name="Tight_20_CodeBlock"><text:tab/><text:tab/><text:tab/><text:tab/><text:tab/><text:tab/>specifiers <text:span text:style-name="symbol1_5f_cpp">=</text:span> <text:span text:style-name="string_5f_cpp">"All"</text:span><text:span text:style-name="symbol4_5f_cpp">;</text:span> </text:p>
      <text:p text:style-name="Tight_20_CodeBlock"><text:tab/><text:tab/><text:tab/><text:tab/><text:tab/><text:span text:style-name="keyword0_5f_cpp">else</text:span> </text:p>
      <text:p text:style-name="Tight_20_CodeBlock"><text:tab/><text:tab/><text:tab/><text:tab/><text:tab/><text:tab/><text:span text:style-name="keyword0_5f_cpp">while</text:span> <text:span text:style-name="symbol0_5f_cpp">(</text:span>info<text:span text:style-name="symbol0_5f_cpp">[</text:span>j<text:span text:style-name="symbol0_5f_cpp">]</text:span>.<text:span text:style-name="member0_5f_cpp">specifiers</text:span><text:span text:style-name="symbol0_5f_cpp">[</text:span>specIndex<text:span text:style-name="symbol0_5f_cpp">])</text:span> </text:p>
      <text:p text:style-name="Tight_20_CodeBlock"><text:tab/><text:tab/><text:tab/><text:tab/><text:tab/><text:tab/><text:span text:style-name="symbol0_5f_cpp">{</text:span> </text:p>
      <text:p text:style-name="Tight_20_CodeBlock"><text:tab/><text:tab/><text:tab/><text:tab/><text:tab/><text:tab/><text:tab/>BString label<text:span text:style-name="symbol4_5f_cpp">;</text:span> </text:p>
      <text:p text:style-name="Tight_20_CodeBlock"><text:tab/><text:tab/><text:tab/><text:tab/><text:tab/><text:tab/><text:tab/><text:span text:style-name="keyword0_5f_cpp">switch</text:span> <text:span text:style-name="symbol0_5f_cpp">(</text:span>info<text:span text:style-name="symbol0_5f_cpp">[</text:span>j<text:span text:style-name="symbol0_5f_cpp">]</text:span>.<text:span text:style-name="member0_5f_cpp">specifiers</text:span><text:span text:style-name="symbol0_5f_cpp">[</text:span>specIndex<text:span text:style-name="symbol0_5f_cpp">])</text:span></text:p>
      <text:p text:style-name="Tight_20_CodeBlock"><text:tab/><text:tab/><text:tab/><text:tab/><text:tab/><text:tab/><text:tab/><text:span text:style-name="symbol0_5f_cpp">{</text:span> </text:p>
      <text:p text:style-name="Tight_20_CodeBlock"><text:tab/><text:tab/><text:tab/><text:tab/><text:tab/><text:tab/><text:tab/><text:tab/><text:span text:style-name="keyword0_5f_cpp">case</text:span> B_DIRECT_SPECIFIER<text:span text:style-name="symbol4_5f_cpp">:</text:span> </text:p>
      <text:p text:style-name="Tight_20_CodeBlock"><text:tab/><text:tab/><text:tab/><text:tab/><text:tab/><text:tab/><text:tab/><text:tab/><text:span text:style-name="symbol0_5f_cpp">{</text:span> </text:p>
      <text:p text:style-name="Tight_20_CodeBlock"><text:tab/><text:tab/><text:tab/><text:tab/><text:tab/><text:tab/><text:tab/><text:tab/><text:tab/>label <text:span text:style-name="symbol1_5f_cpp">=</text:span> <text:span text:style-name="string_5f_cpp">"Direct"</text:span><text:span text:style-name="symbol4_5f_cpp">;</text:span> </text:p>
      <text:p text:style-name="Tight_20_CodeBlock"><text:tab/><text:tab/><text:tab/><text:tab/><text:tab/><text:tab/><text:tab/><text:tab/><text:tab/><text:span text:style-name="keyword0_5f_cpp">break</text:span><text:span text:style-name="symbol4_5f_cpp">;</text:span> </text:p>
      <text:p text:style-name="Tight_20_CodeBlock"><text:tab/><text:tab/><text:tab/><text:tab/><text:tab/><text:tab/><text:tab/><text:tab/><text:span text:style-name="symbol0_5f_cpp">}</text:span> </text:p>
      <text:p text:style-name="Tight_20_CodeBlock"><text:tab/><text:tab/><text:tab/><text:tab/><text:tab/><text:tab/><text:tab/><text:tab/><text:span text:style-name="keyword0_5f_cpp">case</text:span> B_NAME_SPECIFIER<text:span text:style-name="symbol4_5f_cpp">:</text:span> </text:p>
      <text:p text:style-name="Tight_20_CodeBlock"><text:tab/><text:tab/><text:tab/><text:tab/><text:tab/><text:tab/><text:tab/><text:tab/><text:span text:style-name="symbol0_5f_cpp">{</text:span> </text:p>
      <text:p text:style-name="Tight_20_CodeBlock"><text:tab/><text:tab/><text:tab/><text:tab/><text:tab/><text:tab/><text:tab/><text:tab/><text:tab/>label <text:span text:style-name="symbol1_5f_cpp">=</text:span> <text:span text:style-name="string_5f_cpp">"Name"</text:span><text:span text:style-name="symbol4_5f_cpp">;</text:span> </text:p>
      <text:p text:style-name="Tight_20_CodeBlock"><text:tab/><text:tab/><text:tab/><text:tab/><text:tab/><text:tab/><text:tab/><text:tab/><text:tab/><text:span text:style-name="keyword0_5f_cpp">break</text:span><text:span text:style-name="symbol4_5f_cpp">;</text:span> </text:p>
      <text:p text:style-name="Tight_20_CodeBlock"><text:tab/><text:tab/><text:tab/><text:tab/><text:tab/><text:tab/><text:tab/><text:tab/><text:span text:style-name="symbol0_5f_cpp">}</text:span> </text:p>
      <text:p text:style-name="Tight_20_CodeBlock"><text:tab/><text:tab/><text:tab/><text:tab/><text:tab/><text:tab/><text:tab/><text:tab/><text:span text:style-name="keyword0_5f_cpp">case</text:span> B_ID_SPECIFIER<text:span text:style-name="symbol4_5f_cpp">:</text:span> </text:p>
      <text:p text:style-name="Tight_20_CodeBlock"><text:tab/><text:tab/><text:tab/><text:tab/><text:tab/><text:tab/><text:tab/><text:tab/><text:span text:style-name="symbol0_5f_cpp">{</text:span> </text:p>
      <text:p text:style-name="Tight_20_CodeBlock"><text:tab/><text:tab/><text:tab/><text:tab/><text:tab/><text:tab/><text:tab/><text:tab/><text:tab/>label <text:span text:style-name="symbol1_5f_cpp">=</text:span> <text:span text:style-name="string_5f_cpp">"ID"</text:span><text:span text:style-name="symbol4_5f_cpp">;</text:span> </text:p>
      <text:p text:style-name="Tight_20_CodeBlock"><text:tab/><text:tab/><text:tab/><text:tab/><text:tab/><text:tab/><text:tab/><text:tab/><text:tab/><text:span text:style-name="keyword0_5f_cpp">break</text:span><text:span text:style-name="symbol4_5f_cpp">;</text:span> </text:p>
      <text:p text:style-name="Tight_20_CodeBlock"><text:tab/><text:tab/><text:tab/><text:tab/><text:tab/><text:tab/><text:tab/><text:tab/><text:span text:style-name="symbol0_5f_cpp">}</text:span> </text:p>
      <text:p text:style-name="Tight_20_CodeBlock"><text:tab/><text:tab/><text:tab/><text:tab/><text:tab/><text:tab/><text:tab/><text:tab/><text:span text:style-name="keyword0_5f_cpp">case</text:span> B_INDEX_SPECIFIER<text:span text:style-name="symbol4_5f_cpp">:</text:span> </text:p>
      <text:p text:style-name="Tight_20_CodeBlock"><text:tab/><text:tab/><text:tab/><text:tab/><text:tab/><text:tab/><text:tab/><text:tab/><text:span text:style-name="symbol0_5f_cpp">{</text:span> </text:p>
      <text:p text:style-name="Tight_20_CodeBlock"><text:tab/><text:tab/><text:tab/><text:tab/><text:tab/><text:tab/><text:tab/><text:tab/><text:tab/>label <text:span text:style-name="symbol1_5f_cpp">=</text:span> <text:span text:style-name="string_5f_cpp">"Index"</text:span><text:span text:style-name="symbol4_5f_cpp">;</text:span> </text:p>
      <text:p text:style-name="Tight_20_CodeBlock"><text:tab/><text:tab/><text:tab/><text:tab/><text:tab/><text:tab/><text:tab/><text:tab/><text:tab/><text:span text:style-name="keyword0_5f_cpp">break</text:span><text:span text:style-name="symbol4_5f_cpp">;</text:span> </text:p>
      <text:p text:style-name="Tight_20_CodeBlock"><text:tab/><text:tab/><text:tab/><text:tab/><text:tab/><text:tab/><text:tab/><text:tab/><text:span text:style-name="symbol0_5f_cpp">}</text:span> </text:p>
      <text:p text:style-name="Tight_20_CodeBlock"><text:tab/><text:tab/><text:tab/><text:tab/><text:tab/><text:tab/><text:tab/><text:tab/><text:span text:style-name="keyword0_5f_cpp">case</text:span> B_REVERSE_INDEX_SPECIFIER<text:span text:style-name="symbol4_5f_cpp">:</text:span> </text:p>
      <text:p text:style-name="Tight_20_CodeBlock"><text:soft-page-break/><text:tab/><text:tab/><text:tab/><text:tab/><text:tab/><text:tab/><text:tab/><text:tab/><text:span text:style-name="symbol0_5f_cpp">{</text:span> </text:p>
      <text:p text:style-name="Tight_20_CodeBlock"><text:tab/><text:tab/><text:tab/><text:tab/><text:tab/><text:tab/><text:tab/><text:tab/><text:tab/>label <text:span text:style-name="symbol1_5f_cpp">=</text:span> <text:span text:style-name="string_5f_cpp">"ReverseIndex"</text:span><text:span text:style-name="symbol4_5f_cpp">;</text:span> </text:p>
      <text:p text:style-name="Tight_20_CodeBlock"><text:tab/><text:tab/><text:tab/><text:tab/><text:tab/><text:tab/><text:tab/><text:tab/><text:tab/><text:span text:style-name="keyword0_5f_cpp">break</text:span><text:span text:style-name="symbol4_5f_cpp">;</text:span> </text:p>
      <text:p text:style-name="Tight_20_CodeBlock"><text:tab/><text:tab/><text:tab/><text:tab/><text:tab/><text:tab/><text:tab/><text:tab/><text:span text:style-name="symbol0_5f_cpp">}</text:span> </text:p>
      <text:p text:style-name="Tight_20_CodeBlock"><text:tab/><text:tab/><text:tab/><text:tab/><text:tab/><text:tab/><text:tab/><text:tab/><text:span text:style-name="keyword0_5f_cpp">case</text:span> B_RANGE_SPECIFIER<text:span text:style-name="symbol4_5f_cpp">:</text:span> </text:p>
      <text:p text:style-name="Tight_20_CodeBlock"><text:tab/><text:tab/><text:tab/><text:tab/><text:tab/><text:tab/><text:tab/><text:tab/><text:span text:style-name="symbol0_5f_cpp">{</text:span> </text:p>
      <text:p text:style-name="Tight_20_CodeBlock"><text:tab/><text:tab/><text:tab/><text:tab/><text:tab/><text:tab/><text:tab/><text:tab/><text:tab/>label <text:span text:style-name="symbol1_5f_cpp">=</text:span> <text:span text:style-name="string_5f_cpp">"Range"</text:span><text:span text:style-name="symbol4_5f_cpp">;</text:span> </text:p>
      <text:p text:style-name="Tight_20_CodeBlock"><text:tab/><text:tab/><text:tab/><text:tab/><text:tab/><text:tab/><text:tab/><text:tab/><text:tab/><text:span text:style-name="keyword0_5f_cpp">break</text:span><text:span text:style-name="symbol4_5f_cpp">;</text:span> </text:p>
      <text:p text:style-name="Tight_20_CodeBlock"><text:tab/><text:tab/><text:tab/><text:tab/><text:tab/><text:tab/><text:tab/><text:tab/><text:span text:style-name="symbol0_5f_cpp">}</text:span> </text:p>
      <text:p text:style-name="Tight_20_CodeBlock"><text:tab/><text:tab/><text:tab/><text:tab/><text:tab/><text:tab/><text:tab/><text:tab/><text:span text:style-name="keyword0_5f_cpp">case</text:span> B_REVERSE_RANGE_SPECIFIER<text:span text:style-name="symbol4_5f_cpp">:</text:span> </text:p>
      <text:p text:style-name="Tight_20_CodeBlock"><text:tab/><text:tab/><text:tab/><text:tab/><text:tab/><text:tab/><text:tab/><text:tab/><text:span text:style-name="symbol0_5f_cpp">{</text:span> </text:p>
      <text:p text:style-name="Tight_20_CodeBlock"><text:tab/><text:tab/><text:tab/><text:tab/><text:tab/><text:tab/><text:tab/><text:tab/><text:tab/>label <text:span text:style-name="symbol1_5f_cpp">=</text:span> <text:span text:style-name="string_5f_cpp">"ReverseRange"</text:span><text:span text:style-name="symbol4_5f_cpp">;</text:span> </text:p>
      <text:p text:style-name="Tight_20_CodeBlock"><text:tab/><text:tab/><text:tab/><text:tab/><text:tab/><text:tab/><text:tab/><text:tab/><text:tab/><text:span text:style-name="keyword0_5f_cpp">break</text:span><text:span text:style-name="symbol4_5f_cpp">;</text:span> </text:p>
      <text:p text:style-name="Tight_20_CodeBlock"><text:tab/><text:tab/><text:tab/><text:tab/><text:tab/><text:tab/><text:tab/><text:tab/><text:span text:style-name="symbol0_5f_cpp">}</text:span> </text:p>
      <text:p text:style-name="Tight_20_CodeBlock"><text:tab/><text:tab/><text:tab/><text:tab/><text:tab/><text:tab/><text:tab/><text:tab/><text:span text:style-name="keyword0_5f_cpp">default</text:span><text:span text:style-name="symbol4_5f_cpp">:</text:span> </text:p>
      <text:p text:style-name="Tight_20_CodeBlock"><text:tab/><text:tab/><text:tab/><text:tab/><text:tab/><text:tab/><text:tab/><text:tab/><text:tab/><text:span text:style-name="keyword0_5f_cpp">break</text:span><text:span text:style-name="symbol4_5f_cpp">;</text:span> </text:p>
      <text:p text:style-name="Tight_20_CodeBlock"><text:tab/><text:tab/><text:tab/><text:tab/><text:tab/><text:tab/><text:tab/><text:span text:style-name="symbol0_5f_cpp">}</text:span> </text:p>
      <text:p text:style-name="Tight_20_CodeBlock"><text:tab/><text:tab/><text:tab/><text:tab/><text:tab/><text:tab/> </text:p>
      <text:p text:style-name="Tight_20_CodeBlock"><text:tab/><text:tab/><text:tab/><text:tab/><text:tab/><text:tab/><text:tab/><text:span text:style-name="keyword0_5f_cpp">if</text:span> <text:span text:style-name="symbol0_5f_cpp">(</text:span>label.<text:span text:style-name="member0_5f_cpp">CountChars</text:span><text:span text:style-name="symbol0_5f_cpp">())</text:span> </text:p>
      <text:p text:style-name="Tight_20_CodeBlock"><text:tab/><text:tab/><text:tab/><text:tab/><text:tab/><text:tab/><text:tab/><text:span text:style-name="symbol0_5f_cpp">{</text:span> </text:p>
      <text:p text:style-name="P54"><text:tab/><text:tab/><text:tab/><text:tab/><text:tab/><text:tab/><text:tab/><text:tab/><text:span text:style-name="keyword0_5f_cpp">if</text:span> <text:span text:style-name="symbol0_5f_cpp">(</text:span>specIndex <text:span text:style-name="symbol1_5f_cpp">&gt;</text:span> <text:span text:style-name="number_5f_cpp">0</text:span> <text:span text:style-name="symbol3_5f_cpp">&amp;&amp;</text:span></text:p>
      <text:p text:style-name="P54"><text:tab/><text:tab/><text:tab/><text:tab/><text:tab/><text:tab/><text:tab/><text:tab/><text:tab/><text:tab/>specifiers.<text:span text:style-name="member0_5f_cpp">CountChars</text:span><text:span text:style-name="symbol0_5f_cpp">()</text:span> <text:span text:style-name="symbol1_5f_cpp">&gt;</text:span> <text:span text:style-name="number_5f_cpp">0</text:span><text:span text:style-name="symbol0_5f_cpp">)</text:span> </text:p>
      <text:p text:style-name="Tight_20_CodeBlock"><text:tab/><text:tab/><text:tab/><text:tab/><text:tab/><text:tab/><text:tab/><text:tab/><text:tab/>specifiers <text:span text:style-name="symbol1_5f_cpp">&lt;&lt;</text:span> <text:span text:style-name="string_5f_cpp">","</text:span><text:span text:style-name="symbol4_5f_cpp">;</text:span> </text:p>
      <text:p text:style-name="Tight_20_CodeBlock"><text:tab/><text:tab/><text:tab/><text:tab/><text:tab/><text:tab/><text:tab/><text:tab/>specifiers <text:span text:style-name="symbol1_5f_cpp">&lt;&lt;</text:span> label<text:span text:style-name="symbol4_5f_cpp">;</text:span> </text:p>
      <text:p text:style-name="Tight_20_CodeBlock"><text:tab/><text:tab/><text:tab/><text:tab/><text:tab/><text:tab/><text:tab/><text:span text:style-name="symbol0_5f_cpp">}</text:span> </text:p>
      <text:p text:style-name="Tight_20_CodeBlock"><text:tab/><text:tab/><text:tab/><text:tab/><text:tab/><text:tab/><text:tab/> </text:p>
      <text:p text:style-name="Tight_20_CodeBlock"><text:tab/><text:tab/><text:tab/><text:tab/><text:tab/><text:tab/><text:tab/>specIndex<text:span text:style-name="symbol2_5f_cpp">++</text:span><text:span text:style-name="symbol4_5f_cpp">;</text:span> </text:p>
      <text:p text:style-name="Tight_20_CodeBlock"><text:tab/><text:tab/><text:tab/><text:tab/><text:tab/><text:tab/><text:span text:style-name="symbol0_5f_cpp">}</text:span> <text:span text:style-name="comment0_5f_cpp">// end while(specifiers) </text:span></text:p>
      <text:p text:style-name="Tight_20_CodeBlock"><text:tab/><text:tab/><text:tab/><text:tab/><text:tab/> </text:p>
      <text:p text:style-name="Tight_20_CodeBlock"><text:tab/><text:tab/><text:tab/><text:tab/><text:tab/><text:span text:style-name="keyword0_5f_cpp">if</text:span> <text:span text:style-name="symbol0_5f_cpp">(</text:span>specifiers.<text:span text:style-name="member0_5f_cpp">CountChars</text:span><text:span text:style-name="symbol0_5f_cpp">()</text:span> <text:span text:style-name="symbol1_5f_cpp">==</text:span> <text:span text:style-name="number_5f_cpp">0</text:span><text:span text:style-name="symbol0_5f_cpp">)</text:span> </text:p>
      <text:p text:style-name="Tight_20_CodeBlock"><text:tab/><text:tab/><text:tab/><text:tab/><text:tab/><text:tab/>specifiers <text:span text:style-name="symbol1_5f_cpp">=</text:span> <text:span text:style-name="string_5f_cpp">"None"</text:span><text:span text:style-name="symbol4_5f_cpp">;</text:span> </text:p>
      <text:p text:style-name="Tight_20_CodeBlock"><text:tab/><text:tab/><text:tab/><text:tab/><text:tab/> </text:p>
      <text:p text:style-name="P54"><text:tab/><text:tab/><text:tab/><text:tab/><text:tab/><text:span text:style-name="keyword2_5f_cpp">printf</text:span><text:span text:style-name="symbol0_5f_cpp">(</text:span><text:span text:style-name="string_5f_cpp">"%s: %s (%s)</text:span><text:span text:style-name="escaped_5f_cpp">\n</text:span><text:span text:style-name="string_5f_cpp">"</text:span>, info<text:span text:style-name="symbol0_5f_cpp">[</text:span>j<text:span text:style-name="symbol0_5f_cpp">]</text:span>.<text:span text:style-name="member0_5f_cpp">name</text:span>,</text:p>
      <text:p text:style-name="P54"><text:tab/><text:tab/><text:tab/><text:tab/><text:tab/><text:tab/><text:tab/>commands.<text:span text:style-name="member0_5f_cpp">String</text:span><text:span text:style-name="symbol0_5f_cpp">()</text:span>, specifiers.<text:span text:style-name="member0_5f_cpp">String</text:span><text:span text:style-name="symbol0_5f_cpp">())</text:span><text:span text:style-name="symbol4_5f_cpp">;</text:span> </text:p>
      <text:p text:style-name="Tight_20_CodeBlock"><text:tab/><text:tab/><text:tab/><text:tab/><text:tab/> </text:p>
      <text:p text:style-name="Tight_20_CodeBlock"><text:tab/><text:tab/><text:tab/><text:tab/><text:tab/><text:span text:style-name="keyword0_5f_cpp">if</text:span> <text:span text:style-name="symbol0_5f_cpp">(</text:span>info<text:span text:style-name="symbol0_5f_cpp">[</text:span>j<text:span text:style-name="symbol0_5f_cpp">]</text:span>.<text:span text:style-name="member0_5f_cpp">usage</text:span> <text:span text:style-name="symbol3_5f_cpp">&amp;&amp;</text:span> <text:span text:style-name="keyword2_5f_cpp">strlen</text:span><text:span text:style-name="symbol0_5f_cpp">(</text:span>info<text:span text:style-name="symbol0_5f_cpp">[</text:span>j<text:span text:style-name="symbol0_5f_cpp">]</text:span>.<text:span text:style-name="member0_5f_cpp">usage</text:span><text:span text:style-name="symbol0_5f_cpp">)</text:span> <text:span text:style-name="symbol1_5f_cpp">&gt;</text:span> <text:span text:style-name="number_5f_cpp">0</text:span><text:span text:style-name="symbol0_5f_cpp">)</text:span> </text:p>
      <text:p text:style-name="Tight_20_CodeBlock"><text:tab/><text:tab/><text:tab/><text:tab/><text:tab/><text:tab/><text:span text:style-name="keyword2_5f_cpp">printf</text:span><text:span text:style-name="symbol0_5f_cpp">(</text:span><text:span text:style-name="string_5f_cpp">"</text:span><text:span text:style-name="escaped_5f_cpp">\t</text:span><text:span text:style-name="string_5f_cpp">%s</text:span><text:span text:style-name="escaped_5f_cpp">\n</text:span><text:span text:style-name="string_5f_cpp">"</text:span>, info<text:span text:style-name="symbol0_5f_cpp">[</text:span>j<text:span text:style-name="symbol0_5f_cpp">]</text:span>.<text:span text:style-name="member0_5f_cpp">usage</text:span><text:span text:style-name="symbol0_5f_cpp">)</text:span><text:span text:style-name="symbol4_5f_cpp">;</text:span> </text:p>
      <text:p text:style-name="Tight_20_CodeBlock"><text:tab/><text:tab/><text:tab/><text:tab/><text:span text:style-name="symbol0_5f_cpp">}</text:span> <text:span text:style-name="comment0_5f_cpp">// end for each property </text:span></text:p>
      <text:p text:style-name="Tight_20_CodeBlock"><text:tab/><text:tab/><text:tab/><text:tab/> </text:p>
      <text:p text:style-name="Tight_20_CodeBlock"><text:tab/><text:tab/><text:tab/><text:tab/><text:span text:style-name="keyword2_5f_cpp">printf</text:span><text:span text:style-name="symbol0_5f_cpp">(</text:span><text:span text:style-name="string_5f_cpp">"</text:span><text:span text:style-name="escaped_5f_cpp">\n</text:span><text:span text:style-name="string_5f_cpp">"</text:span><text:span text:style-name="symbol0_5f_cpp">)</text:span><text:span text:style-name="symbol4_5f_cpp">;</text:span> </text:p>
      <text:p text:style-name="Tight_20_CodeBlock"><text:tab/><text:tab/><text:tab/><text:tab/> </text:p>
      <text:p text:style-name="Tight_20_CodeBlock"><text:tab/><text:tab/><text:tab/><text:tab/>i<text:span text:style-name="symbol2_5f_cpp">++</text:span><text:span text:style-name="symbol4_5f_cpp">;</text:span> </text:p>
      <text:p text:style-name="Tight_20_CodeBlock"><text:tab/><text:tab/><text:tab/><text:span text:style-name="symbol0_5f_cpp">}</text:span> <text:span text:style-name="comment0_5f_cpp">// end for each suite </text:span></text:p>
      <text:p text:style-name="Tight_20_CodeBlock"><text:tab/><text:tab/><text:span text:style-name="symbol0_5f_cpp">}</text:span> <text:span text:style-name="comment0_5f_cpp">// </text:span><text:span text:style-name="comment0_5f_cpp"><text:span text:style-name="T22">end while each suite name</text:span></text:span></text:p>
      <text:p text:style-name="Tight_20_CodeBlock"><text:tab/><text:span text:style-name="symbol0_5f_cpp">}</text:span> <text:span text:style-name="comment0_5f_cpp">// end if status == B_OK </text:span></text:p>
      <text:p text:style-name="Tight_20_CodeBlock"><text:tab/><text:span text:style-name="keyword0_5f_cpp">else</text:span> </text:p>
      <text:p text:style-name="Tight_20_CodeBlock"><text:tab/><text:tab/><text:span text:style-name="keyword2_5f_cpp">printf</text:span><text:span text:style-name="symbol0_5f_cpp">(</text:span><text:span text:style-name="string_5f_cpp">"StyledEdit does not appear to be running.</text:span><text:span text:style-name="escaped_5f_cpp">\n</text:span><text:span text:style-name="string_5f_cpp">"</text:span><text:span text:style-name="symbol0_5f_cpp">)</text:span><text:span text:style-name="symbol4_5f_cpp">;</text:span> </text:p>
      <text:p text:style-name="Tight_20_CodeBlock"><text:tab/> </text:p>
      <text:p text:style-name="Tight_20_CodeBlock"><text:tab/><text:span text:style-name="keyword0_5f_cpp">return</text:span> <text:span text:style-name="number_5f_cpp">0</text:span><text:span text:style-name="symbol4_5f_cpp">;</text:span> </text:p>
      <text:p text:style-name="Tight_20_CodeBlock"><text:span text:style-name="symbol0_5f_cpp">}</text:span></text:p>
      <text:p text:style-name="P10"/>
      <text:p text:style-name="Text_20_body"><text:span text:style-name="T23">Talk about a lot of code to do something that doesn't amount to much! </text:span><text:span text:style-name="T25">This is the most complicated part of Haiku scripting. Of course, if the suite you are looking for is one of the standard ones defined by the Haiku API, then all of this work is not </text:span><text:span text:style-name="T74">even </text:span><text:span text:style-name="T25">necessary.</text:span></text:p>
      <text:h text:style-name="P60" text:outline-level="2"><text:soft-page-break/>Implementing Scripting Support</text:h>
      <text:p text:style-name="Text_20_body"><text:span text:style-name="T26">Making your own classes respond to scripting messages beyond the system defaults is a great way to make your programs even more powerful and enable possibilities that you may or may not have </text:span><text:span text:style-name="T75">even </text:span><text:span text:style-name="T26">imagined. Depending on what you wish to do, </text:span><text:span text:style-name="T75">implementing them may require more than a little work</text:span><text:span text:style-name="T26">. </text:span><text:span text:style-name="T31">We'll use our ColorWell control for examples of what can be done.</text:span></text:p>
      <text:p text:style-name="Text_20_body"><text:span text:style-name="T27">Two requirements must be </text:span><text:span text:style-name="T75">met</text:span><text:span text:style-name="T27"> to implement additional scripting support: an object must be a subclass of BHandler and it must implement three key BHandler hook functions: </text:span><text:span text:style-name="Code"><text:span text:style-name="T27">GetSupportedSuites</text:span></text:span><text:span text:style-name="Code"><text:span text:style-name="T35">()</text:span></text:span><text:span text:style-name="T27">, </text:span><text:span text:style-name="Code"><text:span text:style-name="T27">MessageReceived</text:span></text:span><text:span text:style-name="Code"><text:span text:style-name="T35">()</text:span></text:span><text:span text:style-name="T27">, and </text:span><text:span text:style-name="Code"><text:span text:style-name="T27">ResolveSpecifier</text:span></text:span><text:span text:style-name="Code"><text:span text:style-name="T35">()</text:span></text:span><text:span text:style-name="T27">. </text:span><text:span text:style-name="T30">The exact steps taken look like this:</text:span></text:p>
      <text:list xml:id="list2156306485" text:style-name="L1">
        <text:list-item>
          <text:p text:style-name="P56"><text:span text:style-name="T30">Create a static </text:span><text:span text:style-name="Code"><text:span text:style-name="T30">property_info</text:span></text:span><text:span text:style-name="T30"> structure to hold the description of your control's suite.</text:span></text:p>
        </text:list-item>
        <text:list-item>
          <text:p text:style-name="P56"><text:span text:style-name="T30">Implement </text:span><text:span text:style-name="Code"><text:span text:style-name="T30">GetSupportedSuites()</text:span></text:span><text:span text:style-name="T30">.</text:span></text:p>
        </text:list-item>
        <text:list-item>
          <text:p text:style-name="P56"><text:span text:style-name="T30">Tweak your control's </text:span><text:span text:style-name="Code"><text:span text:style-name="T30">MessageReceived()</text:span></text:span><text:span text:style-name="T30"> to test for messages with specifiers and handle them separately from regular messages.</text:span></text:p>
        </text:list-item>
        <text:list-item>
          <text:p text:style-name="P62"><text:span text:style-name="T30">Write </text:span><text:span text:style-name="Code"><text:span text:style-name="T30">ResolveSpecifier()</text:span></text:span><text:span text:style-name="T30">.</text:span></text:p>
        </text:list-item>
      </text:list>
      <text:p text:style-name="Text_20_body"><text:span text:style-name="T30">An array of </text:span><text:span text:style-name="Code"><text:span text:style-name="T30">property_info</text:span></text:span><text:span text:style-name="T30"> structures are used to define your control's scripting interface. </text:span><text:span text:style-name="T31">The definition of the structure looks like this:</text:span></text:p>
      <text:p text:style-name="P13"/>
      <text:p text:style-name="P36"><text:span text:style-name="keyword3_5f_cpp"><text:span text:style-name="T28">struct</text:span></text:span><text:span text:style-name="Code"><text:span text:style-name="T28"> property_info</text:span></text:span></text:p>
      <text:p text:style-name="P36"><text:span text:style-name="symbol0_5f_cpp"><text:span text:style-name="T28">{</text:span></text:span></text:p>
      <text:p text:style-name="P36"><text:span text:style-name="Code"><text:span text:style-name="T28"><text:tab/></text:span></text:span><text:span text:style-name="comment0_5f_cpp"><text:span text:style-name="T28">// </text:span></text:span><text:span text:style-name="comment0_5f_cpp"><text:span text:style-name="T29">The name of the property this structure describ</text:span></text:span><text:span text:style-name="comment0_5f_cpp"><text:span text:style-name="T80">es.</text:span></text:span></text:p>
      <text:p text:style-name="P36"><text:span text:style-name="Code"><text:span text:style-name="T28"><text:tab/></text:span></text:span><text:span text:style-name="keyword3_5f_cpp"><text:span text:style-name="T28">char</text:span></text:span><text:span text:style-name="Code"><text:span text:style-name="T28"> </text:span></text:span><text:span text:style-name="symbol2_5f_cpp"><text:span text:style-name="T28">*</text:span></text:span><text:span text:style-name="Code"><text:span text:style-name="T28">name</text:span></text:span><text:span text:style-name="symbol4_5f_cpp"><text:span text:style-name="T28">;</text:span></text:span></text:p>
      <text:p text:style-name="P36"><text:span text:style-name="Code"><text:span text:style-name="T28"><text:tab/></text:span></text:span></text:p>
      <text:p text:style-name="P36"><text:span text:style-name="Code"><text:span text:style-name="T28"><text:tab/></text:span></text:span><text:span text:style-name="comment0_5f_cpp"><text:span text:style-name="T28">// </text:span></text:span><text:span text:style-name="comment0_5f_cpp"><text:span text:style-name="T29">A zero-terminated list of supported commands. Use a zero for the</text:span></text:span></text:p>
      <text:p text:style-name="P36"><text:span text:style-name="Code"><text:span text:style-name="T29"><text:tab/></text:span></text:span><text:span text:style-name="comment0_5f_cpp"><text:span text:style-name="T29">// first command to act as a wildcard which matches any command.</text:span></text:span></text:p>
      <text:p text:style-name="P36"><text:span text:style-name="Code"><text:span text:style-name="T28"><text:tab/>uint32 commands</text:span></text:span><text:span text:style-name="symbol0_5f_cpp"><text:span text:style-name="T28">[</text:span></text:span><text:span text:style-name="number_5f_cpp"><text:span text:style-name="T28">10</text:span></text:span><text:span text:style-name="symbol0_5f_cpp"><text:span text:style-name="T28">]</text:span></text:span><text:span text:style-name="symbol4_5f_cpp"><text:span text:style-name="T28">;</text:span></text:span></text:p>
      <text:p text:style-name="P36"><text:span text:style-name="Code"><text:span text:style-name="T28"><text:tab/></text:span></text:span></text:p>
      <text:p text:style-name="P36"><text:span text:style-name="Code"><text:span text:style-name="T28"><text:tab/></text:span></text:span><text:span text:style-name="comment0_5f_cpp"><text:span text:style-name="T28">// </text:span></text:span><text:span text:style-name="comment0_5f_cpp"><text:span text:style-name="T29">A zero-terminated list of supported specifiers. Use a zero for the</text:span></text:span></text:p>
      <text:p text:style-name="P36"><text:span text:style-name="Code"><text:span text:style-name="T29"><text:tab/></text:span></text:span><text:span text:style-name="comment0_5f_cpp"><text:span text:style-name="T29">// first specifier to act as a wildcard which matches any specifier.</text:span></text:span></text:p>
      <text:p text:style-name="P36"><text:span text:style-name="Code"><text:span text:style-name="T28"><text:tab/>uint32 specifiers</text:span></text:span><text:span text:style-name="symbol0_5f_cpp"><text:span text:style-name="T28">[</text:span></text:span><text:span text:style-name="number_5f_cpp"><text:span text:style-name="T28">10</text:span></text:span><text:span text:style-name="symbol0_5f_cpp"><text:span text:style-name="T28">]</text:span></text:span><text:span text:style-name="symbol4_5f_cpp"><text:span text:style-name="T28">;</text:span></text:span></text:p>
      <text:p text:style-name="P36"><text:span text:style-name="Code"><text:span text:style-name="T28"><text:tab/></text:span></text:span></text:p>
      <text:p text:style-name="P36"><text:span text:style-name="Code"><text:span text:style-name="T28"><text:tab/></text:span></text:span><text:span text:style-name="comment0_5f_cpp"><text:span text:style-name="T28">// </text:span></text:span><text:span text:style-name="comment0_5f_cpp"><text:span text:style-name="T29">A string which describes the property.</text:span></text:span></text:p>
      <text:p text:style-name="P36"><text:span text:style-name="Code"><text:span text:style-name="T28"><text:tab/></text:span></text:span><text:span text:style-name="keyword3_5f_cpp"><text:span text:style-name="T28">char</text:span></text:span><text:span text:style-name="Code"><text:span text:style-name="T28"> </text:span></text:span><text:span text:style-name="symbol2_5f_cpp"><text:span text:style-name="T28">*</text:span></text:span><text:span text:style-name="Code"><text:span text:style-name="T28">usage</text:span></text:span><text:span text:style-name="symbol4_5f_cpp"><text:span text:style-name="T28">;</text:span></text:span></text:p>
      <text:p text:style-name="P36"><text:span text:style-name="Code"><text:span text:style-name="T28"><text:tab/></text:span></text:span></text:p>
      <text:p text:style-name="P36"><text:span text:style-name="Code"><text:span text:style-name="T28"><text:tab/></text:span></text:span><text:span text:style-name="comment0_5f_cpp"><text:span text:style-name="T28">// </text:span></text:span><text:span text:style-name="comment0_5f_cpp"><text:span text:style-name="T29">Extra space for your own use, if you like. The system won't</text:span></text:span></text:p>
      <text:p text:style-name="P36"><text:span text:style-name="Code"><text:span text:style-name="T29"><text:tab/></text:span></text:span><text:span text:style-name="comment0_5f_cpp"><text:span text:style-name="T29">// touch it.</text:span></text:span></text:p>
      <text:p text:style-name="P36"><text:span text:style-name="Code"><text:span text:style-name="T28"><text:tab/>uint32 extra_data</text:span></text:span><text:span text:style-name="symbol4_5f_cpp"><text:span text:style-name="T28">;</text:span></text:span><text:span text:style-name="Code"><text:span text:style-name="T28"><text:line-break/></text:span></text:span><text:span text:style-name="symbol0_5f_cpp"><text:span text:style-name="T28">}</text:span></text:span><text:span text:style-name="symbol4_5f_cpp"><text:span text:style-name="T28">;</text:span></text:span></text:p>
      <text:p text:style-name="P13"/>
      <text:p text:style-name="P12"><text:span text:style-name="T32">For our ColorWell class, we will define four properties: </text:span><text:span text:style-name="Code"><text:span text:style-name="T32">IsRound</text:span></text:span><text:span text:style-name="T32">, a boolean value which sets the style to round if true and rectangular if false, and three integer properties: </text:span><text:span text:style-name="Code"><text:span text:style-name="T32">Red</text:span></text:span><text:span text:style-name="T32">, </text:span><text:span text:style-name="Code"><text:span text:style-name="T32">Green</text:span></text:span><text:span text:style-name="T32">, and </text:span><text:span text:style-name="Code"><text:span text:style-name="T32">Blue</text:span></text:span><text:span text:style-name="T32">. These three will support getting and setting of the individual color values of the ColorWell's color. </text:span><text:span text:style-name="T33">Here is the resulting suite definition:</text:span></text:p>
      <text:p text:style-name="P16"/>
      <text:p text:style-name="CodeBlock"><text:span text:style-name="keyword3_5f_cpp"><text:span text:style-name="T37">static</text:span></text:span><text:span text:style-name="T37"> property_info sColorWellProperties</text:span><text:span text:style-name="symbol0_5f_cpp"><text:span text:style-name="T37">[]</text:span></text:span><text:span text:style-name="T37"> </text:span><text:span text:style-name="symbol1_5f_cpp"><text:span text:style-name="T37">=</text:span></text:span><text:span text:style-name="T37"> </text:span></text:p>
      <text:p text:style-name="CodeBlock"><text:span text:style-name="symbol0_5f_cpp"><text:span text:style-name="T37">{</text:span></text:span><text:span text:style-name="T37"> </text:span></text:p>
      <text:p text:style-name="CodeBlock"><text:span text:style-name="T37"><text:tab/></text:span><text:span text:style-name="symbol0_5f_cpp"><text:span text:style-name="T37">{</text:span></text:span><text:span text:style-name="T37"><text:tab/></text:span><text:span text:style-name="string_5f_cpp"><text:span text:style-name="T37">"IsRound"</text:span></text:span><text:span text:style-name="T37">, </text:span><text:span text:style-name="symbol0_5f_cpp"><text:span text:style-name="T37">{</text:span></text:span><text:span text:style-name="T37"> B_GET_PROPERTY, B_SET_PROPERTY, </text:span><text:span text:style-name="number_5f_cpp"><text:span text:style-name="T37">0</text:span></text:span><text:span text:style-name="T37"> </text:span><text:span text:style-name="symbol0_5f_cpp"><text:span text:style-name="T37">}</text:span></text:span><text:span text:style-name="T37">, </text:span></text:p>
      <text:p text:style-name="CodeBlock"><text:span text:style-name="T37"><text:tab/><text:tab/></text:span><text:span text:style-name="symbol0_5f_cpp"><text:span text:style-name="T37">{</text:span></text:span><text:span text:style-name="T37"> B_DIRECT_SPECIFIER, </text:span><text:span text:style-name="number_5f_cpp"><text:span text:style-name="T37">0</text:span></text:span><text:span text:style-name="T37"> </text:span><text:span text:style-name="symbol0_5f_cpp"><text:span text:style-name="T37">}</text:span></text:span><text:span text:style-name="T37">, </text:span></text:p>
      <text:p text:style-name="CodeBlock"><text:span text:style-name="T37"><text:tab/><text:tab/></text:span><text:span text:style-name="string_5f_cpp"><text:span text:style-name="T37">"True if the color well is round, false if rectangular."</text:span></text:span><text:span text:style-name="T37">, </text:span><text:span text:style-name="number_5f_cpp"><text:span text:style-name="T37">0</text:span></text:span><text:span text:style-name="T37">, </text:span></text:p>
      <text:p text:style-name="CodeBlock"><text:span text:style-name="T37"><text:tab/><text:tab/></text:span><text:span text:style-name="symbol0_5f_cpp"><text:span text:style-name="T37">{</text:span></text:span><text:span text:style-name="T37"> B_BOOL_TYPE </text:span><text:span text:style-name="symbol0_5f_cpp"><text:span text:style-name="T37">}</text:span></text:span><text:span text:style-name="T37"> </text:span></text:p>
      <text:p text:style-name="CodeBlock"><text:span text:style-name="T37"><text:tab/></text:span><text:span text:style-name="symbol0_5f_cpp"><text:span text:style-name="T37">}</text:span></text:span><text:span text:style-name="T37">, </text:span></text:p>
      <text:p text:style-name="CodeBlock"><text:span text:style-name="T37"><text:tab/></text:span><text:span text:style-name="symbol0_5f_cpp"><text:span text:style-name="T37">{</text:span></text:span><text:span text:style-name="T37"><text:tab/></text:span><text:span text:style-name="string_5f_cpp"><text:span text:style-name="T37">"Red"</text:span></text:span><text:span text:style-name="T37">, </text:span><text:span text:style-name="symbol0_5f_cpp"><text:span text:style-name="T37">{</text:span></text:span><text:span text:style-name="T37"> B_GET_PROPERTY, B_SET_PROPERTY, </text:span><text:span text:style-name="number_5f_cpp"><text:span text:style-name="T37">0</text:span></text:span><text:span text:style-name="T37"> </text:span><text:span text:style-name="symbol0_5f_cpp"><text:span text:style-name="T37">}</text:span></text:span><text:span text:style-name="T37">, </text:span></text:p>
      <text:p text:style-name="CodeBlock"><text:soft-page-break/><text:span text:style-name="T37"><text:tab/><text:tab/></text:span><text:span text:style-name="symbol0_5f_cpp"><text:span text:style-name="T37">{</text:span></text:span><text:span text:style-name="T37"> B_DIRECT_SPECIFIER, </text:span><text:span text:style-name="number_5f_cpp"><text:span text:style-name="T37">0</text:span></text:span><text:span text:style-name="T37"> </text:span><text:span text:style-name="symbol0_5f_cpp"><text:span text:style-name="T37">}</text:span></text:span><text:span text:style-name="T37">, </text:span></text:p>
      <text:p text:style-name="CodeBlock"><text:span text:style-name="T37"><text:tab/><text:tab/></text:span><text:span text:style-name="string_5f_cpp"><text:span text:style-name="T37">"The red value for the color well."</text:span></text:span><text:span text:style-name="T37">, </text:span><text:span text:style-name="number_5f_cpp"><text:span text:style-name="T37">0</text:span></text:span><text:span text:style-name="T37">, </text:span></text:p>
      <text:p text:style-name="CodeBlock"><text:span text:style-name="T37"><text:tab/><text:tab/></text:span><text:span text:style-name="symbol0_5f_cpp"><text:span text:style-name="T37">{</text:span></text:span><text:span text:style-name="T37"> B_INT32_TYPE </text:span><text:span text:style-name="symbol0_5f_cpp"><text:span text:style-name="T37">}</text:span></text:span><text:span text:style-name="T37"> </text:span></text:p>
      <text:p text:style-name="CodeBlock"><text:span text:style-name="T37"><text:tab/></text:span><text:span text:style-name="symbol0_5f_cpp"><text:span text:style-name="T37">}</text:span></text:span><text:span text:style-name="T37">, </text:span></text:p>
      <text:p text:style-name="CodeBlock"><text:span text:style-name="T37"><text:tab/></text:span><text:span text:style-name="symbol0_5f_cpp"><text:span text:style-name="T37">{</text:span></text:span><text:span text:style-name="T37"><text:tab/></text:span><text:span text:style-name="string_5f_cpp"><text:span text:style-name="T37">"Green"</text:span></text:span><text:span text:style-name="T37">, </text:span><text:span text:style-name="symbol0_5f_cpp"><text:span text:style-name="T37">{</text:span></text:span><text:span text:style-name="T37"> B_GET_PROPERTY, B_SET_PROPERTY, </text:span><text:span text:style-name="number_5f_cpp"><text:span text:style-name="T37">0</text:span></text:span><text:span text:style-name="T37"> </text:span><text:span text:style-name="symbol0_5f_cpp"><text:span text:style-name="T37">}</text:span></text:span><text:span text:style-name="T37">, </text:span></text:p>
      <text:p text:style-name="CodeBlock"><text:span text:style-name="T37"><text:tab/><text:tab/></text:span><text:span text:style-name="symbol0_5f_cpp"><text:span text:style-name="T37">{</text:span></text:span><text:span text:style-name="T37"> B_DIRECT_SPECIFIER, </text:span><text:span text:style-name="number_5f_cpp"><text:span text:style-name="T37">0</text:span></text:span><text:span text:style-name="T37"> </text:span><text:span text:style-name="symbol0_5f_cpp"><text:span text:style-name="T37">}</text:span></text:span><text:span text:style-name="T37">, </text:span></text:p>
      <text:p text:style-name="CodeBlock"><text:span text:style-name="T37"><text:tab/><text:tab/></text:span><text:span text:style-name="string_5f_cpp"><text:span text:style-name="T37">"The green value for the color well."</text:span></text:span><text:span text:style-name="T37">, </text:span><text:span text:style-name="number_5f_cpp"><text:span text:style-name="T37">0</text:span></text:span><text:span text:style-name="T37">, </text:span></text:p>
      <text:p text:style-name="CodeBlock"><text:span text:style-name="T37"><text:tab/><text:tab/></text:span><text:span text:style-name="symbol0_5f_cpp"><text:span text:style-name="T37">{</text:span></text:span><text:span text:style-name="T37"> B_INT32_TYPE </text:span><text:span text:style-name="symbol0_5f_cpp"><text:span text:style-name="T37">}</text:span></text:span><text:span text:style-name="T37"> </text:span></text:p>
      <text:p text:style-name="CodeBlock"><text:span text:style-name="T37"><text:tab/></text:span><text:span text:style-name="symbol0_5f_cpp"><text:span text:style-name="T37">}</text:span></text:span><text:span text:style-name="T37">, </text:span></text:p>
      <text:p text:style-name="CodeBlock"><text:span text:style-name="T37"><text:tab/></text:span><text:span text:style-name="symbol0_5f_cpp"><text:span text:style-name="T37">{</text:span></text:span><text:span text:style-name="T37"><text:tab/></text:span><text:span text:style-name="string_5f_cpp"><text:span text:style-name="T37">"Blue"</text:span></text:span><text:span text:style-name="T37">, </text:span><text:span text:style-name="symbol0_5f_cpp"><text:span text:style-name="T37">{</text:span></text:span><text:span text:style-name="T37"> B_GET_PROPERTY, B_SET_PROPERTY, </text:span><text:span text:style-name="number_5f_cpp"><text:span text:style-name="T37">0</text:span></text:span><text:span text:style-name="T37"> </text:span><text:span text:style-name="symbol0_5f_cpp"><text:span text:style-name="T37">}</text:span></text:span><text:span text:style-name="T37">, </text:span></text:p>
      <text:p text:style-name="CodeBlock"><text:span text:style-name="T37"><text:tab/><text:tab/></text:span><text:span text:style-name="symbol0_5f_cpp"><text:span text:style-name="T37">{</text:span></text:span><text:span text:style-name="T37"> B_DIRECT_SPECIFIER, </text:span><text:span text:style-name="number_5f_cpp"><text:span text:style-name="T37">0</text:span></text:span><text:span text:style-name="T37"> </text:span><text:span text:style-name="symbol0_5f_cpp"><text:span text:style-name="T37">}</text:span></text:span><text:span text:style-name="T37">, </text:span></text:p>
      <text:p text:style-name="CodeBlock"><text:span text:style-name="T37"><text:tab/><text:tab/></text:span><text:span text:style-name="string_5f_cpp"><text:span text:style-name="T37">"The blue value for the color well."</text:span></text:span><text:span text:style-name="T37">, </text:span><text:span text:style-name="number_5f_cpp"><text:span text:style-name="T37">0</text:span></text:span><text:span text:style-name="T37">, </text:span></text:p>
      <text:p text:style-name="CodeBlock"><text:span text:style-name="T37"><text:tab/><text:tab/></text:span><text:span text:style-name="symbol0_5f_cpp"><text:span text:style-name="T37">{</text:span></text:span><text:span text:style-name="T37"> B_INT32_TYPE </text:span><text:span text:style-name="symbol0_5f_cpp"><text:span text:style-name="T37">}</text:span></text:span><text:span text:style-name="T37"> </text:span></text:p>
      <text:p text:style-name="CodeBlock"><text:span text:style-name="T37"><text:tab/></text:span><text:span text:style-name="symbol0_5f_cpp"><text:span text:style-name="T37">}</text:span></text:span><text:span text:style-name="T37">, </text:span></text:p>
      <text:p text:style-name="CodeBlock"><text:span text:style-name="symbol0_5f_cpp"><text:span text:style-name="T37">}</text:span></text:span><text:span text:style-name="symbol4_5f_cpp"><text:span text:style-name="T37">;</text:span></text:span><text:span text:style-name="T37"> </text:span></text:p>
      <text:p text:style-name="P19"/>
      <text:p text:style-name="P11"><text:span text:style-name="T34">Now that the </text:span><text:span text:style-name="T37">suite </text:span><text:span text:style-name="T34">definition is done, writing </text:span><text:span text:style-name="Code"><text:span text:style-name="T6">GetSupportedSuites</text:span></text:span><text:span text:style-name="Code"><text:span text:style-name="T27">()</text:span></text:span><text:span text:style-name="T27"> is a </text:span><text:span text:style-name="T34">piece of cake. It will almost always do nothing more than add the name of the suite to the message it is given, add the static property list as a flattened B</text:span><text:span text:style-name="T77">P</text:span><text:span text:style-name="T34">ropertyInfo </text:span><text:span text:style-name="T76">instance</text:span><text:span text:style-name="T34">, and return the parent class' version of the function.</text:span></text:p>
      <text:p text:style-name="P17"/>
      <text:p text:style-name="CodeBlock"><text:span text:style-name="T38">BHandler </text:span><text:span text:style-name="symbol2_5f_cpp"><text:span text:style-name="T38">*</text:span></text:span><text:span text:style-name="T38"> </text:span></text:p>
      <text:p text:style-name="P38"><text:span text:style-name="T38">ColorWell</text:span><text:span text:style-name="symbol4_5f_cpp"><text:span text:style-name="T38">::</text:span></text:span><text:span text:style-name="member1_5f_cpp"><text:span text:style-name="T38">ResolveSpecifier</text:span></text:span><text:span text:style-name="symbol0_5f_cpp"><text:span text:style-name="T38">(</text:span></text:span><text:span text:style-name="T38">BMessage </text:span><text:span text:style-name="symbol2_5f_cpp"><text:span text:style-name="T38">*</text:span></text:span><text:span text:style-name="T38">msg, int32 index,</text:span></text:p>
      <text:p text:style-name="P38"><text:span text:style-name="T38"><text:tab/><text:tab/><text:tab/><text:tab/><text:tab/>BMessage </text:span><text:span text:style-name="symbol2_5f_cpp"><text:span text:style-name="T38">*</text:span></text:span><text:span text:style-name="T38">specifier, int32 what,</text:span></text:p>
      <text:p text:style-name="P38"><text:span text:style-name="T38"><text:tab/><text:tab/><text:tab/><text:tab/><text:tab/></text:span><text:span text:style-name="keyword3_5f_cpp"><text:span text:style-name="T38">const</text:span></text:span><text:span text:style-name="T38"> </text:span><text:span text:style-name="keyword3_5f_cpp"><text:span text:style-name="T38">char</text:span></text:span><text:span text:style-name="T38"> </text:span><text:span text:style-name="symbol2_5f_cpp"><text:span text:style-name="T38">*</text:span></text:span><text:span text:style-name="T38">property</text:span><text:span text:style-name="symbol0_5f_cpp"><text:span text:style-name="T38">)</text:span></text:span><text:span text:style-name="T38"> </text:span></text:p>
      <text:p text:style-name="CodeBlock"><text:span text:style-name="symbol0_5f_cpp"><text:span text:style-name="T38">{</text:span></text:span><text:span text:style-name="T38"> </text:span></text:p>
      <text:p text:style-name="CodeBlock"><text:span text:style-name="T38"><text:tab/>BPropertyInfo propertyInfo</text:span><text:span text:style-name="symbol0_5f_cpp"><text:span text:style-name="T38">(</text:span></text:span><text:span text:style-name="T38">sColorWellProperties</text:span><text:span text:style-name="symbol0_5f_cpp"><text:span text:style-name="T38">)</text:span></text:span><text:span text:style-name="symbol4_5f_cpp"><text:span text:style-name="T38">;</text:span></text:span><text:span text:style-name="T38"> </text:span></text:p>
      <text:p text:style-name="P37"><text:span text:style-name="T38"><text:tab/></text:span><text:span text:style-name="keyword0_5f_cpp"><text:span text:style-name="T38">if</text:span></text:span><text:span text:style-name="T38"> </text:span><text:span text:style-name="symbol0_5f_cpp"><text:span text:style-name="T38">(</text:span></text:span><text:span text:style-name="T38">propertyInfo.</text:span><text:span text:style-name="member0_5f_cpp"><text:span text:style-name="T38">FindMatch</text:span></text:span><text:span text:style-name="symbol0_5f_cpp"><text:span text:style-name="T38">(</text:span></text:span><text:span text:style-name="T38">msg, index, specifier, what, property</text:span><text:span text:style-name="symbol0_5f_cpp"><text:span text:style-name="T38">)</text:span></text:span></text:p>
      <text:p text:style-name="P37"><text:span text:style-name="T38"><text:tab/><text:tab/><text:tab/></text:span><text:span text:style-name="symbol1_5f_cpp"><text:span text:style-name="T38">&gt;=</text:span></text:span><text:span text:style-name="T38"> </text:span><text:span text:style-name="number_5f_cpp"><text:span text:style-name="T38">0</text:span></text:span><text:span text:style-name="symbol0_5f_cpp"><text:span text:style-name="T38">)</text:span></text:span><text:span text:style-name="T38"> </text:span></text:p>
      <text:p text:style-name="CodeBlock"><text:span text:style-name="T38"><text:tab/><text:tab/></text:span><text:span text:style-name="keyword0_5f_cpp"><text:span text:style-name="T38">return</text:span></text:span><text:span text:style-name="T38"> </text:span><text:span text:style-name="keyword2_5f_cpp"><text:span text:style-name="T38">this</text:span></text:span><text:span text:style-name="symbol4_5f_cpp"><text:span text:style-name="T38">;</text:span></text:span><text:span text:style-name="T38"> </text:span></text:p>
      <text:p text:style-name="P44"><text:tab/> </text:p>
      <text:p text:style-name="P37"><text:span text:style-name="T38"><text:tab/></text:span><text:span text:style-name="keyword0_5f_cpp"><text:span text:style-name="T38">return</text:span></text:span><text:span text:style-name="T38"> BControl</text:span><text:span text:style-name="symbol4_5f_cpp"><text:span text:style-name="T38">::</text:span></text:span><text:span text:style-name="member1_5f_cpp"><text:span text:style-name="T38">ResolveSpecifier</text:span></text:span><text:span text:style-name="symbol0_5f_cpp"><text:span text:style-name="T38">(</text:span></text:span><text:span text:style-name="T38">msg, index, specifier, what,</text:span></text:p>
      <text:p text:style-name="P37"><text:span text:style-name="T38"><text:tab/><text:tab/><text:tab/><text:tab/><text:tab/><text:tab/><text:tab/>property</text:span><text:span text:style-name="symbol0_5f_cpp"><text:span text:style-name="T38">)</text:span></text:span><text:span text:style-name="symbol4_5f_cpp"><text:span text:style-name="T38">;</text:span></text:span><text:span text:style-name="T38"> </text:span></text:p>
      <text:p text:style-name="CodeBlock"><text:span text:style-name="symbol0_5f_cpp"><text:span text:style-name="T38">}</text:span></text:span><text:span text:style-name="T38"> </text:span></text:p>
      <text:p text:style-name="P20"/>
      <text:p text:style-name="Text_20_body"><text:span text:style-name="T5">Don't worry about the BPropertyInfo object in the sample. This class does about as little as it can get away with – it wraps around the </text:span><text:span text:style-name="Code"><text:span text:style-name="T5">property_info</text:span></text:span><text:span text:style-name="T5"> structure to provide some convenience functions, the most useful of which are </text:span><text:span text:style-name="Code"><text:span text:style-name="T5">Flatten()</text:span></text:span>,<text:span text:style-name="T5"> <text:s/></text:span><text:span text:style-name="Code"><text:span text:style-name="T5">Unflatten()</text:span></text:span><text:span text:style-name="T5">, </text:span><text:span text:style-name="T42">and </text:span><text:span text:style-name="Code"><text:span text:style-name="T42">FindMatch()</text:span></text:span><text:span text:style-name="T42">.</text:span></text:p>
      <text:p text:style-name="Text_20_body"><text:span text:style-name="T36">The go-between work which bridges the scripting interface's properties to your control is done in </text:span><text:span text:style-name="Code"><text:span text:style-name="T36">MessageReceived()</text:span></text:span><text:span text:style-name="T36">. Luckily, the glue code is nice and simple.</text:span></text:p>
      <text:p text:style-name="P18"/>
      <text:p text:style-name="CodeBlock"><text:span text:style-name="keyword3_5f_cpp"><text:span text:style-name="T39">void</text:span></text:span><text:span text:style-name="T39"> </text:span></text:p>
      <text:p text:style-name="CodeBlock"><text:span text:style-name="T39">ColorWell</text:span><text:span text:style-name="symbol4_5f_cpp"><text:span text:style-name="T39">::</text:span></text:span><text:span text:style-name="member1_5f_cpp"><text:span text:style-name="T39">MessageReceived</text:span></text:span><text:span text:style-name="symbol0_5f_cpp"><text:span text:style-name="T39">(</text:span></text:span><text:span text:style-name="T39">BMessage </text:span><text:span text:style-name="symbol2_5f_cpp"><text:span text:style-name="T39">*</text:span></text:span><text:span text:style-name="T39">msg</text:span><text:span text:style-name="symbol0_5f_cpp"><text:span text:style-name="T39">)</text:span></text:span><text:span text:style-name="T39"> </text:span></text:p>
      <text:p text:style-name="CodeBlock"><text:span text:style-name="symbol0_5f_cpp"><text:span text:style-name="T39">{</text:span></text:span><text:span text:style-name="T39"> </text:span></text:p>
      <text:p text:style-name="P52"><text:span text:style-name="T39"><text:tab/></text:span><text:span text:style-name="comment0_5f_cpp"><text:span text:style-name="T39">// </text:span></text:span><text:span text:style-name="comment0_5f_cpp"><text:span text:style-name="T40">Our ColorWell class doesn't </text:span></text:span><text:span text:style-name="comment0_5f_cpp"><text:span text:style-name="T77">handle</text:span></text:span><text:span text:style-name="comment0_5f_cpp"><text:span text:style-name="T40"> any </text:span></text:span><text:span text:style-name="comment0_5f_cpp"><text:span text:style-name="T77">special </text:span></text:span><text:span text:style-name="comment0_5f_cpp"><text:span text:style-name="T40">messages, so if</text:span></text:span></text:p>
      <text:p text:style-name="CodeBlock"><text:span text:style-name="T40"><text:tab/></text:span><text:span text:style-name="comment0_5f_cpp"><text:span text:style-name="T40">// a message doesn't have any specifiers, we just pass it to the</text:span></text:span></text:p>
      <text:p text:style-name="CodeBlock"><text:span text:style-name="T40"><text:tab/></text:span><text:span text:style-name="comment0_5f_cpp"><text:span text:style-name="T40">// parent class' version.</text:span></text:span></text:p>
      <text:p text:style-name="CodeBlock"><text:span text:style-name="T39"><text:tab/></text:span><text:span text:style-name="keyword0_5f_cpp"><text:span text:style-name="T39">if</text:span></text:span><text:span text:style-name="T39"> </text:span><text:span text:style-name="symbol0_5f_cpp"><text:span text:style-name="T39">(</text:span></text:span><text:span text:style-name="symbol3_5f_cpp"><text:span text:style-name="T39">!</text:span></text:span><text:span text:style-name="T39">msg</text:span><text:span text:style-name="symbol2_5f_cpp"><text:span text:style-name="T39">-</text:span></text:span><text:span text:style-name="symbol1_5f_cpp"><text:span text:style-name="T39">&gt;</text:span></text:span><text:span text:style-name="T39">HasSpecifiers</text:span><text:span text:style-name="symbol0_5f_cpp"><text:span text:style-name="T39">())</text:span></text:span><text:span text:style-name="T39"> </text:span></text:p>
      <text:p text:style-name="CodeBlock"><text:span text:style-name="T39"><text:tab/><text:tab/>BControl</text:span><text:span text:style-name="symbol4_5f_cpp"><text:span text:style-name="T39">::</text:span></text:span><text:span text:style-name="member1_5f_cpp"><text:span text:style-name="T39">MessageReceived</text:span></text:span><text:span text:style-name="symbol0_5f_cpp"><text:span text:style-name="T39">(</text:span></text:span><text:span text:style-name="T39">msg</text:span><text:span text:style-name="symbol0_5f_cpp"><text:span text:style-name="T39">)</text:span></text:span><text:span text:style-name="symbol4_5f_cpp"><text:span text:style-name="T39">;</text:span></text:span><text:span text:style-name="T39"> </text:span></text:p>
      <text:p text:style-name="P46"><text:tab/></text:p>
      <text:p text:style-name="P40"><text:span text:style-name="T39"><text:tab/></text:span><text:span text:style-name="comment0_5f_cpp"><text:span text:style-name="T39">// </text:span></text:span><text:span text:style-name="comment0_5f_cpp"><text:span text:style-name="T41">Scripting depends on a reply message.</text:span></text:span></text:p>
      <text:p text:style-name="CodeBlock"><text:span text:style-name="T39"><text:tab/>BMessage reply</text:span><text:span text:style-name="symbol0_5f_cpp"><text:span text:style-name="T39">(</text:span></text:span><text:span text:style-name="T39">B_REPLY</text:span><text:span text:style-name="symbol0_5f_cpp"><text:span text:style-name="T39">)</text:span></text:span><text:span text:style-name="symbol4_5f_cpp"><text:span text:style-name="T39">;</text:span></text:span><text:span text:style-name="T39"> </text:span></text:p>
      <text:p text:style-name="P45"><text:tab/></text:p>
      <text:p text:style-name="CodeBlock"><text:span text:style-name="T39"><text:tab/></text:span><text:span text:style-name="comment0_5f_cpp"><text:span text:style-name="T39">// </text:span></text:span><text:span text:style-name="comment0_5f_cpp"><text:span text:style-name="T41">These variables will hold information about the current specifier.</text:span></text:span></text:p>
      <text:p text:style-name="CodeBlock"><text:span text:style-name="T39"><text:tab/>status_t status </text:span><text:span text:style-name="symbol1_5f_cpp"><text:span text:style-name="T39">=</text:span></text:span><text:span text:style-name="T39"> B_ERROR</text:span><text:span text:style-name="symbol4_5f_cpp"><text:span text:style-name="T39">;</text:span></text:span><text:span text:style-name="T39"> </text:span></text:p>
      <text:p text:style-name="CodeBlock"><text:soft-page-break/><text:span text:style-name="T39"><text:tab/>int32 index</text:span><text:span text:style-name="symbol4_5f_cpp"><text:span text:style-name="T39">;</text:span></text:span><text:span text:style-name="T39"> </text:span></text:p>
      <text:p text:style-name="CodeBlock"><text:span text:style-name="T39"><text:tab/>BMessage specifier</text:span><text:span text:style-name="symbol4_5f_cpp"><text:span text:style-name="T39">;</text:span></text:span><text:span text:style-name="T39"> </text:span></text:p>
      <text:p text:style-name="CodeBlock"><text:span text:style-name="T39"><text:tab/>int32 what</text:span><text:span text:style-name="symbol4_5f_cpp"><text:span text:style-name="T39">;</text:span></text:span><text:span text:style-name="T39"> </text:span></text:p>
      <text:p text:style-name="CodeBlock"><text:span text:style-name="T39"><text:tab/></text:span><text:span text:style-name="keyword3_5f_cpp"><text:span text:style-name="T39">const</text:span></text:span><text:span text:style-name="T39"> </text:span><text:span text:style-name="keyword3_5f_cpp"><text:span text:style-name="T39">char</text:span></text:span><text:span text:style-name="T39"> </text:span><text:span text:style-name="symbol2_5f_cpp"><text:span text:style-name="T39">*</text:span></text:span><text:span text:style-name="T39">property</text:span><text:span text:style-name="symbol4_5f_cpp"><text:span text:style-name="T39">;</text:span></text:span><text:span text:style-name="T39"> </text:span></text:p>
      <text:p text:style-name="P47"><text:tab/></text:p>
      <text:p text:style-name="P38"><text:span text:style-name="T39"><text:tab/></text:span><text:span text:style-name="keyword0_5f_cpp"><text:span text:style-name="T39">if</text:span></text:span><text:span text:style-name="T39"> </text:span><text:span text:style-name="symbol0_5f_cpp"><text:span text:style-name="T39">(</text:span></text:span><text:span text:style-name="T39">msg</text:span><text:span text:style-name="symbol2_5f_cpp"><text:span text:style-name="T39">-</text:span></text:span><text:span text:style-name="symbol1_5f_cpp"><text:span text:style-name="T39">&gt;</text:span></text:span><text:span text:style-name="T39">GetCurrentSpecifier</text:span><text:span text:style-name="symbol0_5f_cpp"><text:span text:style-name="T39">(</text:span></text:span><text:span text:style-name="symbol3_5f_cpp"><text:span text:style-name="T39">&amp;</text:span></text:span><text:span text:style-name="T39">index, </text:span><text:span text:style-name="symbol3_5f_cpp"><text:span text:style-name="T39">&amp;</text:span></text:span><text:span text:style-name="T39">specifier, </text:span><text:span text:style-name="symbol3_5f_cpp"><text:span text:style-name="T39">&amp;</text:span></text:span><text:span text:style-name="T39">what, </text:span><text:span text:style-name="symbol3_5f_cpp"><text:span text:style-name="T39">&amp;</text:span></text:span><text:span text:style-name="T39">property</text:span><text:span text:style-name="symbol0_5f_cpp"><text:span text:style-name="T39">)</text:span></text:span></text:p>
      <text:p text:style-name="P38"><text:span text:style-name="T39"><text:tab/><text:tab/><text:tab/></text:span><text:span text:style-name="symbol3_5f_cpp"><text:span text:style-name="T39">!</text:span></text:span><text:span text:style-name="symbol1_5f_cpp"><text:span text:style-name="T39">=</text:span></text:span><text:span text:style-name="T39"> B_OK</text:span><text:span text:style-name="symbol0_5f_cpp"><text:span text:style-name="T39">)</text:span></text:span><text:span text:style-name="T39"> </text:span></text:p>
      <text:p text:style-name="CodeBlock"><text:span text:style-name="T39"><text:tab/><text:tab/></text:span><text:span text:style-name="keyword0_5f_cpp"><text:span text:style-name="T39">return</text:span></text:span><text:span text:style-name="T39"> BHandler</text:span><text:span text:style-name="symbol4_5f_cpp"><text:span text:style-name="T39">::</text:span></text:span><text:span text:style-name="member1_5f_cpp"><text:span text:style-name="T39">MessageReceived</text:span></text:span><text:span text:style-name="symbol0_5f_cpp"><text:span text:style-name="T39">(</text:span></text:span><text:span text:style-name="T39">msg</text:span><text:span text:style-name="symbol0_5f_cpp"><text:span text:style-name="T39">)</text:span></text:span><text:span text:style-name="symbol4_5f_cpp"><text:span text:style-name="T39">;</text:span></text:span><text:span text:style-name="T39"> </text:span></text:p>
      <text:p text:style-name="P45"><text:tab/></text:p>
      <text:p text:style-name="CodeBlock"><text:span text:style-name="T39"><text:tab/></text:span><text:span text:style-name="comment0_5f_cpp"><text:span text:style-name="T39">// </text:span></text:span><text:span text:style-name="comment0_5f_cpp"><text:span text:style-name="T41">FindMatch() searches </text:span></text:span><text:span text:style-name="comment0_5f_cpp"><text:span text:style-name="T42">its property_info </text:span></text:span><text:span text:style-name="comment0_5f_cpp"><text:span text:style-name="T43">array </text:span></text:span><text:span text:style-name="comment0_5f_cpp"><text:span text:style-name="T42">for a property</text:span></text:span></text:p>
      <text:p text:style-name="CodeBlock"><text:span text:style-name="T42"><text:tab/></text:span><text:span text:style-name="comment0_5f_cpp"><text:span text:style-name="T42">// which matches the specifiers in the message. It returns an index</text:span></text:span></text:p>
      <text:p text:style-name="CodeBlock"><text:span text:style-name="T42"><text:tab/></text:span><text:span text:style-name="comment0_5f_cpp"><text:span text:style-name="T42">// </text:span></text:span><text:span text:style-name="comment0_5f_cpp"><text:span text:style-name="T43">to the element which matches or -1 if a match was not found.</text:span></text:span></text:p>
      <text:p text:style-name="CodeBlock"><text:span text:style-name="T39"><text:tab/>BPropertyInfo propInfo</text:span><text:span text:style-name="symbol0_5f_cpp"><text:span text:style-name="T39">(</text:span></text:span><text:span text:style-name="T39">sColorWellProperties</text:span><text:span text:style-name="symbol0_5f_cpp"><text:span text:style-name="T39">)</text:span></text:span><text:span text:style-name="symbol4_5f_cpp"><text:span text:style-name="T39">;</text:span></text:span><text:span text:style-name="T39"> </text:span></text:p>
      <text:p text:style-name="CodeBlock"><text:span text:style-name="T39"><text:tab/></text:span><text:span text:style-name="keyword0_5f_cpp"><text:span text:style-name="T39">switch</text:span></text:span><text:span text:style-name="T39"> </text:span><text:span text:style-name="symbol0_5f_cpp"><text:span text:style-name="T39">(</text:span></text:span><text:span text:style-name="T39">propInfo.</text:span><text:span text:style-name="member0_5f_cpp"><text:span text:style-name="T39">FindMatch</text:span></text:span><text:span text:style-name="symbol0_5f_cpp"><text:span text:style-name="T39">(</text:span></text:span><text:span text:style-name="T39">msg, index, </text:span><text:span text:style-name="symbol3_5f_cpp"><text:span text:style-name="T39">&amp;</text:span></text:span><text:span text:style-name="T39">specifier, what, property</text:span><text:span text:style-name="symbol0_5f_cpp"><text:span text:style-name="T39">))</text:span></text:span><text:span text:style-name="T39"> </text:span></text:p>
      <text:p text:style-name="CodeBlock"><text:span text:style-name="T39"><text:tab/></text:span><text:span text:style-name="symbol0_5f_cpp"><text:span text:style-name="T39">{</text:span></text:span><text:span text:style-name="T39"> </text:span></text:p>
      <text:p text:style-name="CodeBlock"><text:span text:style-name="T39"><text:tab/><text:tab/></text:span><text:span text:style-name="comment0_5f_cpp"><text:span text:style-name="T39">// </text:span></text:span><text:span text:style-name="comment0_5f_cpp"><text:span text:style-name="T44">These cases are the glue code which make each property</text:span></text:span></text:p>
      <text:p text:style-name="CodeBlock"><text:span text:style-name="T44"><text:tab/><text:tab/></text:span><text:span text:style-name="comment0_5f_cpp"><text:span text:style-name="T44">// do something. Just like a regular MessageReceived() case,</text:span></text:span></text:p>
      <text:p text:style-name="CodeBlock"><text:span text:style-name="T44"><text:tab/><text:tab/></text:span><text:span text:style-name="comment0_5f_cpp"><text:span text:style-name="T44">// it passes unrecognized properties to the parent class.</text:span></text:span></text:p>
      <text:p text:style-name="CodeBlock"><text:span text:style-name="T39"><text:tab/><text:tab/></text:span><text:span text:style-name="keyword0_5f_cpp"><text:span text:style-name="T39">case</text:span></text:span><text:span text:style-name="T39"> </text:span><text:span text:style-name="number_5f_cpp"><text:span text:style-name="T39">0</text:span></text:span><text:span text:style-name="symbol4_5f_cpp"><text:span text:style-name="T39">:</text:span></text:span><text:span text:style-name="T39"><text:tab/></text:span><text:span text:style-name="comment0_5f_cpp"><text:span text:style-name="T39">// IsRound </text:span></text:span></text:p>
      <text:p text:style-name="CodeBlock"><text:span text:style-name="T39"><text:tab/><text:tab/></text:span><text:span text:style-name="symbol0_5f_cpp"><text:span text:style-name="T39">{</text:span></text:span><text:span text:style-name="T39"> </text:span></text:p>
      <text:p text:style-name="CodeBlock"><text:span text:style-name="T39"><text:tab/><text:tab/><text:tab/></text:span><text:span text:style-name="keyword0_5f_cpp"><text:span text:style-name="T39">if</text:span></text:span><text:span text:style-name="T39"> </text:span><text:span text:style-name="symbol0_5f_cpp"><text:span text:style-name="T39">(</text:span></text:span><text:span text:style-name="T39">msg</text:span><text:span text:style-name="symbol2_5f_cpp"><text:span text:style-name="T39">-</text:span></text:span><text:span text:style-name="symbol1_5f_cpp"><text:span text:style-name="T39">&gt;</text:span></text:span><text:span text:style-name="T39">what </text:span><text:span text:style-name="symbol1_5f_cpp"><text:span text:style-name="T39">==</text:span></text:span><text:span text:style-name="T39"> B_SET_PROPERTY</text:span><text:span text:style-name="symbol0_5f_cpp"><text:span text:style-name="T39">)</text:span></text:span><text:span text:style-name="T39"> </text:span></text:p>
      <text:p text:style-name="CodeBlock"><text:span text:style-name="T39"><text:tab/><text:tab/><text:tab/></text:span><text:span text:style-name="symbol0_5f_cpp"><text:span text:style-name="T39">{</text:span></text:span><text:span text:style-name="T39"> </text:span></text:p>
      <text:p text:style-name="CodeBlock"><text:span text:style-name="T39"><text:tab/><text:tab/><text:tab/><text:tab/></text:span><text:span text:style-name="keyword3_5f_cpp"><text:span text:style-name="T39">bool</text:span></text:span><text:span text:style-name="T39"> isRound</text:span><text:span text:style-name="symbol4_5f_cpp"><text:span text:style-name="T39">;</text:span></text:span><text:span text:style-name="T39"> </text:span></text:p>
      <text:p text:style-name="CodeBlock"><text:span text:style-name="T39"><text:tab/><text:tab/><text:tab/><text:tab/></text:span><text:span text:style-name="keyword0_5f_cpp"><text:span text:style-name="T39">if</text:span></text:span><text:span text:style-name="T39"> </text:span><text:span text:style-name="symbol0_5f_cpp"><text:span text:style-name="T39">(</text:span></text:span><text:span text:style-name="T39">msg</text:span><text:span text:style-name="symbol2_5f_cpp"><text:span text:style-name="T39">-</text:span></text:span><text:span text:style-name="symbol1_5f_cpp"><text:span text:style-name="T39">&gt;</text:span></text:span><text:span text:style-name="T39">FindBool</text:span><text:span text:style-name="symbol0_5f_cpp"><text:span text:style-name="T39">(</text:span></text:span><text:span text:style-name="string_5f_cpp"><text:span text:style-name="T39">"data"</text:span></text:span><text:span text:style-name="T39">, </text:span><text:span text:style-name="symbol3_5f_cpp"><text:span text:style-name="T39">&amp;</text:span></text:span><text:span text:style-name="T39">isRound</text:span><text:span text:style-name="symbol0_5f_cpp"><text:span text:style-name="T39">)</text:span></text:span><text:span text:style-name="T39"> </text:span><text:span text:style-name="symbol1_5f_cpp"><text:span text:style-name="T39">==</text:span></text:span><text:span text:style-name="T39"> B_OK</text:span><text:span text:style-name="symbol0_5f_cpp"><text:span text:style-name="T39">)</text:span></text:span><text:span text:style-name="T39"> </text:span></text:p>
      <text:p text:style-name="CodeBlock"><text:span text:style-name="T39"><text:tab/><text:tab/><text:tab/><text:tab/></text:span><text:span text:style-name="symbol0_5f_cpp"><text:span text:style-name="T39">{</text:span></text:span><text:span text:style-name="T39"> </text:span></text:p>
      <text:p text:style-name="CodeBlock"><text:span text:style-name="T39"><text:tab/><text:tab/><text:tab/><text:tab/><text:tab/>SetStyle</text:span><text:span text:style-name="symbol0_5f_cpp"><text:span text:style-name="T39">(</text:span></text:span><text:span text:style-name="T39">isRound </text:span><text:span text:style-name="symbol4_5f_cpp"><text:span text:style-name="T39">?</text:span></text:span><text:span text:style-name="T39"> COLORWELL_ROUND_WELL </text:span><text:span text:style-name="symbol4_5f_cpp"><text:span text:style-name="T39">:</text:span></text:span><text:span text:style-name="T39"> </text:span></text:p>
      <text:p text:style-name="CodeBlock"><text:span text:style-name="T39"><text:tab/><text:tab/><text:tab/><text:tab/><text:tab/><text:tab/><text:tab/>COLORWELL_SQUARE_WELL</text:span><text:span text:style-name="symbol0_5f_cpp"><text:span text:style-name="T39">)</text:span></text:span><text:span text:style-name="symbol4_5f_cpp"><text:span text:style-name="T39">;</text:span></text:span><text:span text:style-name="T39"> </text:span></text:p>
      <text:p text:style-name="CodeBlock"><text:span text:style-name="T39"><text:tab/><text:tab/><text:tab/><text:tab/><text:tab/>status </text:span><text:span text:style-name="symbol1_5f_cpp"><text:span text:style-name="T39">=</text:span></text:span><text:span text:style-name="T39"> B_OK</text:span><text:span text:style-name="symbol4_5f_cpp"><text:span text:style-name="T39">;</text:span></text:span><text:span text:style-name="T39"> </text:span></text:p>
      <text:p text:style-name="CodeBlock"><text:span text:style-name="T39"><text:tab/><text:tab/><text:tab/><text:tab/></text:span><text:span text:style-name="symbol0_5f_cpp"><text:span text:style-name="T39">}</text:span></text:span><text:span text:style-name="T39"> </text:span></text:p>
      <text:p text:style-name="CodeBlock"><text:span text:style-name="T39"><text:tab/><text:tab/><text:tab/></text:span><text:span text:style-name="symbol0_5f_cpp"><text:span text:style-name="T39">}</text:span></text:span><text:span text:style-name="T39"> </text:span></text:p>
      <text:p text:style-name="CodeBlock"><text:span text:style-name="T39"><text:tab/><text:tab/><text:tab/></text:span><text:span text:style-name="keyword0_5f_cpp"><text:span text:style-name="T39">else</text:span></text:span><text:span text:style-name="T39"> </text:span></text:p>
      <text:p text:style-name="CodeBlock"><text:span text:style-name="T39"><text:tab/><text:tab/><text:tab/></text:span><text:span text:style-name="keyword0_5f_cpp"><text:span text:style-name="T39">if</text:span></text:span><text:span text:style-name="T39"> </text:span><text:span text:style-name="symbol0_5f_cpp"><text:span text:style-name="T39">(</text:span></text:span><text:span text:style-name="T39">msg</text:span><text:span text:style-name="symbol2_5f_cpp"><text:span text:style-name="T39">-</text:span></text:span><text:span text:style-name="symbol1_5f_cpp"><text:span text:style-name="T39">&gt;</text:span></text:span><text:span text:style-name="T39">what </text:span><text:span text:style-name="symbol1_5f_cpp"><text:span text:style-name="T39">==</text:span></text:span><text:span text:style-name="T39"> B_GET_PROPERTY</text:span><text:span text:style-name="symbol0_5f_cpp"><text:span text:style-name="T39">)</text:span></text:span><text:span text:style-name="T39"> </text:span></text:p>
      <text:p text:style-name="CodeBlock"><text:span text:style-name="T39"><text:tab/><text:tab/><text:tab/></text:span><text:span text:style-name="symbol0_5f_cpp"><text:span text:style-name="T39">{</text:span></text:span><text:span text:style-name="T39"> </text:span></text:p>
      <text:p text:style-name="P39"><text:span text:style-name="T39"><text:tab/><text:tab/><text:tab/><text:tab/>reply.</text:span><text:span text:style-name="member0_5f_cpp"><text:span text:style-name="T39">AddBool</text:span></text:span><text:span text:style-name="symbol0_5f_cpp"><text:span text:style-name="T39">(</text:span></text:span><text:span text:style-name="string_5f_cpp"><text:span text:style-name="T39">"result"</text:span></text:span><text:span text:style-name="T39">,</text:span></text:p>
      <text:p text:style-name="P39"><text:span text:style-name="T39"><text:tab/><text:tab/><text:tab/><text:tab/><text:tab/><text:tab/>Style</text:span><text:span text:style-name="symbol0_5f_cpp"><text:span text:style-name="T39">()</text:span></text:span><text:span text:style-name="T39"> </text:span><text:span text:style-name="symbol1_5f_cpp"><text:span text:style-name="T39">==</text:span></text:span><text:span text:style-name="T39"> COLORWELL_ROUND_WELL</text:span><text:span text:style-name="symbol0_5f_cpp"><text:span text:style-name="T39">)</text:span></text:span><text:span text:style-name="symbol4_5f_cpp"><text:span text:style-name="T39">;</text:span></text:span><text:span text:style-name="T39"> </text:span></text:p>
      <text:p text:style-name="CodeBlock"><text:span text:style-name="T39"><text:tab/><text:tab/><text:tab/><text:tab/>status </text:span><text:span text:style-name="symbol1_5f_cpp"><text:span text:style-name="T39">=</text:span></text:span><text:span text:style-name="T39"> B_OK</text:span><text:span text:style-name="symbol4_5f_cpp"><text:span text:style-name="T39">;</text:span></text:span><text:span text:style-name="T39"> </text:span></text:p>
      <text:p text:style-name="CodeBlock"><text:span text:style-name="T39"><text:tab/><text:tab/><text:tab/></text:span><text:span text:style-name="symbol0_5f_cpp"><text:span text:style-name="T39">}</text:span></text:span><text:span text:style-name="T39"> </text:span></text:p>
      <text:p text:style-name="CodeBlock"><text:span text:style-name="T39"><text:tab/><text:tab/><text:tab/></text:span><text:span text:style-name="keyword0_5f_cpp"><text:span text:style-name="T39">break</text:span></text:span><text:span text:style-name="symbol4_5f_cpp"><text:span text:style-name="T39">;</text:span></text:span><text:span text:style-name="T39"> </text:span></text:p>
      <text:p text:style-name="CodeBlock"><text:span text:style-name="T39"><text:tab/><text:tab/></text:span><text:span text:style-name="symbol0_5f_cpp"><text:span text:style-name="T39">}</text:span></text:span><text:span text:style-name="T39"> </text:span></text:p>
      <text:p text:style-name="CodeBlock"><text:span text:style-name="T39"><text:tab/><text:tab/></text:span><text:span text:style-name="keyword0_5f_cpp"><text:span text:style-name="T39">case</text:span></text:span><text:span text:style-name="T39"> </text:span><text:span text:style-name="number_5f_cpp"><text:span text:style-name="T39">1</text:span></text:span><text:span text:style-name="symbol4_5f_cpp"><text:span text:style-name="T39">:</text:span></text:span><text:span text:style-name="T39"> </text:span><text:span text:style-name="comment0_5f_cpp"><text:span text:style-name="T39">// Red </text:span></text:span></text:p>
      <text:p text:style-name="CodeBlock"><text:span text:style-name="T39"><text:tab/><text:tab/></text:span><text:span text:style-name="symbol0_5f_cpp"><text:span text:style-name="T39">{</text:span></text:span><text:span text:style-name="T39"> </text:span></text:p>
      <text:p text:style-name="CodeBlock"><text:span text:style-name="T39"><text:tab/><text:tab/><text:tab/></text:span><text:span text:style-name="keyword0_5f_cpp"><text:span text:style-name="T39">if</text:span></text:span><text:span text:style-name="T39"> </text:span><text:span text:style-name="symbol0_5f_cpp"><text:span text:style-name="T39">(</text:span></text:span><text:span text:style-name="T39">msg</text:span><text:span text:style-name="symbol2_5f_cpp"><text:span text:style-name="T39">-</text:span></text:span><text:span text:style-name="symbol1_5f_cpp"><text:span text:style-name="T39">&gt;</text:span></text:span><text:span text:style-name="T39">what </text:span><text:span text:style-name="symbol1_5f_cpp"><text:span text:style-name="T39">==</text:span></text:span><text:span text:style-name="T39"> B_SET_PROPERTY</text:span><text:span text:style-name="symbol0_5f_cpp"><text:span text:style-name="T39">)</text:span></text:span><text:span text:style-name="T39"> </text:span></text:p>
      <text:p text:style-name="CodeBlock"><text:span text:style-name="T39"><text:tab/><text:tab/><text:tab/></text:span><text:span text:style-name="symbol0_5f_cpp"><text:span text:style-name="T39">{</text:span></text:span><text:span text:style-name="T39"> </text:span></text:p>
      <text:p text:style-name="CodeBlock"><text:span text:style-name="T39"><text:tab/><text:tab/><text:tab/><text:tab/>int32 newValue</text:span><text:span text:style-name="symbol4_5f_cpp"><text:span text:style-name="T39">;</text:span></text:span><text:span text:style-name="T39"> </text:span></text:p>
      <text:p text:style-name="CodeBlock"><text:span text:style-name="T39"><text:tab/><text:tab/><text:tab/><text:tab/></text:span><text:span text:style-name="keyword0_5f_cpp"><text:span text:style-name="T39">if</text:span></text:span><text:span text:style-name="T39"> </text:span><text:span text:style-name="symbol0_5f_cpp"><text:span text:style-name="T39">(</text:span></text:span><text:span text:style-name="T39">msg</text:span><text:span text:style-name="symbol2_5f_cpp"><text:span text:style-name="T39">-</text:span></text:span><text:span text:style-name="symbol1_5f_cpp"><text:span text:style-name="T39">&gt;</text:span></text:span><text:span text:style-name="T39">FindInt32</text:span><text:span text:style-name="symbol0_5f_cpp"><text:span text:style-name="T39">(</text:span></text:span><text:span text:style-name="string_5f_cpp"><text:span text:style-name="T39">"data"</text:span></text:span><text:span text:style-name="T39">, </text:span><text:span text:style-name="symbol3_5f_cpp"><text:span text:style-name="T39">&amp;</text:span></text:span><text:span text:style-name="T39">newValue</text:span><text:span text:style-name="symbol0_5f_cpp"><text:span text:style-name="T39">)</text:span></text:span><text:span text:style-name="T39"> </text:span><text:span text:style-name="symbol1_5f_cpp"><text:span text:style-name="T39">==</text:span></text:span><text:span text:style-name="T39"> B_OK</text:span><text:span text:style-name="symbol0_5f_cpp"><text:span text:style-name="T39">)</text:span></text:span><text:span text:style-name="T39"> </text:span></text:p>
      <text:p text:style-name="CodeBlock"><text:span text:style-name="T39"><text:tab/><text:tab/><text:tab/><text:tab/></text:span><text:span text:style-name="symbol0_5f_cpp"><text:span text:style-name="T39">{</text:span></text:span><text:span text:style-name="T39"> </text:span></text:p>
      <text:p text:style-name="CodeBlock"><text:span text:style-name="T39"><text:tab/><text:tab/><text:tab/><text:tab/><text:tab/>rgb_color color </text:span><text:span text:style-name="symbol1_5f_cpp"><text:span text:style-name="T39">=</text:span></text:span><text:span text:style-name="T39"> ValueAsColor</text:span><text:span text:style-name="symbol0_5f_cpp"><text:span text:style-name="T39">()</text:span></text:span><text:span text:style-name="symbol4_5f_cpp"><text:span text:style-name="T39">;</text:span></text:span><text:span text:style-name="T39"> </text:span></text:p>
      <text:p text:style-name="CodeBlock"><text:span text:style-name="T39"><text:tab/><text:tab/><text:tab/><text:tab/><text:tab/>color.</text:span><text:span text:style-name="member0_5f_cpp"><text:span text:style-name="T39">red</text:span></text:span><text:span text:style-name="T39"> </text:span><text:span text:style-name="symbol1_5f_cpp"><text:span text:style-name="T39">=</text:span></text:span><text:span text:style-name="T39"> newValue</text:span><text:span text:style-name="symbol4_5f_cpp"><text:span text:style-name="T39">;</text:span></text:span><text:span text:style-name="T39"> </text:span></text:p>
      <text:p text:style-name="CodeBlock"><text:span text:style-name="T39"><text:tab/><text:tab/><text:tab/><text:tab/><text:tab/>SetValue</text:span><text:span text:style-name="symbol0_5f_cpp"><text:span text:style-name="T39">(</text:span></text:span><text:span text:style-name="T39">color</text:span><text:span text:style-name="symbol0_5f_cpp"><text:span text:style-name="T39">)</text:span></text:span><text:span text:style-name="symbol4_5f_cpp"><text:span text:style-name="T39">;</text:span></text:span><text:span text:style-name="T39"> </text:span></text:p>
      <text:p text:style-name="CodeBlock"><text:span text:style-name="T39"><text:tab/><text:tab/><text:tab/><text:tab/><text:tab/>status </text:span><text:span text:style-name="symbol1_5f_cpp"><text:span text:style-name="T39">=</text:span></text:span><text:span text:style-name="T39"> B_OK</text:span><text:span text:style-name="symbol4_5f_cpp"><text:span text:style-name="T39">;</text:span></text:span><text:span text:style-name="T39"> </text:span></text:p>
      <text:p text:style-name="CodeBlock"><text:span text:style-name="T39"><text:tab/><text:tab/><text:tab/><text:tab/></text:span><text:span text:style-name="symbol0_5f_cpp"><text:span text:style-name="T39">}</text:span></text:span><text:span text:style-name="T39"> </text:span></text:p>
      <text:p text:style-name="CodeBlock"><text:span text:style-name="T39"><text:tab/><text:tab/><text:tab/></text:span><text:span text:style-name="symbol0_5f_cpp"><text:span text:style-name="T39">}</text:span></text:span><text:span text:style-name="T39"> </text:span></text:p>
      <text:p text:style-name="CodeBlock"><text:span text:style-name="T39"><text:tab/><text:tab/><text:tab/></text:span><text:span text:style-name="keyword0_5f_cpp"><text:span text:style-name="T39">else</text:span></text:span><text:span text:style-name="T39"> </text:span></text:p>
      <text:p text:style-name="CodeBlock"><text:span text:style-name="T39"><text:tab/><text:tab/><text:tab/></text:span><text:span text:style-name="keyword0_5f_cpp"><text:span text:style-name="T39">if</text:span></text:span><text:span text:style-name="T39"> </text:span><text:span text:style-name="symbol0_5f_cpp"><text:span text:style-name="T39">(</text:span></text:span><text:span text:style-name="T39">msg</text:span><text:span text:style-name="symbol2_5f_cpp"><text:span text:style-name="T39">-</text:span></text:span><text:span text:style-name="symbol1_5f_cpp"><text:span text:style-name="T39">&gt;</text:span></text:span><text:span text:style-name="T39">what </text:span><text:span text:style-name="symbol1_5f_cpp"><text:span text:style-name="T39">==</text:span></text:span><text:span text:style-name="T39"> B_GET_PROPERTY</text:span><text:span text:style-name="symbol0_5f_cpp"><text:span text:style-name="T39">)</text:span></text:span><text:span text:style-name="T39"> </text:span></text:p>
      <text:p text:style-name="CodeBlock"><text:span text:style-name="T39"><text:tab/><text:tab/><text:tab/></text:span><text:span text:style-name="symbol0_5f_cpp"><text:span text:style-name="T39">{</text:span></text:span><text:span text:style-name="T39"> </text:span></text:p>
      <text:p text:style-name="CodeBlock"><text:span text:style-name="T39"><text:tab/><text:tab/><text:tab/><text:tab/>rgb_color color </text:span><text:span text:style-name="symbol1_5f_cpp"><text:span text:style-name="T39">=</text:span></text:span><text:span text:style-name="T39"> ValueAsColor</text:span><text:span text:style-name="symbol0_5f_cpp"><text:span text:style-name="T39">()</text:span></text:span><text:span text:style-name="symbol4_5f_cpp"><text:span text:style-name="T39">;</text:span></text:span><text:span text:style-name="T39"> </text:span></text:p>
      <text:p text:style-name="CodeBlock"><text:span text:style-name="T39"><text:tab/><text:tab/><text:tab/><text:tab/>reply.</text:span><text:span text:style-name="member0_5f_cpp"><text:span text:style-name="T39">AddInt32</text:span></text:span><text:span text:style-name="symbol0_5f_cpp"><text:span text:style-name="T39">(</text:span></text:span><text:span text:style-name="string_5f_cpp"><text:span text:style-name="T39">"result"</text:span></text:span><text:span text:style-name="T39">, color.</text:span><text:span text:style-name="member0_5f_cpp"><text:span text:style-name="T39">red</text:span></text:span><text:span text:style-name="symbol0_5f_cpp"><text:span text:style-name="T39">)</text:span></text:span><text:span text:style-name="symbol4_5f_cpp"><text:span text:style-name="T39">;</text:span></text:span><text:span text:style-name="T39"> </text:span></text:p>
      <text:p text:style-name="CodeBlock"><text:span text:style-name="T39"><text:tab/><text:tab/><text:tab/><text:tab/>status </text:span><text:span text:style-name="symbol1_5f_cpp"><text:span text:style-name="T39">=</text:span></text:span><text:span text:style-name="T39"> B_OK</text:span><text:span text:style-name="symbol4_5f_cpp"><text:span text:style-name="T39">;</text:span></text:span><text:span text:style-name="T39"> </text:span></text:p>
      <text:p text:style-name="CodeBlock"><text:span text:style-name="T39"><text:tab/><text:tab/><text:tab/></text:span><text:span text:style-name="symbol0_5f_cpp"><text:span text:style-name="T39">}</text:span></text:span><text:span text:style-name="T39"> </text:span></text:p>
      <text:p text:style-name="CodeBlock"><text:soft-page-break/><text:span text:style-name="T39"><text:tab/><text:tab/><text:tab/></text:span><text:span text:style-name="keyword0_5f_cpp"><text:span text:style-name="T39">break</text:span></text:span><text:span text:style-name="symbol4_5f_cpp"><text:span text:style-name="T39">;</text:span></text:span><text:span text:style-name="T39"> </text:span></text:p>
      <text:p text:style-name="CodeBlock"><text:span text:style-name="T39"><text:tab/><text:tab/></text:span><text:span text:style-name="symbol0_5f_cpp"><text:span text:style-name="T39">}</text:span></text:span><text:span text:style-name="T39"> </text:span></text:p>
      <text:p text:style-name="CodeBlock"><text:span text:style-name="T39"><text:tab/><text:tab/></text:span><text:span text:style-name="keyword0_5f_cpp"><text:span text:style-name="T39">case</text:span></text:span><text:span text:style-name="T39"> </text:span><text:span text:style-name="number_5f_cpp"><text:span text:style-name="T39">2</text:span></text:span><text:span text:style-name="symbol4_5f_cpp"><text:span text:style-name="T39">:</text:span></text:span><text:span text:style-name="T39"> </text:span><text:span text:style-name="comment0_5f_cpp"><text:span text:style-name="T39">// Green </text:span></text:span></text:p>
      <text:p text:style-name="CodeBlock"><text:span text:style-name="T39"><text:tab/><text:tab/></text:span><text:span text:style-name="symbol0_5f_cpp"><text:span text:style-name="T39">{</text:span></text:span><text:span text:style-name="T39"> </text:span></text:p>
      <text:p text:style-name="CodeBlock"><text:span text:style-name="T39"><text:tab/><text:tab/><text:tab/></text:span><text:span text:style-name="keyword0_5f_cpp"><text:span text:style-name="T39">if</text:span></text:span><text:span text:style-name="T39"> </text:span><text:span text:style-name="symbol0_5f_cpp"><text:span text:style-name="T39">(</text:span></text:span><text:span text:style-name="T39">msg</text:span><text:span text:style-name="symbol2_5f_cpp"><text:span text:style-name="T39">-</text:span></text:span><text:span text:style-name="symbol1_5f_cpp"><text:span text:style-name="T39">&gt;</text:span></text:span><text:span text:style-name="T39">what </text:span><text:span text:style-name="symbol1_5f_cpp"><text:span text:style-name="T39">==</text:span></text:span><text:span text:style-name="T39"> B_SET_PROPERTY</text:span><text:span text:style-name="symbol0_5f_cpp"><text:span text:style-name="T39">)</text:span></text:span><text:span text:style-name="T39"> </text:span></text:p>
      <text:p text:style-name="CodeBlock"><text:span text:style-name="T39"><text:tab/><text:tab/><text:tab/></text:span><text:span text:style-name="symbol0_5f_cpp"><text:span text:style-name="T39">{</text:span></text:span><text:span text:style-name="T39"> </text:span></text:p>
      <text:p text:style-name="CodeBlock"><text:span text:style-name="T39"><text:tab/><text:tab/><text:tab/><text:tab/>int32 newValue</text:span><text:span text:style-name="symbol4_5f_cpp"><text:span text:style-name="T39">;</text:span></text:span><text:span text:style-name="T39"> </text:span></text:p>
      <text:p text:style-name="CodeBlock"><text:span text:style-name="T39"><text:tab/><text:tab/><text:tab/><text:tab/></text:span><text:span text:style-name="keyword0_5f_cpp"><text:span text:style-name="T39">if</text:span></text:span><text:span text:style-name="T39"> </text:span><text:span text:style-name="symbol0_5f_cpp"><text:span text:style-name="T39">(</text:span></text:span><text:span text:style-name="T39">msg</text:span><text:span text:style-name="symbol2_5f_cpp"><text:span text:style-name="T39">-</text:span></text:span><text:span text:style-name="symbol1_5f_cpp"><text:span text:style-name="T39">&gt;</text:span></text:span><text:span text:style-name="T39">FindInt32</text:span><text:span text:style-name="symbol0_5f_cpp"><text:span text:style-name="T39">(</text:span></text:span><text:span text:style-name="string_5f_cpp"><text:span text:style-name="T39">"data"</text:span></text:span><text:span text:style-name="T39">, </text:span><text:span text:style-name="symbol3_5f_cpp"><text:span text:style-name="T39">&amp;</text:span></text:span><text:span text:style-name="T39">newValue</text:span><text:span text:style-name="symbol0_5f_cpp"><text:span text:style-name="T39">)</text:span></text:span><text:span text:style-name="T39"> </text:span><text:span text:style-name="symbol1_5f_cpp"><text:span text:style-name="T39">==</text:span></text:span><text:span text:style-name="T39"> B_OK</text:span><text:span text:style-name="symbol0_5f_cpp"><text:span text:style-name="T39">)</text:span></text:span><text:span text:style-name="T39"> </text:span></text:p>
      <text:p text:style-name="CodeBlock"><text:span text:style-name="T39"><text:tab/><text:tab/><text:tab/><text:tab/></text:span><text:span text:style-name="symbol0_5f_cpp"><text:span text:style-name="T39">{</text:span></text:span><text:span text:style-name="T39"> </text:span></text:p>
      <text:p text:style-name="CodeBlock"><text:span text:style-name="T39"><text:tab/><text:tab/><text:tab/><text:tab/><text:tab/>rgb_color color </text:span><text:span text:style-name="symbol1_5f_cpp"><text:span text:style-name="T39">=</text:span></text:span><text:span text:style-name="T39"> ValueAsColor</text:span><text:span text:style-name="symbol0_5f_cpp"><text:span text:style-name="T39">()</text:span></text:span><text:span text:style-name="symbol4_5f_cpp"><text:span text:style-name="T39">;</text:span></text:span><text:span text:style-name="T39"> </text:span></text:p>
      <text:p text:style-name="CodeBlock"><text:span text:style-name="T39"><text:tab/><text:tab/><text:tab/><text:tab/><text:tab/>color.</text:span><text:span text:style-name="member0_5f_cpp"><text:span text:style-name="T39">green</text:span></text:span><text:span text:style-name="T39"> </text:span><text:span text:style-name="symbol1_5f_cpp"><text:span text:style-name="T39">=</text:span></text:span><text:span text:style-name="T39"> newValue</text:span><text:span text:style-name="symbol4_5f_cpp"><text:span text:style-name="T39">;</text:span></text:span><text:span text:style-name="T39"> </text:span></text:p>
      <text:p text:style-name="CodeBlock"><text:span text:style-name="T39"><text:tab/><text:tab/><text:tab/><text:tab/><text:tab/>SetValue</text:span><text:span text:style-name="symbol0_5f_cpp"><text:span text:style-name="T39">(</text:span></text:span><text:span text:style-name="T39">color</text:span><text:span text:style-name="symbol0_5f_cpp"><text:span text:style-name="T39">)</text:span></text:span><text:span text:style-name="symbol4_5f_cpp"><text:span text:style-name="T39">;</text:span></text:span><text:span text:style-name="T39"> </text:span></text:p>
      <text:p text:style-name="CodeBlock"><text:span text:style-name="T39"><text:tab/><text:tab/><text:tab/><text:tab/><text:tab/>status </text:span><text:span text:style-name="symbol1_5f_cpp"><text:span text:style-name="T39">=</text:span></text:span><text:span text:style-name="T39"> B_OK</text:span><text:span text:style-name="symbol4_5f_cpp"><text:span text:style-name="T39">;</text:span></text:span><text:span text:style-name="T39"> </text:span></text:p>
      <text:p text:style-name="CodeBlock"><text:span text:style-name="T39"><text:tab/><text:tab/><text:tab/><text:tab/></text:span><text:span text:style-name="symbol0_5f_cpp"><text:span text:style-name="T39">}</text:span></text:span><text:span text:style-name="T39"> </text:span></text:p>
      <text:p text:style-name="CodeBlock"><text:span text:style-name="T39"><text:tab/><text:tab/><text:tab/></text:span><text:span text:style-name="symbol0_5f_cpp"><text:span text:style-name="T39">}</text:span></text:span><text:span text:style-name="T39"> </text:span></text:p>
      <text:p text:style-name="CodeBlock"><text:span text:style-name="T39"><text:tab/><text:tab/><text:tab/></text:span><text:span text:style-name="keyword0_5f_cpp"><text:span text:style-name="T39">else</text:span></text:span><text:span text:style-name="T39"> </text:span></text:p>
      <text:p text:style-name="CodeBlock"><text:span text:style-name="T39"><text:tab/><text:tab/><text:tab/></text:span><text:span text:style-name="keyword0_5f_cpp"><text:span text:style-name="T39">if</text:span></text:span><text:span text:style-name="T39"> </text:span><text:span text:style-name="symbol0_5f_cpp"><text:span text:style-name="T39">(</text:span></text:span><text:span text:style-name="T39">msg</text:span><text:span text:style-name="symbol2_5f_cpp"><text:span text:style-name="T39">-</text:span></text:span><text:span text:style-name="symbol1_5f_cpp"><text:span text:style-name="T39">&gt;</text:span></text:span><text:span text:style-name="T39">what </text:span><text:span text:style-name="symbol1_5f_cpp"><text:span text:style-name="T39">==</text:span></text:span><text:span text:style-name="T39"> B_GET_PROPERTY</text:span><text:span text:style-name="symbol0_5f_cpp"><text:span text:style-name="T39">)</text:span></text:span><text:span text:style-name="T39"> </text:span></text:p>
      <text:p text:style-name="CodeBlock"><text:span text:style-name="T39"><text:tab/><text:tab/><text:tab/></text:span><text:span text:style-name="symbol0_5f_cpp"><text:span text:style-name="T39">{</text:span></text:span><text:span text:style-name="T39"> </text:span></text:p>
      <text:p text:style-name="CodeBlock"><text:span text:style-name="T39"><text:tab/><text:tab/><text:tab/><text:tab/>rgb_color color </text:span><text:span text:style-name="symbol1_5f_cpp"><text:span text:style-name="T39">=</text:span></text:span><text:span text:style-name="T39"> ValueAsColor</text:span><text:span text:style-name="symbol0_5f_cpp"><text:span text:style-name="T39">()</text:span></text:span><text:span text:style-name="symbol4_5f_cpp"><text:span text:style-name="T39">;</text:span></text:span><text:span text:style-name="T39"> </text:span></text:p>
      <text:p text:style-name="CodeBlock"><text:span text:style-name="T39"><text:tab/><text:tab/><text:tab/><text:tab/>reply.</text:span><text:span text:style-name="member0_5f_cpp"><text:span text:style-name="T39">AddInt32</text:span></text:span><text:span text:style-name="symbol0_5f_cpp"><text:span text:style-name="T39">(</text:span></text:span><text:span text:style-name="string_5f_cpp"><text:span text:style-name="T39">"result"</text:span></text:span><text:span text:style-name="T39">, color.</text:span><text:span text:style-name="member0_5f_cpp"><text:span text:style-name="T39">green</text:span></text:span><text:span text:style-name="symbol0_5f_cpp"><text:span text:style-name="T39">)</text:span></text:span><text:span text:style-name="symbol4_5f_cpp"><text:span text:style-name="T39">;</text:span></text:span><text:span text:style-name="T39"> </text:span></text:p>
      <text:p text:style-name="CodeBlock"><text:span text:style-name="T39"><text:tab/><text:tab/><text:tab/><text:tab/>status </text:span><text:span text:style-name="symbol1_5f_cpp"><text:span text:style-name="T39">=</text:span></text:span><text:span text:style-name="T39"> B_OK</text:span><text:span text:style-name="symbol4_5f_cpp"><text:span text:style-name="T39">;</text:span></text:span><text:span text:style-name="T39"> </text:span></text:p>
      <text:p text:style-name="CodeBlock"><text:span text:style-name="T39"><text:tab/><text:tab/><text:tab/></text:span><text:span text:style-name="symbol0_5f_cpp"><text:span text:style-name="T39">}</text:span></text:span><text:span text:style-name="T39"> </text:span></text:p>
      <text:p text:style-name="CodeBlock"><text:span text:style-name="T39"><text:tab/><text:tab/><text:tab/></text:span><text:span text:style-name="keyword0_5f_cpp"><text:span text:style-name="T39">break</text:span></text:span><text:span text:style-name="symbol4_5f_cpp"><text:span text:style-name="T39">;</text:span></text:span><text:span text:style-name="T39"> </text:span></text:p>
      <text:p text:style-name="CodeBlock"><text:span text:style-name="T39"><text:tab/><text:tab/></text:span><text:span text:style-name="symbol0_5f_cpp"><text:span text:style-name="T39">}</text:span></text:span><text:span text:style-name="T39"> </text:span></text:p>
      <text:p text:style-name="CodeBlock"><text:span text:style-name="T39"><text:tab/><text:tab/></text:span><text:span text:style-name="keyword0_5f_cpp"><text:span text:style-name="T39">case</text:span></text:span><text:span text:style-name="T39"> </text:span><text:span text:style-name="number_5f_cpp"><text:span text:style-name="T39">3</text:span></text:span><text:span text:style-name="symbol4_5f_cpp"><text:span text:style-name="T39">:</text:span></text:span><text:span text:style-name="T39"> </text:span><text:span text:style-name="comment0_5f_cpp"><text:span text:style-name="T39">// Blue </text:span></text:span></text:p>
      <text:p text:style-name="CodeBlock"><text:span text:style-name="T39"><text:tab/><text:tab/></text:span><text:span text:style-name="symbol0_5f_cpp"><text:span text:style-name="T39">{</text:span></text:span><text:span text:style-name="T39"> </text:span></text:p>
      <text:p text:style-name="CodeBlock"><text:span text:style-name="T39"><text:tab/><text:tab/><text:tab/></text:span><text:span text:style-name="keyword0_5f_cpp"><text:span text:style-name="T39">if</text:span></text:span><text:span text:style-name="T39"> </text:span><text:span text:style-name="symbol0_5f_cpp"><text:span text:style-name="T39">(</text:span></text:span><text:span text:style-name="T39">msg</text:span><text:span text:style-name="symbol2_5f_cpp"><text:span text:style-name="T39">-</text:span></text:span><text:span text:style-name="symbol1_5f_cpp"><text:span text:style-name="T39">&gt;</text:span></text:span><text:span text:style-name="T39">what </text:span><text:span text:style-name="symbol1_5f_cpp"><text:span text:style-name="T39">==</text:span></text:span><text:span text:style-name="T39"> B_SET_PROPERTY</text:span><text:span text:style-name="symbol0_5f_cpp"><text:span text:style-name="T39">)</text:span></text:span><text:span text:style-name="T39"> </text:span></text:p>
      <text:p text:style-name="CodeBlock"><text:span text:style-name="T39"><text:tab/><text:tab/><text:tab/></text:span><text:span text:style-name="symbol0_5f_cpp"><text:span text:style-name="T39">{</text:span></text:span><text:span text:style-name="T39"> </text:span></text:p>
      <text:p text:style-name="CodeBlock"><text:span text:style-name="T39"><text:tab/><text:tab/><text:tab/><text:tab/>int32 newValue</text:span><text:span text:style-name="symbol4_5f_cpp"><text:span text:style-name="T39">;</text:span></text:span><text:span text:style-name="T39"> </text:span></text:p>
      <text:p text:style-name="CodeBlock"><text:span text:style-name="T39"><text:tab/><text:tab/><text:tab/><text:tab/></text:span><text:span text:style-name="keyword0_5f_cpp"><text:span text:style-name="T39">if</text:span></text:span><text:span text:style-name="T39"> </text:span><text:span text:style-name="symbol0_5f_cpp"><text:span text:style-name="T39">(</text:span></text:span><text:span text:style-name="T39">msg</text:span><text:span text:style-name="symbol2_5f_cpp"><text:span text:style-name="T39">-</text:span></text:span><text:span text:style-name="symbol1_5f_cpp"><text:span text:style-name="T39">&gt;</text:span></text:span><text:span text:style-name="T39">FindInt32</text:span><text:span text:style-name="symbol0_5f_cpp"><text:span text:style-name="T39">(</text:span></text:span><text:span text:style-name="string_5f_cpp"><text:span text:style-name="T39">"data"</text:span></text:span><text:span text:style-name="T39">, </text:span><text:span text:style-name="symbol3_5f_cpp"><text:span text:style-name="T39">&amp;</text:span></text:span><text:span text:style-name="T39">newValue</text:span><text:span text:style-name="symbol0_5f_cpp"><text:span text:style-name="T39">)</text:span></text:span><text:span text:style-name="T39"> </text:span><text:span text:style-name="symbol1_5f_cpp"><text:span text:style-name="T39">==</text:span></text:span><text:span text:style-name="T39"> B_OK</text:span><text:span text:style-name="symbol0_5f_cpp"><text:span text:style-name="T39">)</text:span></text:span><text:span text:style-name="T39"> </text:span></text:p>
      <text:p text:style-name="CodeBlock"><text:span text:style-name="T39"><text:tab/><text:tab/><text:tab/><text:tab/></text:span><text:span text:style-name="symbol0_5f_cpp"><text:span text:style-name="T39">{</text:span></text:span><text:span text:style-name="T39"> </text:span></text:p>
      <text:p text:style-name="CodeBlock"><text:span text:style-name="T39"><text:tab/><text:tab/><text:tab/><text:tab/><text:tab/>rgb_color color </text:span><text:span text:style-name="symbol1_5f_cpp"><text:span text:style-name="T39">=</text:span></text:span><text:span text:style-name="T39"> ValueAsColor</text:span><text:span text:style-name="symbol0_5f_cpp"><text:span text:style-name="T39">()</text:span></text:span><text:span text:style-name="symbol4_5f_cpp"><text:span text:style-name="T39">;</text:span></text:span><text:span text:style-name="T39"> </text:span></text:p>
      <text:p text:style-name="CodeBlock"><text:span text:style-name="T39"><text:tab/><text:tab/><text:tab/><text:tab/><text:tab/>color.</text:span><text:span text:style-name="member0_5f_cpp"><text:span text:style-name="T39">blue</text:span></text:span><text:span text:style-name="T39"> </text:span><text:span text:style-name="symbol1_5f_cpp"><text:span text:style-name="T39">=</text:span></text:span><text:span text:style-name="T39"> newValue</text:span><text:span text:style-name="symbol4_5f_cpp"><text:span text:style-name="T39">;</text:span></text:span><text:span text:style-name="T39"> </text:span></text:p>
      <text:p text:style-name="CodeBlock"><text:span text:style-name="T39"><text:tab/><text:tab/><text:tab/><text:tab/><text:tab/>SetValue</text:span><text:span text:style-name="symbol0_5f_cpp"><text:span text:style-name="T39">(</text:span></text:span><text:span text:style-name="T39">color</text:span><text:span text:style-name="symbol0_5f_cpp"><text:span text:style-name="T39">)</text:span></text:span><text:span text:style-name="symbol4_5f_cpp"><text:span text:style-name="T39">;</text:span></text:span><text:span text:style-name="T39"> </text:span></text:p>
      <text:p text:style-name="CodeBlock"><text:span text:style-name="T39"><text:tab/><text:tab/><text:tab/><text:tab/><text:tab/>status </text:span><text:span text:style-name="symbol1_5f_cpp"><text:span text:style-name="T39">=</text:span></text:span><text:span text:style-name="T39"> B_OK</text:span><text:span text:style-name="symbol4_5f_cpp"><text:span text:style-name="T39">;</text:span></text:span><text:span text:style-name="T39"> </text:span></text:p>
      <text:p text:style-name="CodeBlock"><text:span text:style-name="T39"><text:tab/><text:tab/><text:tab/><text:tab/></text:span><text:span text:style-name="symbol0_5f_cpp"><text:span text:style-name="T39">}</text:span></text:span><text:span text:style-name="T39"> </text:span></text:p>
      <text:p text:style-name="CodeBlock"><text:span text:style-name="T39"><text:tab/><text:tab/><text:tab/></text:span><text:span text:style-name="symbol0_5f_cpp"><text:span text:style-name="T39">}</text:span></text:span><text:span text:style-name="T39"> </text:span></text:p>
      <text:p text:style-name="CodeBlock"><text:span text:style-name="T39"><text:tab/><text:tab/><text:tab/></text:span><text:span text:style-name="keyword0_5f_cpp"><text:span text:style-name="T39">else</text:span></text:span><text:span text:style-name="T39"> </text:span></text:p>
      <text:p text:style-name="CodeBlock"><text:span text:style-name="T39"><text:tab/><text:tab/><text:tab/></text:span><text:span text:style-name="keyword0_5f_cpp"><text:span text:style-name="T39">if</text:span></text:span><text:span text:style-name="T39"> </text:span><text:span text:style-name="symbol0_5f_cpp"><text:span text:style-name="T39">(</text:span></text:span><text:span text:style-name="T39">msg</text:span><text:span text:style-name="symbol2_5f_cpp"><text:span text:style-name="T39">-</text:span></text:span><text:span text:style-name="symbol1_5f_cpp"><text:span text:style-name="T39">&gt;</text:span></text:span><text:span text:style-name="T39">what </text:span><text:span text:style-name="symbol1_5f_cpp"><text:span text:style-name="T39">==</text:span></text:span><text:span text:style-name="T39"> B_GET_PROPERTY</text:span><text:span text:style-name="symbol0_5f_cpp"><text:span text:style-name="T39">)</text:span></text:span><text:span text:style-name="T39"> </text:span></text:p>
      <text:p text:style-name="CodeBlock"><text:span text:style-name="T39"><text:tab/><text:tab/><text:tab/></text:span><text:span text:style-name="symbol0_5f_cpp"><text:span text:style-name="T39">{</text:span></text:span><text:span text:style-name="T39"> </text:span></text:p>
      <text:p text:style-name="CodeBlock"><text:span text:style-name="T39"><text:tab/><text:tab/><text:tab/><text:tab/>rgb_color color </text:span><text:span text:style-name="symbol1_5f_cpp"><text:span text:style-name="T39">=</text:span></text:span><text:span text:style-name="T39"> ValueAsColor</text:span><text:span text:style-name="symbol0_5f_cpp"><text:span text:style-name="T39">()</text:span></text:span><text:span text:style-name="symbol4_5f_cpp"><text:span text:style-name="T39">;</text:span></text:span><text:span text:style-name="T39"> </text:span></text:p>
      <text:p text:style-name="CodeBlock"><text:span text:style-name="T39"><text:tab/><text:tab/><text:tab/><text:tab/>reply.</text:span><text:span text:style-name="member0_5f_cpp"><text:span text:style-name="T39">AddInt32</text:span></text:span><text:span text:style-name="symbol0_5f_cpp"><text:span text:style-name="T39">(</text:span></text:span><text:span text:style-name="string_5f_cpp"><text:span text:style-name="T39">"result"</text:span></text:span><text:span text:style-name="T39">, color.</text:span><text:span text:style-name="member0_5f_cpp"><text:span text:style-name="T39">blue</text:span></text:span><text:span text:style-name="symbol0_5f_cpp"><text:span text:style-name="T39">)</text:span></text:span><text:span text:style-name="symbol4_5f_cpp"><text:span text:style-name="T39">;</text:span></text:span><text:span text:style-name="T39"> </text:span></text:p>
      <text:p text:style-name="CodeBlock"><text:span text:style-name="T39"><text:tab/><text:tab/><text:tab/><text:tab/>status </text:span><text:span text:style-name="symbol1_5f_cpp"><text:span text:style-name="T39">=</text:span></text:span><text:span text:style-name="T39"> B_OK</text:span><text:span text:style-name="symbol4_5f_cpp"><text:span text:style-name="T39">;</text:span></text:span><text:span text:style-name="T39"> </text:span></text:p>
      <text:p text:style-name="CodeBlock"><text:span text:style-name="T39"><text:tab/><text:tab/><text:tab/></text:span><text:span text:style-name="symbol0_5f_cpp"><text:span text:style-name="T39">}</text:span></text:span><text:span text:style-name="T39"> </text:span></text:p>
      <text:p text:style-name="CodeBlock"><text:span text:style-name="T39"><text:tab/><text:tab/><text:tab/></text:span><text:span text:style-name="keyword0_5f_cpp"><text:span text:style-name="T39">break</text:span></text:span><text:span text:style-name="symbol4_5f_cpp"><text:span text:style-name="T39">;</text:span></text:span><text:span text:style-name="T39"> </text:span></text:p>
      <text:p text:style-name="CodeBlock"><text:span text:style-name="T39"><text:tab/><text:tab/></text:span><text:span text:style-name="symbol0_5f_cpp"><text:span text:style-name="T39">}</text:span></text:span><text:span text:style-name="T39"> </text:span></text:p>
      <text:p text:style-name="CodeBlock"><text:span text:style-name="T39"><text:tab/><text:tab/></text:span><text:span text:style-name="keyword0_5f_cpp"><text:span text:style-name="T39">default</text:span></text:span><text:span text:style-name="symbol4_5f_cpp"><text:span text:style-name="T39">:</text:span></text:span><text:span text:style-name="T39"> </text:span></text:p>
      <text:p text:style-name="CodeBlock"><text:span text:style-name="T39"><text:tab/><text:tab/><text:tab/></text:span><text:span text:style-name="keyword0_5f_cpp"><text:span text:style-name="T39">return</text:span></text:span><text:span text:style-name="T39"> BControl</text:span><text:span text:style-name="symbol4_5f_cpp"><text:span text:style-name="T39">::</text:span></text:span><text:span text:style-name="member1_5f_cpp"><text:span text:style-name="T39">MessageReceived</text:span></text:span><text:span text:style-name="symbol0_5f_cpp"><text:span text:style-name="T39">(</text:span></text:span><text:span text:style-name="T39">msg</text:span><text:span text:style-name="symbol0_5f_cpp"><text:span text:style-name="T39">)</text:span></text:span><text:span text:style-name="symbol4_5f_cpp"><text:span text:style-name="T39">;</text:span></text:span><text:span text:style-name="T39"> </text:span></text:p>
      <text:p text:style-name="CodeBlock"><text:span text:style-name="T39"><text:tab/></text:span><text:span text:style-name="symbol0_5f_cpp"><text:span text:style-name="T39">}</text:span></text:span><text:span text:style-name="T39"> </text:span></text:p>
      <text:p text:style-name="P45"><text:tab/></text:p>
      <text:p text:style-name="CodeBlock"><text:span text:style-name="T39"><text:tab/></text:span><text:span text:style-name="comment0_5f_cpp"><text:span text:style-name="T39">// </text:span></text:span><text:span text:style-name="comment0_5f_cpp"><text:span text:style-name="T45">If we were not able to handle one of our messages, we have</text:span></text:span></text:p>
      <text:p text:style-name="CodeBlock"><text:span text:style-name="T45"><text:tab/></text:span><text:span text:style-name="comment0_5f_cpp"><text:span text:style-name="T45">// an error condition. We need to describe the error using strerror</text:span></text:span></text:p>
      <text:p text:style-name="CodeBlock"><text:span text:style-name="T45"><text:tab/></text:span><text:span text:style-name="comment0_5f_cpp"><text:span text:style-name="T45">// and make it clear that something went wrong.</text:span></text:span></text:p>
      <text:p text:style-name="CodeBlock"><text:span text:style-name="T39"><text:tab/></text:span><text:span text:style-name="keyword0_5f_cpp"><text:span text:style-name="T39">if</text:span></text:span><text:span text:style-name="T39"> </text:span><text:span text:style-name="symbol0_5f_cpp"><text:span text:style-name="T39">(</text:span></text:span><text:span text:style-name="T39">status </text:span><text:span text:style-name="symbol3_5f_cpp"><text:span text:style-name="T39">!</text:span></text:span><text:span text:style-name="symbol1_5f_cpp"><text:span text:style-name="T39">=</text:span></text:span><text:span text:style-name="T39"> B_OK</text:span><text:span text:style-name="symbol0_5f_cpp"><text:span text:style-name="T39">)</text:span></text:span><text:span text:style-name="T39"> </text:span></text:p>
      <text:p text:style-name="CodeBlock"><text:span text:style-name="T39"><text:tab/></text:span><text:span text:style-name="symbol0_5f_cpp"><text:span text:style-name="T39">{</text:span></text:span><text:span text:style-name="T39"> </text:span></text:p>
      <text:p text:style-name="CodeBlock"><text:span text:style-name="T39"><text:tab/><text:tab/>reply.</text:span><text:span text:style-name="member0_5f_cpp"><text:span text:style-name="T39">what</text:span></text:span><text:span text:style-name="T39"> </text:span><text:span text:style-name="symbol1_5f_cpp"><text:span text:style-name="T39">=</text:span></text:span><text:span text:style-name="T39"> B_MESSAGE_NOT_UNDERSTOOD</text:span><text:span text:style-name="symbol4_5f_cpp"><text:span text:style-name="T39">;</text:span></text:span><text:span text:style-name="T39"> </text:span></text:p>
      <text:p text:style-name="CodeBlock"><text:span text:style-name="T39"><text:tab/><text:tab/>reply.</text:span><text:span text:style-name="member0_5f_cpp"><text:span text:style-name="T39">AddString</text:span></text:span><text:span text:style-name="symbol0_5f_cpp"><text:span text:style-name="T39">(</text:span></text:span><text:span text:style-name="string_5f_cpp"><text:span text:style-name="T39">"message"</text:span></text:span><text:span text:style-name="T39">, </text:span><text:span text:style-name="keyword2_5f_cpp"><text:span text:style-name="T39">strerror</text:span></text:span><text:span text:style-name="symbol0_5f_cpp"><text:span text:style-name="T39">(</text:span></text:span><text:span text:style-name="T39">status</text:span><text:span text:style-name="symbol0_5f_cpp"><text:span text:style-name="T39">))</text:span></text:span><text:span text:style-name="symbol4_5f_cpp"><text:span text:style-name="T39">;</text:span></text:span><text:span text:style-name="T39"> </text:span></text:p>
      <text:p text:style-name="CodeBlock"><text:span text:style-name="T39"><text:tab/></text:span><text:span text:style-name="symbol0_5f_cpp"><text:span text:style-name="T39">}</text:span></text:span><text:span text:style-name="T39"> </text:span></text:p>
      <text:p text:style-name="P45"><text:tab/></text:p>
      <text:p text:style-name="CodeBlock"><text:soft-page-break/><text:span text:style-name="T39"><text:tab/></text:span><text:span text:style-name="comment0_5f_cpp"><text:span text:style-name="T39">// </text:span></text:span><text:span text:style-name="comment0_5f_cpp"><text:span text:style-name="T45">We return an error code even if we were successful.</text:span></text:span></text:p>
      <text:p text:style-name="CodeBlock"><text:span text:style-name="T39"><text:tab/>reply.</text:span><text:span text:style-name="member0_5f_cpp"><text:span text:style-name="T39">AddInt32</text:span></text:span><text:span text:style-name="symbol0_5f_cpp"><text:span text:style-name="T39">(</text:span></text:span><text:span text:style-name="string_5f_cpp"><text:span text:style-name="T39">"error"</text:span></text:span><text:span text:style-name="T39">, status</text:span><text:span text:style-name="symbol0_5f_cpp"><text:span text:style-name="T39">)</text:span></text:span><text:span text:style-name="symbol4_5f_cpp"><text:span text:style-name="T39">;</text:span></text:span><text:span text:style-name="T39"> </text:span></text:p>
      <text:p text:style-name="P45"/>
      <text:p text:style-name="CodeBlock"><text:span text:style-name="T39"><text:tab/>msg</text:span><text:span text:style-name="symbol2_5f_cpp"><text:span text:style-name="T39">-</text:span></text:span><text:span text:style-name="symbol1_5f_cpp"><text:span text:style-name="T39">&gt;</text:span></text:span><text:span text:style-name="T39">SendReply</text:span><text:span text:style-name="symbol0_5f_cpp"><text:span text:style-name="T39">(</text:span></text:span><text:span text:style-name="symbol3_5f_cpp"><text:span text:style-name="T39">&amp;</text:span></text:span><text:span text:style-name="T39">reply</text:span><text:span text:style-name="symbol0_5f_cpp"><text:span text:style-name="T39">)</text:span></text:span><text:span text:style-name="symbol4_5f_cpp"><text:span text:style-name="T39">;</text:span></text:span><text:span text:style-name="T39"> </text:span></text:p>
      <text:p text:style-name="CodeBlock"><text:span text:style-name="symbol0_5f_cpp"><text:span text:style-name="T39">}</text:span></text:span><text:span text:style-name="T39"> </text:span></text:p>
      <text:p text:style-name="P14"/>
      <text:p text:style-name="P15"><text:span text:style-name="Code"><text:span text:style-name="T46">ResolveSpecifier()</text:span></text:span><text:span text:style-name="T46"> can be short and simple or long and more complicated depending on the kinds of properties that your control uses. </text:span><text:span text:style-name="T48">The purpose of this method is to determine </text:span><text:span text:style-name="T47">which handler is supposed to receive </text:span><text:span text:style-name="T48">and respond to </text:span><text:span text:style-name="T47">the message.</text:span></text:p>
      <text:p text:style-name="P14"/>
      <text:p text:style-name="P48">BHandler *<text:tab/>ResolveSpecifier(BMessage *msg, int32 index,</text:p>
      <text:p text:style-name="P48"><text:tab/><text:tab/><text:tab/><text:tab/>BMessage *specifier, int32 what,</text:p>
      <text:p text:style-name="P48"><text:tab/><text:tab/><text:tab/><text:tab/>const char *property);</text:p>
      <text:p text:style-name="P21"/>
      <text:p text:style-name="Text_20_body"><text:span text:style-name="Code"><text:span text:style-name="T49">msg</text:span></text:span><text:span text:style-name="T49"> points to the scripting message being passed around. </text:span><text:span text:style-name="Code"><text:span text:style-name="T49">specifier</text:span></text:span><text:span text:style-name="T49"> contains the current specifier which is found at the index </text:span><text:span text:style-name="Code"><text:span text:style-name="T49">index</text:span></text:span><text:span text:style-name="T49">. </text:span><text:span text:style-name="Code"><text:span text:style-name="T50">what</text:span></text:span><text:span text:style-name="T50"> holds the </text:span><text:span text:style-name="Code"><text:span text:style-name="T50">what</text:span></text:span><text:span text:style-name="T50"> value of the </text:span><text:span text:style-name="Code"><text:span text:style-name="T50">specifier</text:span></text:span><text:span text:style-name="T50"> message and </text:span><text:span text:style-name="Code"><text:span text:style-name="T50">property</text:span></text:span><text:span text:style-name="T50"> contains the name of the targeted property.</text:span></text:p>
      <text:p text:style-name="Text_20_body"><text:span text:style-name="T51">There are a few different ways that your properties can respond to a scripting message, and the amount of code involved in implementing </text:span><text:span text:style-name="Code"><text:span text:style-name="T51">ResolveSpecifier()</text:span></text:span><text:span text:style-name="T51"> is a direct result of these actions. The first way is for a property to return a BHandler which is attached to some other BLooper. The second is when a property returns a BHandler which is attached to the same BLooper as your control. The third is to return a value which is handled by your control, such as a calculated value or the result of calling your control's methods.</text:span></text:p>
      <text:h text:style-name="Heading_20_3" text:outline-level="3"><text:span text:style-name="T53">ResolveSpecifier</text:span><text:span text:style-name="T55">()</text:span><text:span text:style-name="T53"> Method #1: Handler in a Remote Looper</text:span></text:h>
      <text:p text:style-name="Text_20_body"><text:span text:style-name="T52">BApplication uses this </text:span><text:span text:style-name="T78">method</text:span><text:span text:style-name="T52"> to resolve its </text:span><text:span text:style-name="Code"><text:span text:style-name="T52">Window</text:span></text:span><text:span text:style-name="T52"> property. </text:span><text:span text:style-name="T54">This is an excerpt from Haiku's source code for BApplication. Here the BApplication is handling a specifier for a window by index or reverse index.</text:span></text:p>
      <text:p text:style-name="P22"/>
      <text:p text:style-name="CodeBlock"><text:span text:style-name="keyword0_5f_cpp"><text:span text:style-name="T53">if</text:span></text:span><text:span text:style-name="T53"> </text:span><text:span text:style-name="symbol0_5f_cpp"><text:span text:style-name="T53">(</text:span></text:span><text:span text:style-name="T53">propInfo.</text:span><text:span text:style-name="member0_5f_cpp"><text:span text:style-name="T53">FindMatch</text:span></text:span><text:span text:style-name="symbol0_5f_cpp"><text:span text:style-name="T53">(</text:span></text:span><text:span text:style-name="T53">message, </text:span><text:span text:style-name="number_5f_cpp"><text:span text:style-name="T53">0</text:span></text:span><text:span text:style-name="T53">, specifier, what, property, </text:span><text:span text:style-name="symbol3_5f_cpp"><text:span text:style-name="T53">&amp;</text:span></text:span><text:span text:style-name="T53">data</text:span><text:span text:style-name="symbol0_5f_cpp"><text:span text:style-name="T53">)</text:span></text:span><text:span text:style-name="T53"> </text:span><text:span text:style-name="symbol1_5f_cpp"><text:span text:style-name="T53">&gt;=</text:span></text:span><text:span text:style-name="T53"> </text:span><text:span text:style-name="number_5f_cpp"><text:span text:style-name="T53">0</text:span></text:span><text:span text:style-name="symbol0_5f_cpp"><text:span text:style-name="T53">)</text:span></text:span><text:span text:style-name="T53"> </text:span><text:span text:style-name="symbol0_5f_cpp"><text:span text:style-name="T53">{</text:span></text:span><text:span text:style-name="T53"> </text:span></text:p>
      <text:p text:style-name="CodeBlock"><text:span text:style-name="T53"><text:tab/></text:span><text:span text:style-name="keyword0_5f_cpp"><text:span text:style-name="T53">switch</text:span></text:span><text:span text:style-name="T53"> </text:span><text:span text:style-name="symbol0_5f_cpp"><text:span text:style-name="T53">(</text:span></text:span><text:span text:style-name="T53">data</text:span><text:span text:style-name="symbol0_5f_cpp"><text:span text:style-name="T53">)</text:span></text:span><text:span text:style-name="T53"> </text:span><text:span text:style-name="symbol0_5f_cpp"><text:span text:style-name="T53">{</text:span></text:span><text:span text:style-name="T53"> </text:span></text:p>
      <text:p text:style-name="CodeBlock"><text:span text:style-name="T53"><text:tab/><text:tab/></text:span><text:span text:style-name="keyword0_5f_cpp"><text:span text:style-name="T53">case</text:span></text:span><text:span text:style-name="T53"> kWindowByIndex</text:span><text:span text:style-name="symbol4_5f_cpp"><text:span text:style-name="T53">:</text:span></text:span><text:span text:style-name="T53"> </text:span></text:p>
      <text:p text:style-name="CodeBlock"><text:span text:style-name="T53"><text:tab/><text:tab/></text:span><text:span text:style-name="symbol0_5f_cpp"><text:span text:style-name="T53">{</text:span></text:span><text:span text:style-name="T53"> </text:span></text:p>
      <text:p text:style-name="CodeBlock"><text:span text:style-name="T53"><text:tab/><text:tab/><text:tab/>int32 index</text:span><text:span text:style-name="symbol4_5f_cpp"><text:span text:style-name="T53">;</text:span></text:span><text:span text:style-name="T53"> </text:span></text:p>
      <text:p text:style-name="CodeBlock"><text:span text:style-name="T53"><text:tab/><text:tab/><text:tab/>err </text:span><text:span text:style-name="symbol1_5f_cpp"><text:span text:style-name="T53">=</text:span></text:span><text:span text:style-name="T53"> specifier</text:span><text:span text:style-name="symbol2_5f_cpp"><text:span text:style-name="T53">-</text:span></text:span><text:span text:style-name="symbol1_5f_cpp"><text:span text:style-name="T53">&gt;</text:span></text:span><text:span text:style-name="T53">FindInt32</text:span><text:span text:style-name="symbol0_5f_cpp"><text:span text:style-name="T53">(</text:span></text:span><text:span text:style-name="string_5f_cpp"><text:span text:style-name="T53">"index"</text:span></text:span><text:span text:style-name="T53">, </text:span><text:span text:style-name="symbol3_5f_cpp"><text:span text:style-name="T53">&amp;</text:span></text:span><text:span text:style-name="T53">index</text:span><text:span text:style-name="symbol0_5f_cpp"><text:span text:style-name="T53">)</text:span></text:span><text:span text:style-name="symbol4_5f_cpp"><text:span text:style-name="T53">;</text:span></text:span><text:span text:style-name="T53"> </text:span></text:p>
      <text:p text:style-name="CodeBlock"><text:span text:style-name="T53"><text:tab/><text:tab/><text:tab/></text:span><text:span text:style-name="keyword0_5f_cpp"><text:span text:style-name="T53">if</text:span></text:span><text:span text:style-name="T53"> </text:span><text:span text:style-name="symbol0_5f_cpp"><text:span text:style-name="T53">(</text:span></text:span><text:span text:style-name="T53">err </text:span><text:span text:style-name="symbol3_5f_cpp"><text:span text:style-name="T53">!</text:span></text:span><text:span text:style-name="symbol1_5f_cpp"><text:span text:style-name="T53">=</text:span></text:span><text:span text:style-name="T53"> B_OK</text:span><text:span text:style-name="symbol0_5f_cpp"><text:span text:style-name="T53">)</text:span></text:span><text:span text:style-name="T53"> </text:span></text:p>
      <text:p text:style-name="CodeBlock"><text:span text:style-name="T53"><text:tab/><text:tab/><text:tab/><text:tab/></text:span><text:span text:style-name="keyword0_5f_cpp"><text:span text:style-name="T53">break</text:span></text:span><text:span text:style-name="symbol4_5f_cpp"><text:span text:style-name="T53">;</text:span></text:span><text:span text:style-name="T53"> </text:span></text:p>
      <text:p text:style-name="P49"><text:tab/><text:tab/><text:tab/></text:p>
      <text:p text:style-name="CodeBlock"><text:span text:style-name="T53"><text:tab/><text:tab/><text:tab/></text:span><text:span text:style-name="keyword0_5f_cpp"><text:span text:style-name="T53">if</text:span></text:span><text:span text:style-name="T53"> </text:span><text:span text:style-name="symbol0_5f_cpp"><text:span text:style-name="T53">(</text:span></text:span><text:span text:style-name="T53">what </text:span><text:span text:style-name="symbol1_5f_cpp"><text:span text:style-name="T53">==</text:span></text:span><text:span text:style-name="T53"> B_REVERSE_INDEX_SPECIFIER</text:span><text:span text:style-name="symbol0_5f_cpp"><text:span text:style-name="T53">)</text:span></text:span><text:span text:style-name="T53"> </text:span></text:p>
      <text:p text:style-name="CodeBlock"><text:span text:style-name="T53"><text:tab/><text:tab/><text:tab/><text:tab/>index </text:span><text:span text:style-name="symbol1_5f_cpp"><text:span text:style-name="T53">=</text:span></text:span><text:span text:style-name="T53"> CountWindows</text:span><text:span text:style-name="symbol0_5f_cpp"><text:span text:style-name="T53">()</text:span></text:span><text:span text:style-name="T53"> </text:span><text:span text:style-name="symbol2_5f_cpp"><text:span text:style-name="T53">-</text:span></text:span><text:span text:style-name="T53"> index</text:span><text:span text:style-name="symbol4_5f_cpp"><text:span text:style-name="T53">;</text:span></text:span><text:span text:style-name="T53"> </text:span></text:p>
      <text:p text:style-name="P49"><text:tab/><text:tab/><text:tab/></text:p>
      <text:p text:style-name="CodeBlock"><text:span text:style-name="T53"><text:tab/><text:tab/><text:tab/>BWindow </text:span><text:span text:style-name="symbol2_5f_cpp"><text:span text:style-name="T53">*</text:span></text:span><text:span text:style-name="T53">window </text:span><text:span text:style-name="symbol1_5f_cpp"><text:span text:style-name="T53">=</text:span></text:span><text:span text:style-name="T53"> WindowAt</text:span><text:span text:style-name="symbol0_5f_cpp"><text:span text:style-name="T53">(</text:span></text:span><text:span text:style-name="T53">index</text:span><text:span text:style-name="symbol0_5f_cpp"><text:span text:style-name="T53">)</text:span></text:span><text:span text:style-name="symbol4_5f_cpp"><text:span text:style-name="T53">;</text:span></text:span><text:span text:style-name="T53"> </text:span></text:p>
      <text:p text:style-name="CodeBlock"><text:span text:style-name="T53"><text:tab/><text:tab/><text:tab/></text:span><text:span text:style-name="keyword0_5f_cpp"><text:span text:style-name="T53">if</text:span></text:span><text:span text:style-name="T53"> </text:span><text:span text:style-name="symbol0_5f_cpp"><text:span text:style-name="T53">(</text:span></text:span><text:span text:style-name="T53">window </text:span><text:span text:style-name="symbol3_5f_cpp"><text:span text:style-name="T53">!</text:span></text:span><text:span text:style-name="symbol1_5f_cpp"><text:span text:style-name="T53">=</text:span></text:span><text:span text:style-name="T53"> </text:span><text:span text:style-name="keyword1_5f_cpp"><text:span text:style-name="T53">NULL</text:span></text:span><text:span text:style-name="symbol0_5f_cpp"><text:span text:style-name="T53">)</text:span></text:span><text:span text:style-name="T53"> </text:span><text:span text:style-name="symbol0_5f_cpp"><text:span text:style-name="T53">{</text:span></text:span><text:span text:style-name="T53"> </text:span></text:p>
      <text:p text:style-name="CodeBlock"><text:span text:style-name="T53"><text:tab/><text:tab/><text:tab/><text:tab/>message</text:span><text:span text:style-name="symbol2_5f_cpp"><text:span text:style-name="T53">-</text:span></text:span><text:span text:style-name="symbol1_5f_cpp"><text:span text:style-name="T53">&gt;</text:span></text:span><text:span text:style-name="T53">PopSpecifier</text:span><text:span text:style-name="symbol0_5f_cpp"><text:span text:style-name="T53">()</text:span></text:span><text:span text:style-name="symbol4_5f_cpp"><text:span text:style-name="T53">;</text:span></text:span><text:span text:style-name="T53"> </text:span></text:p>
      <text:p text:style-name="CodeBlock"><text:span text:style-name="T53"><text:tab/><text:tab/><text:tab/><text:tab/>BMessenger</text:span><text:span text:style-name="symbol0_5f_cpp"><text:span text:style-name="T53">(</text:span></text:span><text:span text:style-name="T53">window</text:span><text:span text:style-name="symbol0_5f_cpp"><text:span text:style-name="T53">)</text:span></text:span><text:span text:style-name="T53">.</text:span><text:span text:style-name="member0_5f_cpp"><text:span text:style-name="T53">SendMessage</text:span></text:span><text:span text:style-name="symbol0_5f_cpp"><text:span text:style-name="T53">(</text:span></text:span><text:span text:style-name="T53">message</text:span><text:span text:style-name="symbol0_5f_cpp"><text:span text:style-name="T53">)</text:span></text:span><text:span text:style-name="symbol4_5f_cpp"><text:span text:style-name="T53">;</text:span></text:span><text:span text:style-name="T53"> </text:span></text:p>
      <text:p text:style-name="CodeBlock"><text:span text:style-name="T53"><text:tab/><text:tab/><text:tab/></text:span><text:span text:style-name="symbol0_5f_cpp"><text:span text:style-name="T53">}</text:span></text:span><text:span text:style-name="T53"> </text:span><text:span text:style-name="keyword0_5f_cpp"><text:span text:style-name="T53">else</text:span></text:span><text:span text:style-name="T53"> </text:span></text:p>
      <text:p text:style-name="CodeBlock"><text:span text:style-name="T53"><text:tab/><text:tab/><text:tab/><text:tab/>err </text:span><text:span text:style-name="symbol1_5f_cpp"><text:span text:style-name="T53">=</text:span></text:span><text:span text:style-name="T53"> B_BAD_INDEX</text:span><text:span text:style-name="symbol4_5f_cpp"><text:span text:style-name="T53">;</text:span></text:span><text:span text:style-name="T53"> </text:span></text:p>
      <text:p text:style-name="CodeBlock"><text:span text:style-name="T53"><text:tab/><text:tab/><text:tab/></text:span><text:span text:style-name="keyword0_5f_cpp"><text:span text:style-name="T53">break</text:span></text:span><text:span text:style-name="symbol4_5f_cpp"><text:span text:style-name="T53">;</text:span></text:span><text:span text:style-name="T53"> </text:span></text:p>
      <text:p text:style-name="CodeBlock"><text:span text:style-name="T53"><text:tab/><text:tab/></text:span><text:span text:style-name="symbol0_5f_cpp"><text:span text:style-name="T53">}</text:span></text:span><text:span text:style-name="T53"> </text:span></text:p>
      <text:p text:style-name="CodeBlock"><text:span text:style-name="T51"><text:tab/></text:span><text:span text:style-name="symbol0_5f_cpp"><text:span text:style-name="T53">}</text:span></text:span></text:p>
      <text:p text:style-name="CodeBlock"><text:span text:style-name="symbol0_5f_cpp"><text:span text:style-name="T53">}</text:span></text:span></text:p>
      <text:p text:style-name="P23"/>
      <text:p text:style-name="Text_20_body"><text:soft-page-break/><text:span text:style-name="T54">At the end of BApplication's version of this function is a call to return </text:span><text:span text:style-name="Code"><text:span text:style-name="T54">NULL</text:span></text:span><text:span text:style-name="T54">. The key here is the call to </text:span><text:span text:style-name="Code"><text:span text:style-name="T54">PopSpecifier()</text:span></text:span><text:span text:style-name="T54"> and the </text:span><text:span text:style-name="Code"><text:span text:style-name="T54">NULL</text:span></text:span><text:span text:style-name="T54"> return value. The scripting message is passed on to the proper messenger, but the specifier is popped off so that the target doesn't try to resolve </text:span><text:span text:style-name="T54">the same one, </text:span><text:span text:style-name="T61">and </text:span><text:span text:style-name="Code"><text:span text:style-name="T61">NULL</text:span></text:span><text:span text:style-name="T61"> is returned by the function because the BLooper is no longer responsible to resolve the specifier – the targeted BLooper will take it from here.</text:span></text:p>
      <text:h text:style-name="Heading_20_3" text:outline-level="3"><text:span text:style-name="T53">ResolveSpecifier</text:span><text:span text:style-name="T55">()</text:span><text:span text:style-name="T53"> Method #</text:span><text:span text:style-name="T57">2</text:span><text:span text:style-name="T53">: Handler in </text:span><text:span text:style-name="T57">the Current </text:span><text:span text:style-name="T53">Looper</text:span></text:h>
      <text:p text:style-name="Text_20_body"><text:span text:style-name="T52">B</text:span><text:span text:style-name="T58">View</text:span><text:span text:style-name="T52"> </text:span><text:span text:style-name="T59">takes this route </text:span><text:span text:style-name="T79">to resolve </text:span><text:span text:style-name="T52">its </text:span><text:span text:style-name="Code"><text:span text:style-name="T56">View</text:span></text:span><text:span text:style-name="T56"> </text:span><text:span text:style-name="T52">property. </text:span><text:span text:style-name="T59">If the view has children, they will obviously belong to the same looper.</text:span></text:p>
      <text:p text:style-name="P24"/>
      <text:p text:style-name="CodeBlock"><text:span text:style-name="keyword0_5f_cpp"><text:span text:style-name="T59">case</text:span></text:span><text:span text:style-name="T59"> </text:span><text:span text:style-name="number_5f_cpp"><text:span text:style-name="T59">4</text:span></text:span><text:span text:style-name="symbol4_5f_cpp"><text:span text:style-name="T59">:</text:span></text:span><text:span text:style-name="T59"> </text:span><text:span text:style-name="comment0_5f_cpp"><text:span text:style-name="T59">// View property</text:span></text:span></text:p>
      <text:p text:style-name="CodeBlock"><text:span text:style-name="symbol0_5f_cpp"><text:span text:style-name="T59">{</text:span></text:span><text:span text:style-name="T59"> </text:span></text:p>
      <text:p text:style-name="CodeBlock"><text:span text:style-name="T59"><text:tab/></text:span><text:span text:style-name="keyword0_5f_cpp"><text:span text:style-name="T59">if</text:span></text:span><text:span text:style-name="T59"> </text:span><text:span text:style-name="symbol0_5f_cpp"><text:span text:style-name="T59">(</text:span></text:span><text:span text:style-name="symbol3_5f_cpp"><text:span text:style-name="T59">!</text:span></text:span><text:span text:style-name="T59">fFirstChild</text:span><text:span text:style-name="symbol0_5f_cpp"><text:span text:style-name="T59">)</text:span></text:span><text:span text:style-name="T59"> </text:span><text:span text:style-name="symbol0_5f_cpp"><text:span text:style-name="T59">{</text:span></text:span><text:span text:style-name="T59"> </text:span></text:p>
      <text:p text:style-name="CodeBlock"><text:span text:style-name="T59"><text:tab/><text:tab/>err </text:span><text:span text:style-name="symbol1_5f_cpp"><text:span text:style-name="T59">=</text:span></text:span><text:span text:style-name="T59"> B_NAME_NOT_FOUND</text:span><text:span text:style-name="symbol4_5f_cpp"><text:span text:style-name="T59">;</text:span></text:span><text:span text:style-name="T59"> </text:span></text:p>
      <text:p text:style-name="CodeBlock"><text:span text:style-name="T59"><text:tab/><text:tab/>replyMsg.</text:span><text:span text:style-name="member0_5f_cpp"><text:span text:style-name="T59">AddString</text:span></text:span><text:span text:style-name="symbol0_5f_cpp"><text:span text:style-name="T59">(</text:span></text:span><text:span text:style-name="string_5f_cpp"><text:span text:style-name="T59">"message"</text:span></text:span><text:span text:style-name="T59">, </text:span><text:span text:style-name="string_5f_cpp"><text:span text:style-name="T59">"This window doesn't have "</text:span></text:span><text:span text:style-name="T59"> </text:span></text:p>
      <text:p text:style-name="CodeBlock"><text:span text:style-name="T59"><text:tab/><text:tab/><text:tab/></text:span><text:span text:style-name="string_5f_cpp"><text:span text:style-name="T59">"children."</text:span></text:span><text:span text:style-name="symbol0_5f_cpp"><text:span text:style-name="T59">)</text:span></text:span><text:span text:style-name="symbol4_5f_cpp"><text:span text:style-name="T59">;</text:span></text:span><text:span text:style-name="T59"> </text:span></text:p>
      <text:p text:style-name="CodeBlock"><text:span text:style-name="T59"><text:tab/><text:tab/></text:span><text:span text:style-name="keyword0_5f_cpp"><text:span text:style-name="T59">break</text:span></text:span><text:span text:style-name="symbol4_5f_cpp"><text:span text:style-name="T59">;</text:span></text:span><text:span text:style-name="T59"> </text:span></text:p>
      <text:p text:style-name="CodeBlock"><text:span text:style-name="T59"><text:tab/></text:span><text:span text:style-name="symbol0_5f_cpp"><text:span text:style-name="T59">}</text:span></text:span><text:span text:style-name="T59"> </text:span></text:p>
      <text:p text:style-name="P50"><text:tab/></text:p>
      <text:p text:style-name="CodeBlock"><text:span text:style-name="T59"><text:tab/></text:span><text:span text:style-name="comment0_5f_cpp"><text:span text:style-name="T59">// </text:span></text:span><text:span text:style-name="comment0_5f_cpp"><text:span text:style-name="T60">Get the child view based on what method was used</text:span></text:span></text:p>
      <text:p text:style-name="CodeBlock"><text:span text:style-name="T59"><text:tab/>BView</text:span><text:span text:style-name="symbol2_5f_cpp"><text:span text:style-name="T59">*</text:span></text:span><text:span text:style-name="T59"> child </text:span><text:span text:style-name="symbol1_5f_cpp"><text:span text:style-name="T59">=</text:span></text:span><text:span text:style-name="T59"> </text:span><text:span text:style-name="keyword1_5f_cpp"><text:span text:style-name="T59">NULL</text:span></text:span><text:span text:style-name="symbol4_5f_cpp"><text:span text:style-name="T59">;</text:span></text:span><text:span text:style-name="T59"> </text:span></text:p>
      <text:p text:style-name="CodeBlock"><text:span text:style-name="T59"><text:tab/></text:span><text:span text:style-name="keyword0_5f_cpp"><text:span text:style-name="T59">switch</text:span></text:span><text:span text:style-name="T59"> </text:span><text:span text:style-name="symbol0_5f_cpp"><text:span text:style-name="T59">(</text:span></text:span><text:span text:style-name="T59">what</text:span><text:span text:style-name="symbol0_5f_cpp"><text:span text:style-name="T59">)</text:span></text:span><text:span text:style-name="T59"> </text:span><text:span text:style-name="symbol0_5f_cpp"><text:span text:style-name="T59">{</text:span></text:span><text:span text:style-name="T59"> </text:span></text:p>
      <text:p text:style-name="CodeBlock"><text:span text:style-name="T59"><text:tab/><text:tab/></text:span><text:span text:style-name="keyword0_5f_cpp"><text:span text:style-name="T59">case</text:span></text:span><text:span text:style-name="T59"> B_INDEX_SPECIFIER</text:span><text:span text:style-name="symbol4_5f_cpp"><text:span text:style-name="T59">:</text:span></text:span><text:span text:style-name="T59"> </text:span><text:span text:style-name="symbol0_5f_cpp"><text:span text:style-name="T59">{</text:span></text:span><text:span text:style-name="T59"> </text:span></text:p>
      <text:p text:style-name="CodeBlock"><text:span text:style-name="T59"><text:tab/><text:tab/><text:tab/>int32 index</text:span><text:span text:style-name="symbol4_5f_cpp"><text:span text:style-name="T59">;</text:span></text:span><text:span text:style-name="T59"> </text:span></text:p>
      <text:p text:style-name="CodeBlock"><text:span text:style-name="T59"><text:tab/><text:tab/><text:tab/>err </text:span><text:span text:style-name="symbol1_5f_cpp"><text:span text:style-name="T59">=</text:span></text:span><text:span text:style-name="T59"> specifier</text:span><text:span text:style-name="symbol2_5f_cpp"><text:span text:style-name="T59">-</text:span></text:span><text:span text:style-name="symbol1_5f_cpp"><text:span text:style-name="T59">&gt;</text:span></text:span><text:span text:style-name="T59">FindInt32</text:span><text:span text:style-name="symbol0_5f_cpp"><text:span text:style-name="T59">(</text:span></text:span><text:span text:style-name="string_5f_cpp"><text:span text:style-name="T59">"index"</text:span></text:span><text:span text:style-name="T59">, </text:span><text:span text:style-name="symbol3_5f_cpp"><text:span text:style-name="T59">&amp;</text:span></text:span><text:span text:style-name="T59">index</text:span><text:span text:style-name="symbol0_5f_cpp"><text:span text:style-name="T59">)</text:span></text:span><text:span text:style-name="symbol4_5f_cpp"><text:span text:style-name="T59">;</text:span></text:span><text:span text:style-name="T59"> </text:span></text:p>
      <text:p text:style-name="CodeBlock"><text:span text:style-name="T59"><text:tab/><text:tab/><text:tab/></text:span><text:span text:style-name="keyword0_5f_cpp"><text:span text:style-name="T59">if</text:span></text:span><text:span text:style-name="T59"> </text:span><text:span text:style-name="symbol0_5f_cpp"><text:span text:style-name="T59">(</text:span></text:span><text:span text:style-name="T59">err </text:span><text:span text:style-name="symbol1_5f_cpp"><text:span text:style-name="T59">==</text:span></text:span><text:span text:style-name="T59"> B_OK</text:span><text:span text:style-name="symbol0_5f_cpp"><text:span text:style-name="T59">)</text:span></text:span><text:span text:style-name="T59"> </text:span></text:p>
      <text:p text:style-name="CodeBlock"><text:span text:style-name="T59"><text:tab/><text:tab/><text:tab/><text:tab/>child </text:span><text:span text:style-name="symbol1_5f_cpp"><text:span text:style-name="T59">=</text:span></text:span><text:span text:style-name="T59"> ChildAt</text:span><text:span text:style-name="symbol0_5f_cpp"><text:span text:style-name="T59">(</text:span></text:span><text:span text:style-name="T59">index</text:span><text:span text:style-name="symbol0_5f_cpp"><text:span text:style-name="T59">)</text:span></text:span><text:span text:style-name="symbol4_5f_cpp"><text:span text:style-name="T59">;</text:span></text:span><text:span text:style-name="T59"> </text:span></text:p>
      <text:p text:style-name="CodeBlock"><text:span text:style-name="T59"><text:tab/><text:tab/><text:tab/></text:span><text:span text:style-name="keyword0_5f_cpp"><text:span text:style-name="T59">break</text:span></text:span><text:span text:style-name="symbol4_5f_cpp"><text:span text:style-name="T59">;</text:span></text:span><text:span text:style-name="T59"> </text:span></text:p>
      <text:p text:style-name="CodeBlock"><text:span text:style-name="T59"><text:tab/><text:tab/></text:span><text:span text:style-name="symbol0_5f_cpp"><text:span text:style-name="T59">}</text:span></text:span><text:span text:style-name="T59"> </text:span></text:p>
      <text:p text:style-name="CodeBlock"><text:span text:style-name="T59"><text:tab/><text:tab/></text:span><text:span text:style-name="keyword0_5f_cpp"><text:span text:style-name="T59">case</text:span></text:span><text:span text:style-name="T59"> B_REVERSE_INDEX_SPECIFIER</text:span><text:span text:style-name="symbol4_5f_cpp"><text:span text:style-name="T59">:</text:span></text:span><text:span text:style-name="T59"> </text:span><text:span text:style-name="symbol0_5f_cpp"><text:span text:style-name="T59">{</text:span></text:span><text:span text:style-name="T59"> </text:span></text:p>
      <text:p text:style-name="CodeBlock"><text:span text:style-name="T59"><text:tab/><text:tab/><text:tab/>int32 rindex</text:span><text:span text:style-name="symbol4_5f_cpp"><text:span text:style-name="T59">;</text:span></text:span><text:span text:style-name="T59"> </text:span></text:p>
      <text:p text:style-name="CodeBlock"><text:span text:style-name="T59"><text:tab/><text:tab/><text:tab/>err </text:span><text:span text:style-name="symbol1_5f_cpp"><text:span text:style-name="T59">=</text:span></text:span><text:span text:style-name="T59"> specifier</text:span><text:span text:style-name="symbol2_5f_cpp"><text:span text:style-name="T59">-</text:span></text:span><text:span text:style-name="symbol1_5f_cpp"><text:span text:style-name="T59">&gt;</text:span></text:span><text:span text:style-name="T59">FindInt32</text:span><text:span text:style-name="symbol0_5f_cpp"><text:span text:style-name="T59">(</text:span></text:span><text:span text:style-name="string_5f_cpp"><text:span text:style-name="T59">"index"</text:span></text:span><text:span text:style-name="T59">, </text:span><text:span text:style-name="symbol3_5f_cpp"><text:span text:style-name="T59">&amp;</text:span></text:span><text:span text:style-name="T59">rindex</text:span><text:span text:style-name="symbol0_5f_cpp"><text:span text:style-name="T59">)</text:span></text:span><text:span text:style-name="symbol4_5f_cpp"><text:span text:style-name="T59">;</text:span></text:span><text:span text:style-name="T59"> </text:span></text:p>
      <text:p text:style-name="CodeBlock"><text:span text:style-name="T59"><text:tab/><text:tab/><text:tab/></text:span><text:span text:style-name="keyword0_5f_cpp"><text:span text:style-name="T59">if</text:span></text:span><text:span text:style-name="T59"> </text:span><text:span text:style-name="symbol0_5f_cpp"><text:span text:style-name="T59">(</text:span></text:span><text:span text:style-name="T59">err </text:span><text:span text:style-name="symbol1_5f_cpp"><text:span text:style-name="T59">==</text:span></text:span><text:span text:style-name="T59"> B_OK</text:span><text:span text:style-name="symbol0_5f_cpp"><text:span text:style-name="T59">)</text:span></text:span><text:span text:style-name="T59"> </text:span></text:p>
      <text:p text:style-name="CodeBlock"><text:span text:style-name="T59"><text:tab/><text:tab/><text:tab/><text:tab/>child </text:span><text:span text:style-name="symbol1_5f_cpp"><text:span text:style-name="T59">=</text:span></text:span><text:span text:style-name="T59"> ChildAt</text:span><text:span text:style-name="symbol0_5f_cpp"><text:span text:style-name="T59">(</text:span></text:span><text:span text:style-name="T59">CountChildren</text:span><text:span text:style-name="symbol0_5f_cpp"><text:span text:style-name="T59">()</text:span></text:span><text:span text:style-name="T59"> </text:span><text:span text:style-name="symbol2_5f_cpp"><text:span text:style-name="T59">-</text:span></text:span><text:span text:style-name="T59"> rindex</text:span><text:span text:style-name="symbol0_5f_cpp"><text:span text:style-name="T59">)</text:span></text:span><text:span text:style-name="symbol4_5f_cpp"><text:span text:style-name="T59">;</text:span></text:span><text:span text:style-name="T59"> </text:span></text:p>
      <text:p text:style-name="CodeBlock"><text:span text:style-name="T59"><text:tab/><text:tab/><text:tab/></text:span><text:span text:style-name="keyword0_5f_cpp"><text:span text:style-name="T59">break</text:span></text:span><text:span text:style-name="symbol4_5f_cpp"><text:span text:style-name="T59">;</text:span></text:span><text:span text:style-name="T59"> </text:span></text:p>
      <text:p text:style-name="CodeBlock"><text:span text:style-name="T59"><text:tab/><text:tab/></text:span><text:span text:style-name="symbol0_5f_cpp"><text:span text:style-name="T59">}</text:span></text:span><text:span text:style-name="T59"> </text:span></text:p>
      <text:p text:style-name="CodeBlock"><text:span text:style-name="T59"><text:tab/><text:tab/></text:span><text:span text:style-name="keyword0_5f_cpp"><text:span text:style-name="T59">case</text:span></text:span><text:span text:style-name="T59"> B_NAME_SPECIFIER</text:span><text:span text:style-name="symbol4_5f_cpp"><text:span text:style-name="T59">:</text:span></text:span><text:span text:style-name="T59"> </text:span><text:span text:style-name="symbol0_5f_cpp"><text:span text:style-name="T59">{</text:span></text:span><text:span text:style-name="T59"> </text:span></text:p>
      <text:p text:style-name="CodeBlock"><text:span text:style-name="T59"><text:tab/><text:tab/><text:tab/></text:span><text:span text:style-name="keyword3_5f_cpp"><text:span text:style-name="T59">const</text:span></text:span><text:span text:style-name="T59"> </text:span><text:span text:style-name="keyword3_5f_cpp"><text:span text:style-name="T59">char</text:span></text:span><text:span text:style-name="symbol2_5f_cpp"><text:span text:style-name="T59">*</text:span></text:span><text:span text:style-name="T59"> name</text:span><text:span text:style-name="symbol4_5f_cpp"><text:span text:style-name="T59">;</text:span></text:span><text:span text:style-name="T59"> </text:span></text:p>
      <text:p text:style-name="CodeBlock"><text:span text:style-name="T59"><text:tab/><text:tab/><text:tab/>err </text:span><text:span text:style-name="symbol1_5f_cpp"><text:span text:style-name="T59">=</text:span></text:span><text:span text:style-name="T59"> specifier</text:span><text:span text:style-name="symbol2_5f_cpp"><text:span text:style-name="T59">-</text:span></text:span><text:span text:style-name="symbol1_5f_cpp"><text:span text:style-name="T59">&gt;</text:span></text:span><text:span text:style-name="T59">FindString</text:span><text:span text:style-name="symbol0_5f_cpp"><text:span text:style-name="T59">(</text:span></text:span><text:span text:style-name="string_5f_cpp"><text:span text:style-name="T59">"name"</text:span></text:span><text:span text:style-name="T59">, </text:span><text:span text:style-name="symbol3_5f_cpp"><text:span text:style-name="T59">&amp;</text:span></text:span><text:span text:style-name="T59">name</text:span><text:span text:style-name="symbol0_5f_cpp"><text:span text:style-name="T59">)</text:span></text:span><text:span text:style-name="symbol4_5f_cpp"><text:span text:style-name="T59">;</text:span></text:span><text:span text:style-name="T59"> </text:span></text:p>
      <text:p text:style-name="CodeBlock"><text:span text:style-name="T59"><text:tab/><text:tab/><text:tab/></text:span><text:span text:style-name="keyword0_5f_cpp"><text:span text:style-name="T59">if</text:span></text:span><text:span text:style-name="T59"> </text:span><text:span text:style-name="symbol0_5f_cpp"><text:span text:style-name="T59">(</text:span></text:span><text:span text:style-name="T59">err </text:span><text:span text:style-name="symbol1_5f_cpp"><text:span text:style-name="T59">==</text:span></text:span><text:span text:style-name="T59"> B_OK</text:span><text:span text:style-name="symbol0_5f_cpp"><text:span text:style-name="T59">)</text:span></text:span><text:span text:style-name="T59"> </text:span></text:p>
      <text:p text:style-name="CodeBlock"><text:span text:style-name="T59"><text:tab/><text:tab/><text:tab/><text:tab/>child </text:span><text:span text:style-name="symbol1_5f_cpp"><text:span text:style-name="T59">=</text:span></text:span><text:span text:style-name="T59"> FindView</text:span><text:span text:style-name="symbol0_5f_cpp"><text:span text:style-name="T59">(</text:span></text:span><text:span text:style-name="T59">name</text:span><text:span text:style-name="symbol0_5f_cpp"><text:span text:style-name="T59">)</text:span></text:span><text:span text:style-name="symbol4_5f_cpp"><text:span text:style-name="T59">;</text:span></text:span><text:span text:style-name="T59"> </text:span></text:p>
      <text:p text:style-name="CodeBlock"><text:span text:style-name="T59"><text:tab/><text:tab/><text:tab/></text:span><text:span text:style-name="keyword0_5f_cpp"><text:span text:style-name="T59">break</text:span></text:span><text:span text:style-name="symbol4_5f_cpp"><text:span text:style-name="T59">;</text:span></text:span><text:span text:style-name="T59"> </text:span></text:p>
      <text:p text:style-name="CodeBlock"><text:span text:style-name="T59"><text:tab/><text:tab/></text:span><text:span text:style-name="symbol0_5f_cpp"><text:span text:style-name="T59">}</text:span></text:span><text:span text:style-name="T59"> </text:span></text:p>
      <text:p text:style-name="CodeBlock"><text:span text:style-name="T59"><text:tab/></text:span><text:span text:style-name="symbol0_5f_cpp"><text:span text:style-name="T59">}</text:span></text:span><text:span text:style-name="T59"> </text:span></text:p>
      <text:p text:style-name="P50"><text:tab/></text:p>
      <text:p text:style-name="CodeBlock"><text:span text:style-name="T59"><text:tab/></text:span><text:span text:style-name="comment0_5f_cpp"><text:span text:style-name="T59">// </text:span></text:span><text:span text:style-name="comment0_5f_cpp"><text:span text:style-name="T60">Pass the message to the proper child...</text:span></text:span></text:p>
      <text:p text:style-name="CodeBlock"><text:span text:style-name="T59"><text:tab/></text:span><text:span text:style-name="keyword0_5f_cpp"><text:span text:style-name="T59">if</text:span></text:span><text:span text:style-name="T59"> </text:span><text:span text:style-name="symbol0_5f_cpp"><text:span text:style-name="T59">(</text:span></text:span><text:span text:style-name="T59">child </text:span><text:span text:style-name="symbol3_5f_cpp"><text:span text:style-name="T59">!</text:span></text:span><text:span text:style-name="symbol1_5f_cpp"><text:span text:style-name="T59">=</text:span></text:span><text:span text:style-name="T59"> </text:span><text:span text:style-name="keyword1_5f_cpp"><text:span text:style-name="T59">NULL</text:span></text:span><text:span text:style-name="symbol0_5f_cpp"><text:span text:style-name="T59">)</text:span></text:span><text:span text:style-name="T59"> </text:span><text:span text:style-name="symbol0_5f_cpp"><text:span text:style-name="T59">{</text:span></text:span><text:span text:style-name="T59"> </text:span></text:p>
      <text:p text:style-name="CodeBlock"><text:span text:style-name="T59"><text:tab/><text:tab/>msg</text:span><text:span text:style-name="symbol2_5f_cpp"><text:span text:style-name="T59">-</text:span></text:span><text:span text:style-name="symbol1_5f_cpp"><text:span text:style-name="T59">&gt;</text:span></text:span><text:span text:style-name="T59">PopSpecifier</text:span><text:span text:style-name="symbol0_5f_cpp"><text:span text:style-name="T59">()</text:span></text:span><text:span text:style-name="symbol4_5f_cpp"><text:span text:style-name="T59">;</text:span></text:span><text:span text:style-name="T59"> </text:span></text:p>
      <text:p text:style-name="CodeBlock"><text:span text:style-name="T59"><text:tab/><text:tab/></text:span><text:span text:style-name="keyword0_5f_cpp"><text:span text:style-name="T59">return</text:span></text:span><text:span text:style-name="T59"> child</text:span><text:span text:style-name="symbol4_5f_cpp"><text:span text:style-name="T59">;</text:span></text:span><text:span text:style-name="T59"> </text:span></text:p>
      <text:p text:style-name="CodeBlock"><text:span text:style-name="T59"><text:tab/></text:span><text:span text:style-name="symbol0_5f_cpp"><text:span text:style-name="T59">}</text:span></text:span><text:span text:style-name="T59"> </text:span></text:p>
      <text:p text:style-name="P50"><text:tab/></text:p>
      <text:p text:style-name="CodeBlock"><text:span text:style-name="T59"><text:tab/></text:span><text:span text:style-name="comment0_5f_cpp"><text:span text:style-name="T59">// ...</text:span></text:span><text:span text:style-name="comment0_5f_cpp"><text:span text:style-name="T60">or not, if it wasn't found</text:span></text:span></text:p>
      <text:p text:style-name="CodeBlock"><text:span text:style-name="T59"><text:tab/></text:span><text:span text:style-name="keyword0_5f_cpp"><text:span text:style-name="T59">if</text:span></text:span><text:span text:style-name="T59"> </text:span><text:span text:style-name="symbol0_5f_cpp"><text:span text:style-name="T59">(</text:span></text:span><text:span text:style-name="T59">err </text:span><text:span text:style-name="symbol1_5f_cpp"><text:span text:style-name="T59">==</text:span></text:span><text:span text:style-name="T59"> B_OK</text:span><text:span text:style-name="symbol0_5f_cpp"><text:span text:style-name="T59">)</text:span></text:span><text:span text:style-name="T59"> </text:span></text:p>
      <text:p text:style-name="CodeBlock"><text:span text:style-name="T59"><text:tab/><text:tab/>err </text:span><text:span text:style-name="symbol1_5f_cpp"><text:span text:style-name="T59">=</text:span></text:span><text:span text:style-name="T59"> B_BAD_INDEX</text:span><text:span text:style-name="symbol4_5f_cpp"><text:span text:style-name="T59">;</text:span></text:span><text:span text:style-name="T59"> </text:span></text:p>
      <text:p text:style-name="P50"/>
      <text:p text:style-name="CodeBlock"><text:span text:style-name="T59"><text:tab/>replyMsg.</text:span><text:span text:style-name="member0_5f_cpp"><text:span text:style-name="T59">AddString</text:span></text:span><text:span text:style-name="symbol0_5f_cpp"><text:span text:style-name="T59">(</text:span></text:span><text:span text:style-name="string_5f_cpp"><text:span text:style-name="T59">"message"</text:span></text:span><text:span text:style-name="T59">, </text:span></text:p>
      <text:p text:style-name="CodeBlock"><text:soft-page-break/><text:span text:style-name="T59"><text:tab/><text:tab/></text:span><text:span text:style-name="string_5f_cpp"><text:span text:style-name="T59">"Cannot find view at/with specified index/name."</text:span></text:span><text:span text:style-name="symbol0_5f_cpp"><text:span text:style-name="T59">)</text:span></text:span><text:span text:style-name="symbol4_5f_cpp"><text:span text:style-name="T59">;</text:span></text:span><text:span text:style-name="T59"> </text:span></text:p>
      <text:p text:style-name="CodeBlock"><text:span text:style-name="T59"><text:tab/></text:span><text:span text:style-name="keyword0_5f_cpp"><text:span text:style-name="T59">break</text:span></text:span><text:span text:style-name="symbol4_5f_cpp"><text:span text:style-name="T59">;</text:span></text:span><text:span text:style-name="T59"> </text:span></text:p>
      <text:p text:style-name="CodeBlock"><text:span text:style-name="symbol0_5f_cpp"><text:span text:style-name="T59">}</text:span></text:span><text:span text:style-name="T59"> </text:span></text:p>
      <text:p text:style-name="P25"/>
      <text:p text:style-name="Text_20_body"><text:span text:style-name="T61">While this way also calls </text:span><text:span text:style-name="Code"><text:span text:style-name="T61">PopSpecifier()</text:span></text:span><text:span text:style-name="T61"> to avoid repeatedly processing the same specifier, it returns a non-</text:span><text:span text:style-name="Code"><text:span text:style-name="T61">NULL</text:span></text:span><text:span text:style-name="T61"> value because the BHandler targeted belongs to the same BLooper that initiated the specifier resolution.</text:span></text:p>
      <text:h text:style-name="Heading_20_3" text:outline-level="3"><text:span text:style-name="T53">ResolveSpecifier</text:span><text:span text:style-name="T55">()</text:span><text:span text:style-name="T53"> Method #</text:span><text:span text:style-name="T62">3</text:span><text:span text:style-name="T53">: </text:span><text:span text:style-name="T62">Resolution</text:span></text:h>
      <text:p text:style-name="Text_20_body"><text:span text:style-name="T63">Most specifiers will be resolved by the target that receives them, and this is, by far, the most common way of resolving specifiers. </text:span><text:span text:style-name="T64">In these instances, your control will return itself. If it isn't able to resolve everything, the control should return the parent class' version of </text:span><text:span text:style-name="Code"><text:span text:style-name="T64">ResolveSpecifier()</text:span></text:span><text:span text:style-name="T64">.</text:span></text:p>
      <text:p text:style-name="P26"/>
      <text:p text:style-name="CodeBlock"><text:span text:style-name="T65">BHandler </text:span><text:span text:style-name="symbol2_5f_cpp"><text:span text:style-name="T65">*</text:span></text:span><text:span text:style-name="T65"> </text:span></text:p>
      <text:p text:style-name="P41"><text:span text:style-name="T65">ColorWell</text:span><text:span text:style-name="symbol4_5f_cpp"><text:span text:style-name="T65">::</text:span></text:span><text:span text:style-name="member1_5f_cpp"><text:span text:style-name="T65">ResolveSpecifier</text:span></text:span><text:span text:style-name="symbol0_5f_cpp"><text:span text:style-name="T65">(</text:span></text:span><text:span text:style-name="T65">BMessage </text:span><text:span text:style-name="symbol2_5f_cpp"><text:span text:style-name="T65">*</text:span></text:span><text:span text:style-name="T65">msg, int32 index,</text:span></text:p>
      <text:p text:style-name="P41"><text:span text:style-name="T65"><text:tab/><text:tab/><text:tab/><text:tab/><text:tab/>BMessage </text:span><text:span text:style-name="symbol2_5f_cpp"><text:span text:style-name="T65">*</text:span></text:span><text:span text:style-name="T65">specifier, int32 what,</text:span></text:p>
      <text:p text:style-name="P41"><text:span text:style-name="T65"><text:tab/><text:tab/><text:tab/><text:tab/><text:tab/></text:span><text:span text:style-name="keyword3_5f_cpp"><text:span text:style-name="T65">const</text:span></text:span><text:span text:style-name="T65"> </text:span><text:span text:style-name="keyword3_5f_cpp"><text:span text:style-name="T65">char</text:span></text:span><text:span text:style-name="T65"> </text:span><text:span text:style-name="symbol2_5f_cpp"><text:span text:style-name="T65">*</text:span></text:span><text:span text:style-name="T65">property</text:span><text:span text:style-name="symbol0_5f_cpp"><text:span text:style-name="T65">)</text:span></text:span><text:span text:style-name="T65"> </text:span></text:p>
      <text:p text:style-name="CodeBlock"><text:span text:style-name="symbol0_5f_cpp"><text:span text:style-name="T65">{</text:span></text:span><text:span text:style-name="T65"> </text:span></text:p>
      <text:p text:style-name="CodeBlock"><text:span text:style-name="T65"><text:tab/>BPropertyInfo propertyInfo</text:span><text:span text:style-name="symbol0_5f_cpp"><text:span text:style-name="T65">(</text:span></text:span><text:span text:style-name="T65">sColorWellProperties</text:span><text:span text:style-name="symbol0_5f_cpp"><text:span text:style-name="T65">)</text:span></text:span><text:span text:style-name="symbol4_5f_cpp"><text:span text:style-name="T65">;</text:span></text:span><text:span text:style-name="T65"> </text:span></text:p>
      <text:p text:style-name="P42"><text:span text:style-name="T65"><text:tab/></text:span><text:span text:style-name="T66">int32 index </text:span><text:span text:style-name="symbol1_5f_cpp"><text:span text:style-name="T66">=</text:span></text:span><text:span text:style-name="T66"> </text:span><text:span text:style-name="T65">propertyInfo.</text:span><text:span text:style-name="member0_5f_cpp"><text:span text:style-name="T65">FindMatch</text:span></text:span><text:span text:style-name="symbol0_5f_cpp"><text:span text:style-name="T65">(</text:span></text:span><text:span text:style-name="T65">msg, index, specifier, what,</text:span></text:p>
      <text:p text:style-name="P42"><text:span text:style-name="T65"><text:tab/><text:tab/><text:tab/><text:tab/><text:tab/><text:tab/><text:tab/>property</text:span><text:span text:style-name="symbol0_5f_cpp"><text:span text:style-name="T65">)</text:span></text:span><text:span text:style-name="symbol4_5f_cpp"><text:span text:style-name="T65">;</text:span></text:span></text:p>
      <text:p text:style-name="P43"><text:span text:style-name="T65"><text:tab/></text:span><text:span text:style-name="comment0_5f_cpp"><text:span text:style-name="T65">// </text:span></text:span><text:span text:style-name="comment0_5f_cpp"><text:span text:style-name="T67">If the property happens to be one in ColorWell's list, return</text:span></text:span></text:p>
      <text:p text:style-name="P43"><text:span text:style-name="T67"><text:tab/></text:span><text:span text:style-name="comment0_5f_cpp"><text:span text:style-name="T67">// the ColorWell object.</text:span></text:span></text:p>
      <text:p text:style-name="P43"><text:span text:style-name="T65"><text:tab/></text:span><text:span text:style-name="keyword0_5f_cpp"><text:span text:style-name="T65">if</text:span></text:span><text:span text:style-name="T65"> </text:span><text:span text:style-name="symbol0_5f_cpp"><text:span text:style-name="T65">(</text:span></text:span><text:span text:style-name="T66">index</text:span><text:span text:style-name="T65"> </text:span><text:span text:style-name="symbol1_5f_cpp"><text:span text:style-name="T65">&gt;=</text:span></text:span><text:span text:style-name="T65"> </text:span><text:span text:style-name="number_5f_cpp"><text:span text:style-name="T65">0</text:span></text:span><text:span text:style-name="symbol0_5f_cpp"><text:span text:style-name="T65">)</text:span></text:span><text:span text:style-name="T65"> </text:span></text:p>
      <text:p text:style-name="CodeBlock"><text:span text:style-name="T65"><text:tab/><text:tab/></text:span><text:span text:style-name="keyword0_5f_cpp"><text:span text:style-name="T65">return</text:span></text:span><text:span text:style-name="T65"> </text:span><text:span text:style-name="keyword2_5f_cpp"><text:span text:style-name="T65">this</text:span></text:span><text:span text:style-name="symbol4_5f_cpp"><text:span text:style-name="T65">;</text:span></text:span><text:span text:style-name="T65"> </text:span></text:p>
      <text:p text:style-name="P51"><text:tab/></text:p>
      <text:p text:style-name="P43"><text:span text:style-name="T65"><text:tab/></text:span><text:span text:style-name="comment0_5f_cpp"><text:span text:style-name="T65">// </text:span></text:span><text:span text:style-name="comment0_5f_cpp"><text:span text:style-name="T67">If we make it this far, it means that it's not one we recognize,</text:span></text:span></text:p>
      <text:p text:style-name="P43"><text:span text:style-name="T67"><text:tab/></text:span><text:span text:style-name="comment0_5f_cpp"><text:span text:style-name="T67">// so we will return the inherited version.</text:span></text:span><text:span text:style-name="comment0_5f_cpp"><text:span text:style-name="T65"> </text:span></text:span></text:p>
      <text:p text:style-name="P42"><text:span text:style-name="T65"><text:tab/></text:span><text:span text:style-name="keyword0_5f_cpp"><text:span text:style-name="T65">return</text:span></text:span><text:span text:style-name="T65"> BControl</text:span><text:span text:style-name="symbol4_5f_cpp"><text:span text:style-name="T65">::</text:span></text:span><text:span text:style-name="member1_5f_cpp"><text:span text:style-name="T65">ResolveSpecifier</text:span></text:span><text:span text:style-name="symbol0_5f_cpp"><text:span text:style-name="T65">(</text:span></text:span><text:span text:style-name="T65">msg, index, specifier, what,</text:span></text:p>
      <text:p text:style-name="P42"><text:span text:style-name="T65"><text:tab/><text:tab/><text:tab/><text:tab/><text:tab/><text:tab/><text:tab/>property</text:span><text:span text:style-name="symbol0_5f_cpp"><text:span text:style-name="T65">)</text:span></text:span><text:span text:style-name="symbol4_5f_cpp"><text:span text:style-name="T65">;</text:span></text:span><text:span text:style-name="T65"> </text:span></text:p>
      <text:p text:style-name="CodeBlock"><text:span text:style-name="symbol0_5f_cpp"><text:span text:style-name="T65">}</text:span></text:span><text:span text:style-name="T65"> </text:span></text:p>
      <text:h text:style-name="P61" text:outline-level="2">Concluding Thoughts</text:h>
      <text:p text:style-name="Text_20_body"><text:span text:style-name="T6">Having finished with all three scripting-related functions, </text:span><text:span text:style-name="T68">we almost have a completely finished control. Sending messages to it via </text:span><text:span text:style-name="Code"><text:span text:style-name="T68">hey</text:span></text:span><text:span text:style-name="T68"> works the way it should, so now it's possible to change its color remotely. What could possibly be left? Only a little, as we'll see in the next lesson.</text:span></text:p>
      <text:h text:style-name="P61" text:outline-level="2">Going Further</text:h>
      <text:list xml:id="list302577392" text:style-name="L2">
        <text:list-item>
          <text:p text:style-name="P57">Setting each color channel individually is a lot of work. Come up with a way to set all three at once.</text:p>
        </text:list-item>
        <text:list-item>
          <text:p text:style-name="P57">Create properties to set the color using the HSL (Hue, Saturation, Luminance) color model.</text:p>
        </text:list-item>
      </text:lis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in" style:auto-text-indent="false"/>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italic" fo:font-weight="normal" style:font-size-asian="85%" style:font-style-asian="italic" style:font-weight-asian="normal" style:font-size-complex="85%" style:font-style-complex="italic" style:font-weight-complex="normal"/>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officeooo:rsid="0049f03e"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ight_20_CodeBlock" style:display-name="Tight CodeBlock" style:family="paragraph" style:parent-style-name="CodeBlock">
      <style:paragraph-properties>
        <style:tab-stops>
          <style:tab-stop style:position="0.3299in"/>
          <style:tab-stop style:position="0.6598in"/>
          <style:tab-stop style:position="1in"/>
          <style:tab-stop style:position="1.3299in"/>
          <style:tab-stop style:position="1.6598in"/>
          <style:tab-stop style:position="2in"/>
          <style:tab-stop style:position="2.3299in"/>
          <style:tab-stop style:position="2.6598in"/>
          <style:tab-stop style:position="3in"/>
          <style:tab-stop style:position="3.3299in"/>
          <style:tab-stop style:position="3.6598in"/>
          <style:tab-stop style:position="4in"/>
          <style:tab-stop style:position="4.3299in"/>
          <style:tab-stop style:position="4.6598in"/>
          <style:tab-stop style:position="5in"/>
        </style:tab-stops>
      </style:paragraph-properties>
      <style:text-properties officeooo:rsid="00a02b4d"/>
    </style:style>
    <style:style style:name="Code" style:family="text">
      <style:text-properties style:font-name="DejaVu Sans Mono2"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1" style:font-name-asian="DejaVu Sans Mono1" style:font-name-complex="DejaVu Sans Mono1"/>
    </style:style>
    <style:style style:name="Book_20_Reference" style:display-name="Book Referenc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proof-strike" style:family="text">
      <style:text-properties fo:color="#ff0000" style:text-line-through-style="solid" fo:background-color="#ffff00"/>
    </style:style>
    <style:style style:name="proof" style:family="text">
      <style:text-properties fo:color="#ff0000"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1-05-08T09:10:39</dc:date>
    <meta:editing-duration>PT119H24M30S</meta:editing-duration>
    <meta:editing-cycles>1886</meta:editing-cycles>
    <meta:generator>OpenOffice.org/3.2$Linux OpenOffice.org_project/320m19$Build-9505</meta:generator>
    <dc:creator>DarkWyrm </dc:creator>
    <meta:document-statistic meta:table-count="0" meta:image-count="1" meta:object-count="0" meta:page-count="13" meta:paragraph-count="549" meta:word-count="2860" meta:character-count="20561"/>
    <meta:user-defined meta:name="Info 1"/>
    <meta:user-defined meta:name="Info 2"/>
    <meta:user-defined meta:name="Info 3"/>
    <meta:user-defined meta:name="Info 4"/>
  </office:meta>
</office:document-meta>
</file>